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Timmana" svg:font-family="Timmana" style:font-pitch="variable"/>
  </office:font-face-decls>
  <office:automatic-styles>
    <style:style style:name="P1"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style:font-name-asian="Times New Roman2" style:font-size-asian="14pt" style:font-name-complex="Times New Roman2" style:font-size-complex="14pt"/>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style:font-name-asian="Times New Roman2" style:font-size-asian="14pt" style:font-name-complex="Times New Roman2" style:font-size-complex="14pt"/>
    </style:style>
    <style:style style:name="P3" style:family="paragraph" style:parent-style-name="Standard">
      <style:paragraph-properties fo:margin-left="0in" fo:margin-right="0in" fo:margin-top="0in" fo:margin-bottom="0in" style:contextual-spacing="false" fo:line-height="115%" fo:text-align="justify" style:justify-single-word="false" fo:text-indent="0.3752in" style:auto-text-indent="false"/>
      <style:text-properties fo:color="#000000" loext:opacity="100%" style:font-name="Times New Roman" fo:font-size="14pt" style:font-name-asian="Times New Roman2" style:font-size-asian="14pt" style:font-name-complex="Times New Roman2" style:font-size-complex="14pt"/>
    </style:style>
    <style:style style:name="P4" style:family="paragraph" style:parent-style-name="Standard">
      <style:paragraph-properties fo:margin-left="3.5437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5" style:family="paragraph" style:parent-style-name="Standard">
      <style:paragraph-properties fo:margin-left="0.5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style:font-name-asian="Times New Roman2" style:font-size-asian="14pt" style:font-name-complex="Times New Roman2" style:font-size-complex="14pt"/>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fo:color="#000000" loext:opacity="100%" style:font-name="Times New Roman" fo:font-size="14pt" style:font-name-asian="Times New Roman2" style:font-size-asian="14pt" style:font-name-complex="Times New Roman2" style:font-size-complex="14pt"/>
    </style:style>
    <style:style style:name="P8" style:family="paragraph" style:parent-style-name="Standard">
      <style:paragraph-properties fo:margin-top="0in" fo:margin-bottom="0in" style:contextual-spacing="false" fo:line-height="115%"/>
      <style:text-properties fo:color="#000000" loext:opacity="100%" style:font-name="Times New Roman" fo:font-size="14pt" style:font-name-asian="Times New Roman2" style:font-size-asian="14pt" style:font-name-complex="Times New Roman2" style:font-size-complex="14pt"/>
    </style:style>
    <style:style style:name="P9" style:family="paragraph" style:parent-style-name="Standard">
      <style:paragraph-properties fo:margin-left="0.5in" fo:margin-right="0in" fo:margin-top="0in" fo:margin-bottom="0in" style:contextual-spacing="false" fo:line-height="115%"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loext:padding="0.0193in" loext:border="0.06pt solid #d9d9e3"/>
    </style:style>
    <style:style style:name="P1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officeooo:paragraph-rsid="00718dad" style:font-name-asian="Times New Roman2" style:font-size-asian="14pt" style:font-weight-asian="bold" style:font-name-complex="Times New Roman2" style:font-size-complex="14pt" style:font-weight-complex="bold"/>
    </style:style>
    <style:style style:name="P13" style:family="paragraph" style:parent-style-name="Standard">
      <style:paragraph-properties fo:margin-left="0.248in" fo:margin-right="0in" fo:margin-top="0in" fo:margin-bottom="0in" style:contextual-spacing="false" fo:line-height="115%" fo:text-indent="0.2402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4"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fo:font-weight="bold" officeooo:rsid="0014a948" officeooo:paragraph-rsid="0014a948" style:font-name-asian="Times New Roman2" style:font-size-asian="14pt" style:font-weight-asian="bold" style:font-name-complex="Times New Roman2" style:font-size-complex="14pt" style:font-weight-complex="bold"/>
    </style:style>
    <style:style style:name="P15" style:family="paragraph" style:parent-style-name="Standard">
      <style:paragraph-properties fo:margin-left="0.5in" fo:margin-right="0in" fo:margin-top="0in" fo:margin-bottom="0in" style:contextual-spacing="false" fo:line-height="115%" fo:text-align="center" style:justify-single-word="false" fo:text-indent="0in" style:auto-text-indent="false"/>
      <style:text-properties fo:color="#000000" loext:opacity="100%" style:font-name="Times New Roman" fo:font-size="16pt" fo:font-weight="bold" style:font-name-asian="Times New Roman2" style:font-size-asian="16pt" style:font-weight-asian="bold" style:font-name-complex="Times New Roman2" style:font-size-complex="16pt" style:font-weight-complex="bold"/>
    </style:style>
    <style:style style:name="P16"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language="en" fo:country="US" style:font-name-asian="Courier New1" style:font-size-asian="10pt" style:font-name-complex="Courier New1" style:font-size-complex="10pt"/>
    </style:style>
    <style:style style:name="P17" style:family="paragraph" style:parent-style-name="Header">
      <style:paragraph-properties fo:margin-left="0in" fo:margin-right="-0.0799in" fo:text-align="end" style:justify-single-word="false" fo:orphans="0" fo:widows="0" fo:text-indent="0in" style:auto-text-indent="false"/>
    </style:style>
    <style:style style:name="P18" style:family="paragraph" style:parent-style-name="Header">
      <style:paragraph-properties fo:margin-left="-0.0799in" fo:margin-right="0in" fo:orphans="0" fo:widows="0" fo:text-indent="0in" style:auto-text-indent="false"/>
    </style:style>
    <style:style style:name="P19" style:family="paragraph" style:parent-style-name="Header">
      <style:paragraph-properties fo:text-align="center" style:justify-single-word="false" fo:orphans="0" fo:widows="0"/>
    </style:style>
    <style:style style:name="P20" style:family="paragraph" style:parent-style-name="Heading_20_1">
      <style:paragraph-properties fo:margin-top="0in" fo:margin-bottom="0in" style:contextual-spacing="false" fo:text-align="center" style:justify-single-word="false" fo:break-before="page"/>
    </style:style>
    <style:style style:name="P21" style:family="paragraph" style:parent-style-name="Standard">
      <style:paragraph-properties fo:margin-top="0in" fo:margin-bottom="0in" style:contextual-spacing="false" fo:line-height="115%" fo:text-align="justify" style:justify-single-word="false"/>
      <style:text-properties style:font-name="Times New Roman"/>
    </style:style>
    <style:style style:name="P2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style:style>
    <style:style style:name="P23" style:family="paragraph" style:parent-style-name="Standard">
      <style:paragraph-properties fo:margin-top="0in" fo:margin-bottom="0in" style:contextual-spacing="false" fo:line-height="115%" fo:text-align="center" style:justify-single-word="false"/>
      <style:text-properties style:font-name="Times New Roman"/>
    </style:style>
    <style:style style:name="P24" style:family="paragraph" style:parent-style-name="Standard">
      <style:paragraph-properties fo:margin-top="0in" fo:margin-bottom="0in" style:contextual-spacing="false" fo:line-height="115%"/>
      <style:text-properties style:font-name="Times New Roman" style:font-name-asian="Times New Roman2" style:font-name-complex="Times New Roman2"/>
    </style:style>
    <style:style style:name="P25" style:family="paragraph" style:parent-style-name="Standard">
      <style:paragraph-properties fo:margin-top="0in" fo:margin-bottom="0in" style:contextual-spacing="false" fo:line-height="115%"/>
      <style:text-properties style:font-name="Times New Roman" officeooo:rsid="0065d863" officeooo:paragraph-rsid="0065d863" style:font-name-asian="Times New Roman2" style:font-name-complex="Times New Roman2"/>
    </style:style>
    <style:style style:name="P26" style:family="paragraph" style:parent-style-name="Heading_20_1">
      <style:paragraph-properties fo:margin-top="0in" fo:margin-bottom="0in" style:contextual-spacing="false" fo:line-height="115%" fo:text-align="center" style:justify-single-word="false" fo:break-before="page"/>
      <style:text-properties style:font-name="Times New Roman" style:font-name-asian="Times New Roman2"/>
    </style:style>
    <style:style style:name="P27" style:family="paragraph" style:parent-style-name="Heading_20_1">
      <style:paragraph-properties fo:margin-left="0in" fo:margin-right="0in" fo:margin-top="0in" fo:margin-bottom="0in" style:contextual-spacing="false" fo:text-indent="0.4925in" style:auto-text-indent="false" fo:break-before="page"/>
      <style:text-properties style:font-name="Times New Roman" style:font-name-asian="Times New Roman2"/>
    </style:style>
    <style:style style:name="P28" style:family="paragraph" style:parent-style-name="Heading_20_1">
      <style:paragraph-properties fo:margin-top="0in" fo:margin-bottom="0in" style:contextual-spacing="false" fo:text-align="center" style:justify-single-word="false" fo:break-before="page"/>
      <style:text-properties style:font-name="Times New Roman" style:font-name-asian="Times New Roman2"/>
    </style:style>
    <style:style style:name="P29" style:family="paragraph" style:parent-style-name="Heading_20_1">
      <style:paragraph-properties fo:margin-left="0in" fo:margin-right="0in" fo:margin-top="0in" fo:margin-bottom="0in" style:contextual-spacing="false" fo:text-indent="0in" style:auto-text-indent="false"/>
      <style:text-properties style:font-name="Times New Roman" officeooo:paragraph-rsid="0065d863" style:font-name-asian="Times New Roman2"/>
    </style:style>
    <style:style style:name="P30" style:family="paragraph" style:parent-style-name="Standard">
      <style:paragraph-properties fo:margin-top="0in" fo:margin-bottom="0in" style:contextual-spacing="false" fo:line-height="115%" fo:text-align="center" style:justify-single-word="false"/>
      <style:text-properties style:font-name="Times New Roman" officeooo:rsid="003d1937" officeooo:paragraph-rsid="003d1937"/>
    </style:style>
    <style:style style:name="P31" style:family="paragraph" style:parent-style-name="Heading_20_1">
      <style:paragraph-properties fo:margin-top="0in" fo:margin-bottom="0in" style:contextual-spacing="false" fo:line-height="115%" fo:text-align="center" style:justify-single-word="false"/>
      <style:text-properties style:font-name="Times New Roman" fo:font-size="14pt" style:font-name-asian="Times New Roman2" style:font-size-asian="14pt" style:font-size-complex="14pt"/>
    </style:style>
    <style:style style:name="P32"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0056" style:font-name-asian="Times New Roman2" style:font-size-asian="14pt" style:font-name-complex="Times New Roman2" style:font-size-complex="14pt"/>
    </style:style>
    <style:style style:name="P33"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32aa" style:font-name-asian="Times New Roman2" style:font-size-asian="14pt" style:font-name-complex="Times New Roman2" style:font-size-complex="14pt"/>
    </style:style>
    <style:style style:name="P34" style:family="paragraph" style:parent-style-name="Text_20_body">
      <style:paragraph-properties fo:margin-top="0in" fo:margin-bottom="0in" style:contextual-spacing="false" fo:line-height="115%" fo:padding="0.0193in" fo:border="0.06pt solid #d9d9e3"/>
      <style:text-properties style:font-name="Times New Roman" fo:font-size="14pt" style:font-size-asian="14pt" style:font-size-complex="14pt" loext:padding="0.0193in" loext:border="0.06pt solid #d9d9e3"/>
    </style:style>
    <style:style style:name="P35" style:family="paragraph" style:parent-style-name="Text_20_body">
      <style:paragraph-properties fo:margin-top="0in" fo:margin-bottom="0in" style:contextual-spacing="false" fo:line-height="115%" fo:padding="0.0193in" fo:border="0.06pt solid #d9d9e3"/>
      <style:text-properties style:font-name="Times New Roman" fo:font-size="14pt" officeooo:rsid="003ad8b1" officeooo:paragraph-rsid="003ad8b1" style:font-size-asian="14pt" style:font-size-complex="14pt" loext:padding="0.0193in" loext:border="0.06pt solid #d9d9e3"/>
    </style:style>
    <style:style style:name="P36" style:family="paragraph" style:parent-style-name="Text_20_body">
      <style:paragraph-properties fo:margin-top="0in" fo:margin-bottom="0in" style:contextual-spacing="false" fo:padding="0.0193in" fo:border="0.06pt solid #d9d9e3"/>
      <style:text-properties style:font-name="Times New Roman" fo:font-size="14pt" style:font-size-asian="14pt" style:font-size-complex="14pt"/>
    </style:style>
    <style:style style:name="P37" style:family="paragraph" style:parent-style-name="Text_20_body">
      <style:paragraph-properties fo:margin-top="0in" fo:margin-bottom="0in" style:contextual-spacing="false" fo:padding="0.0193in" fo:border="0.06pt solid #d9d9e3"/>
      <style:text-properties style:font-name="Times New Roman" fo:font-size="14pt" officeooo:paragraph-rsid="001acf64" style:font-size-asian="14pt" style:font-size-complex="14pt"/>
    </style:style>
    <style:style style:name="P38" style:family="paragraph" style:parent-style-name="Text_20_body">
      <style:paragraph-properties fo:margin-top="0in" fo:margin-bottom="0in" style:contextual-spacing="false" fo:padding="0.0193in" fo:border="0.06pt solid #d9d9e3"/>
      <style:text-properties style:font-name="Times New Roman" fo:font-size="14pt" officeooo:rsid="002d8c64" officeooo:paragraph-rsid="002d8c64" style:font-size-asian="14pt" style:font-size-complex="14pt"/>
    </style:style>
    <style:style style:name="P39" style:family="paragraph" style:parent-style-name="Text_20_body">
      <style:paragraph-properties fo:margin-top="0in" fo:margin-bottom="0in" style:contextual-spacing="false" fo:padding="0.0193in" fo:border="0.06pt solid #d9d9e3"/>
      <style:text-properties style:font-name="Times New Roman" fo:font-size="14pt" officeooo:rsid="002f0868" officeooo:paragraph-rsid="002f0868" style:font-size-asian="14pt" style:font-size-complex="14pt"/>
    </style:style>
    <style:style style:name="P40" style:family="paragraph" style:parent-style-name="Text_20_body">
      <style:paragraph-properties fo:margin-top="0in" fo:margin-bottom="0in" style:contextual-spacing="false"/>
      <style:text-properties style:font-name="Times New Roman" loext:padding="0.0193in" loext:border="0.06pt solid #d9d9e3"/>
    </style:style>
    <style:style style:name="P41"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543742"/>
    </style:style>
    <style:style style:name="P42"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1c45e1"/>
    </style:style>
    <style:style style:name="P43" style:family="paragraph" style:parent-style-name="Standard">
      <style:paragraph-properties fo:margin-top="0in" fo:margin-bottom="0in" style:contextual-spacing="false"/>
      <style:text-properties style:font-name="Times New Roman"/>
    </style:style>
    <style:style style:name="P44" style:family="paragraph" style:parent-style-name="Standard">
      <style:paragraph-properties fo:margin-left="0in" fo:margin-right="0in" fo:margin-top="0in" fo:margin-bottom="0in" style:contextual-spacing="false" fo:text-indent="0.4925in" style:auto-text-indent="false"/>
      <style:text-properties style:font-name="Times New Roman"/>
    </style:style>
    <style:style style:name="P45" style:family="paragraph" style:parent-style-name="Heading_20_1">
      <style:paragraph-properties fo:margin-left="0in" fo:margin-right="0in" fo:margin-top="0in" fo:margin-bottom="0in" style:contextual-spacing="false" fo:text-indent="0in" style:auto-text-indent="false" fo:break-before="page"/>
      <style:text-properties officeooo:paragraph-rsid="0065d863"/>
    </style:style>
    <style:style style:name="P46"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1.1866in" style:auto-text-indent="false" style:page-number="auto" fo:background-color="transparent" fo:keep-with-next="always" style:writing-mode="lr-tb">
        <style:tab-stops>
          <style:tab-stop style:position="-1.1272in"/>
        </style:tab-stops>
      </style:paragraph-properties>
      <style:text-properties officeooo:paragraph-rsid="00460607"/>
    </style:style>
    <style:style style:name="P47"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0.8118in" style:auto-text-indent="false" style:page-number="auto" fo:background-color="transparent" fo:keep-with-next="always" style:writing-mode="lr-tb">
        <style:tab-stops>
          <style:tab-stop style:position="0.8047in"/>
          <style:tab-stop style:position="1.0035in"/>
          <style:tab-stop style:position="1.4965in"/>
          <style:tab-stop style:position="1.6283in"/>
        </style:tab-stops>
      </style:paragraph-properties>
      <style:text-properties officeooo:paragraph-rsid="00460607"/>
    </style:style>
    <style:style style:name="P48"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49"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50"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51"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52"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53" style:family="paragraph" style:parent-style-name="Standard">
      <loext:graphic-properties draw:fill="none"/>
      <style:paragraph-properties fo:margin-left="0in" fo:margin-right="0in" fo:margin-top="0in" fo:margin-bottom="0in" style:contextual-spacing="false" fo:line-height="108%"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718dad"/>
    </style:style>
    <style:style style:name="P54" style:family="paragraph" style:parent-style-name="Heading_20_2">
      <style:paragraph-properties fo:margin-top="0in" fo:margin-bottom="0in" style:contextual-spacing="false"/>
      <style:text-properties officeooo:paragraph-rsid="0051fbe2"/>
    </style:style>
    <style:style style:name="P55" style:family="paragraph" style:parent-style-name="Heading_20_2">
      <style:paragraph-properties fo:margin-top="0in" fo:margin-bottom="0in" style:contextual-spacing="false"/>
    </style:style>
    <style:style style:name="P56" style:family="paragraph" style:parent-style-name="Heading_20_2">
      <style:paragraph-properties fo:margin-top="0in" fo:margin-bottom="0in" style:contextual-spacing="false" fo:text-align="justify" style:justify-single-word="false"/>
      <style:text-properties officeooo:paragraph-rsid="005cdfba"/>
    </style:style>
    <style:style style:name="P57" style:family="paragraph" style:parent-style-name="Standard">
      <style:paragraph-properties fo:margin-top="0in" fo:margin-bottom="0in" style:contextual-spacing="false" fo:text-align="justify" style:justify-single-word="false"/>
      <style:text-properties officeooo:paragraph-rsid="005cdfba"/>
    </style:style>
    <style:style style:name="P58"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1390" style:font-size-asian="14pt" style:font-size-complex="14pt"/>
    </style:style>
    <style:style style:name="P59"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81390" style:font-size-asian="14pt" style:font-size-complex="14pt"/>
    </style:style>
    <style:style style:name="P60"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f73b" style:font-size-asian="14pt" style:font-size-complex="14pt"/>
    </style:style>
    <style:style style:name="P61"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font-size-complex="14pt"/>
    </style:style>
    <style:style style:name="P6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1fbe2" style:font-size-asian="14pt" style:font-size-complex="14pt"/>
    </style:style>
    <style:style style:name="P63"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0718dad" style:font-size-asian="14pt" style:font-size-complex="14pt"/>
    </style:style>
    <style:style style:name="P6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0543742" style:font-size-asian="14pt" style:language-asian="en" style:country-asian="US" style:font-size-complex="14pt" style:language-complex="ar" style:country-complex="SA"/>
    </style:style>
    <style:style style:name="P65"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b409e" style:font-size-asian="14pt" style:language-asian="en" style:country-asian="US" style:font-size-complex="14pt" style:language-complex="ar" style:country-complex="SA"/>
    </style:style>
    <style:style style:name="P6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language-asian="en" style:country-asian="US" style:font-size-complex="14pt" style:language-complex="ar" style:country-complex="SA"/>
    </style:style>
    <style:style style:name="P67"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d36d5" style:font-size-asian="14pt" style:language-asian="en" style:country-asian="US" style:font-size-complex="14pt" style:language-complex="ar" style:country-complex="SA"/>
    </style:style>
    <style:style style:name="P68"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647520" style:font-size-asian="14pt" style:language-asian="en" style:country-asian="US" style:font-size-complex="14pt" style:language-complex="ar" style:country-complex="SA"/>
    </style:style>
    <style:style style:name="P69"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4ff8dc" style:font-name-asian="Times New Roman2" style:font-size-asian="14pt" style:language-asian="en" style:country-asian="US" style:font-size-complex="14pt" style:language-complex="ar" style:country-complex="SA"/>
    </style:style>
    <style:style style:name="P70"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9a772" style:font-name-asian="Times New Roman2" style:font-size-asian="14pt" style:language-asian="en" style:country-asian="US" style:font-size-complex="14pt" style:language-complex="ar" style:country-complex="SA"/>
    </style:style>
    <style:style style:name="P71"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1fbe2" style:font-name-asian="Times New Roman2" style:font-size-asian="14pt" style:language-asian="en" style:country-asian="US" style:font-size-complex="14pt" style:language-complex="ar" style:country-complex="SA"/>
    </style:style>
    <style:style style:name="P72" style:family="paragraph" style:parent-style-name="Standard">
      <style:paragraph-properties fo:margin-top="0in" fo:margin-bottom="0in" style:contextual-spacing="false" fo:line-height="115%" fo:text-align="justify" style:justify-single-word="false"/>
      <style:text-properties style:font-name="Times new roman" officeooo:paragraph-rsid="004ff8dc"/>
    </style:style>
    <style:style style:name="P73" style:family="paragraph" style:parent-style-name="Standard">
      <style:paragraph-properties fo:margin-top="0in" fo:margin-bottom="0in" style:contextual-spacing="false" fo:line-height="115%" fo:text-align="justify" style:justify-single-word="false"/>
      <style:text-properties style:font-name="Times new roman" officeooo:paragraph-rsid="0059a772"/>
    </style:style>
    <style:style style:name="P74" style:family="paragraph" style:parent-style-name="Standard">
      <style:paragraph-properties fo:margin-top="0in" fo:margin-bottom="0in" style:contextual-spacing="false"/>
      <style:text-properties style:font-name="Times new roman" officeooo:rsid="004ff8dc" officeooo:paragraph-rsid="0051fbe2" style:font-name-asian="Times New Roman2" style:language-asian="en" style:country-asian="US" style:language-complex="ar" style:country-complex="SA"/>
    </style:style>
    <style:style style:name="P75" style:family="paragraph" style:parent-style-name="Standard">
      <style:paragraph-properties fo:margin-top="0in" fo:margin-bottom="0in" style:contextual-spacing="false" fo:line-height="115%" fo:text-align="justify" style:justify-single-word="false"/>
      <style:text-properties officeooo:paragraph-rsid="0052ab77"/>
    </style:style>
    <style:style style:name="P7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0543742"/>
    </style:style>
    <style:style style:name="P77" style:family="paragraph" style:parent-style-name="Text_20_body">
      <style:paragraph-properties fo:margin-top="0in" fo:margin-bottom="0in" style:contextual-spacing="false" fo:line-height="115%" fo:text-align="start" style:justify-single-word="false" fo:orphans="2" fo:widows="2" fo:padding="0.0193in" fo:border="0.06pt solid #d9d9e3"/>
      <style:text-properties officeooo:paragraph-rsid="002d8c64"/>
    </style:style>
    <style:style style:name="P78"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82dfe6"/>
    </style:style>
    <style:style style:name="P79" style:family="paragraph" style:parent-style-name="Standard">
      <loext:graphic-properties draw:fill="none"/>
      <style:paragraph-properties fo:margin-left="0in" fo:margin-right="0in" fo:margin-top="0.1665in" fo:margin-bottom="0in" style:contextual-spacing="false" fo:line-height="115%" fo:text-align="start" style:justify-single-word="false" fo:orphans="2" fo:widows="2" fo:text-indent="0in" style:auto-text-indent="false" fo:background-color="transparent" style:writing-mode="lr-tb"/>
      <style:text-properties officeooo:paragraph-rsid="011573fb"/>
    </style:style>
    <style:style style:name="P80" style:family="paragraph" style:parent-style-name="Heading_20_1" style:master-page-name="">
      <loext:graphic-properties draw:fill="none"/>
      <style:paragraph-properties fo:margin-left="0in" fo:margin-right="0in" fo:margin-top="0.1665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11573fb"/>
    </style:style>
    <style:style style:name="P81" style:family="paragraph" style:parent-style-name="Heading_20_2"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82"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1acf64" officeooo:paragraph-rsid="001acf64" style:font-size-asian="14pt" style:font-size-complex="14pt"/>
    </style:style>
    <style:style style:name="P83"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size-complex="14pt"/>
    </style:style>
    <style:style style:name="P84"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b8a64" style:font-size-asian="14pt" style:font-size-complex="14pt"/>
    </style:style>
    <style:style style:name="P85"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cef49" style:font-size-asian="14pt" style:font-size-complex="14pt"/>
    </style:style>
    <style:style style:name="P86"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7f5f6" style:font-size-asian="14pt" style:font-size-complex="14pt"/>
    </style:style>
    <style:style style:name="P87"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9a98a" style:font-size-asian="14pt" style:font-size-complex="14pt"/>
    </style:style>
    <style:style style:name="P88"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weight-asian="normal" style:font-size-complex="14pt" style:font-weight-complex="normal"/>
    </style:style>
    <style:style style:name="P89" style:family="paragraph" style:parent-style-name="Text_20_body">
      <style:paragraph-properties fo:margin-top="0in" fo:margin-bottom="0in" style:contextual-spacing="false" fo:padding="0.0193in" fo:border="0.06pt solid #d9d9e3"/>
      <style:text-properties fo:font-variant="normal" fo:text-transform="none" style:use-window-font-color="true" loext:opacity="0%" style:font-name="Times New Roman" fo:font-size="14pt" fo:letter-spacing="normal" fo:font-style="normal" fo:font-weight="normal" officeooo:paragraph-rsid="002d8c64" style:font-size-asian="14pt" style:font-weight-asian="normal" style:font-size-complex="14pt" style:font-weight-complex="normal"/>
    </style:style>
    <style:style style:name="P90" style:family="paragraph" style:parent-style-name="Standard">
      <style:paragraph-properties fo:margin-left="0in" fo:margin-right="0in" fo:margin-top="0in" fo:margin-bottom="0in" style:contextual-spacing="false" fo:line-height="115%" fo:text-align="justify" style:justify-single-word="false" fo:text-indent="0.5in" style:auto-text-indent="false"/>
      <style:text-properties fo:font-variant="normal" fo:text-transform="none" fo:color="#000000" loext:opacity="100%" style:font-name="Times New Roman" fo:font-size="14pt" fo:letter-spacing="normal" fo:font-style="normal" fo:font-weight="normal" style:font-name-asian="Times New Roman2" style:font-size-asian="14pt" style:font-name-complex="Times New Roman2" style:font-size-complex="14pt"/>
    </style:style>
    <style:style style:name="P91" style:family="paragraph" style:parent-style-name="Standard">
      <style:paragraph-properties fo:margin-left="0in" fo:margin-right="0in" fo:margin-top="0in" fo:margin-bottom="0in" style:contextual-spacing="false" fo:text-indent="0.4925in" style:auto-text-indent="false"/>
      <style:text-properties officeooo:paragraph-rsid="002d8c64"/>
    </style:style>
    <style:style style:name="P92" style:family="paragraph" style:parent-style-name="Text_20_body">
      <style:paragraph-properties fo:margin-top="0in" fo:margin-bottom="0in" style:contextual-spacing="false" fo:padding="0.0193in" fo:border="0.06pt solid #d9d9e3"/>
      <style:text-properties officeooo:paragraph-rsid="002d8c64"/>
    </style:style>
    <style:style style:name="P93" style:family="paragraph" style:parent-style-name="Standard">
      <style:paragraph-properties fo:margin-left="0in" fo:margin-right="0in" fo:margin-top="0in" fo:margin-bottom="0in" style:contextual-spacing="false" fo:text-indent="0.4925in" style:auto-text-indent="false"/>
      <style:text-properties officeooo:rsid="002d8c64" officeooo:paragraph-rsid="002d8c64"/>
    </style:style>
    <style:style style:name="P94" style:family="paragraph" style:parent-style-name="Standard">
      <style:paragraph-properties fo:margin-left="0in" fo:margin-right="0in" fo:margin-top="0in" fo:margin-bottom="0in" style:contextual-spacing="false" fo:text-indent="0in" style:auto-text-indent="false"/>
      <style:text-properties officeooo:paragraph-rsid="001c45e1"/>
    </style:style>
    <style:style style:name="P95" style:family="paragraph" style:parent-style-name="Standard">
      <style:paragraph-properties fo:margin-left="0in" fo:margin-right="0in" fo:margin-top="0in" fo:margin-bottom="0in" style:contextual-spacing="false" fo:text-indent="0in" style:auto-text-indent="false"/>
      <style:text-properties officeooo:paragraph-rsid="003d1937"/>
    </style:style>
    <style:style style:name="P96" style:family="paragraph" style:parent-style-name="Contents_20_1">
      <style:paragraph-properties>
        <style:tab-stops>
          <style:tab-stop style:position="6.498in" style:type="right" style:leader-style="dotted" style:leader-text="."/>
        </style:tab-stops>
      </style:paragraph-properties>
      <style:text-properties officeooo:paragraph-rsid="00c8ecda"/>
    </style:style>
    <style:style style:name="P97" style:family="paragraph" style:parent-style-name="Contents_20_2">
      <style:paragraph-properties>
        <style:tab-stops>
          <style:tab-stop style:position="6.498in" style:type="right" style:leader-style="dotted" style:leader-text="."/>
        </style:tab-stops>
      </style:paragraph-properties>
      <style:text-properties officeooo:paragraph-rsid="00c8ecda"/>
    </style:style>
    <style:style style:name="P98" style:family="paragraph" style:parent-style-name="Contents_20_Heading">
      <style:paragraph-properties fo:text-align="center" style:justify-single-word="false"/>
      <style:text-properties fo:language="en" fo:country="US" officeooo:paragraph-rsid="00c8ecda"/>
    </style:style>
    <style:style style:name="P99"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style:use-window-font-color="true" loext:opacity="0%" style:font-name="Times New Roman" fo:font-size="14pt" officeooo:paragraph-rsid="00cb8a64" style:font-size-asian="14pt" style:font-size-complex="14pt"/>
    </style:style>
    <style:style style:name="P100" style:family="paragraph" style:parent-style-name="Heading_20_2">
      <style:text-properties officeooo:paragraph-rsid="0115e755"/>
    </style:style>
    <style:style style:name="P101" style:family="paragraph" style:parent-style-name="Standard">
      <style:text-properties officeooo:paragraph-rsid="0115e755"/>
    </style:style>
    <style:style style:name="P102"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P103"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P104"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P105"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P106" style:family="paragraph" style:parent-style-name="Heading_20_1" style:master-page-name="">
      <loext:graphic-properties draw:fill="none"/>
      <style:paragraph-properties fo:margin-left="0in" fo:margin-right="0in" fo:margin-top="0.1665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26f7b51"/>
    </style:style>
    <style:style style:name="P107" style:family="paragraph" style:parent-style-name="Heading_20_1">
      <style:paragraph-properties fo:margin-top="0in" fo:margin-bottom="0in" style:contextual-spacing="false" fo:text-align="center" style:justify-single-word="false" fo:break-before="page"/>
      <style:text-properties style:font-name="Times New Roman"/>
    </style:style>
    <style:style style:name="P108" style:family="paragraph" style:parent-style-name="Heading_20_2">
      <style:text-properties officeooo:paragraph-rsid="0191f64e"/>
    </style:style>
    <style:style style:name="P109" style:family="paragraph" style:parent-style-name="Heading_20_2">
      <style:text-properties officeooo:paragraph-rsid="0197dfab"/>
    </style:style>
    <style:style style:name="P110" style:family="paragraph" style:parent-style-name="Heading_20_2">
      <style:text-properties officeooo:paragraph-rsid="01dd64b4"/>
    </style:style>
    <style:style style:name="P111" style:family="paragraph" style:parent-style-name="Heading_20_3">
      <style:paragraph-properties fo:margin-top="0in" fo:margin-bottom="0in" style:contextual-spacing="false" fo:line-height="115%" fo:text-align="justify" style:justify-single-word="false"/>
      <style:text-properties officeooo:paragraph-rsid="01f854c3"/>
    </style:style>
    <style:style style:name="P112" style:family="paragraph" style:parent-style-name="Standard" style:master-page-name="First_20_Page">
      <style:paragraph-properties fo:margin-top="0in" fo:margin-bottom="0in" style:contextual-spacing="false" fo:line-height="115%" fo:text-align="center" style:justify-single-word="false" style:page-number="auto"/>
      <style:text-properties fo:color="#000000" loext:opacity="100%" style:font-name="Times New Roman" fo:font-size="14pt" style:font-name-asian="Times New Roman2" style:font-size-asian="14pt" style:font-name-complex="Times New Roman2" style:font-size-complex="14pt"/>
    </style:style>
    <style:style style:name="P113"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0718dad" style:font-size-asian="14pt" style:font-size-complex="14pt"/>
    </style:style>
    <style:style style:name="P114"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538ba" style:font-size-asian="14pt" style:font-size-complex="14pt"/>
    </style:style>
    <style:style style:name="P115"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8f576" style:font-size-asian="14pt" style:font-size-complex="14pt"/>
    </style:style>
    <style:style style:name="P116"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0718dad" style:font-size-asian="14pt" style:font-size-complex="14pt"/>
    </style:style>
    <style:style style:name="P117"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6accd9" style:font-size-asian="14pt" style:font-size-complex="14pt"/>
    </style:style>
    <style:style style:name="P118"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7b79" style:font-size-asian="14pt" style:font-size-complex="14pt"/>
    </style:style>
    <style:style style:name="P119"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e7d8" style:font-size-asian="14pt" style:font-size-complex="14pt"/>
    </style:style>
    <style:style style:name="P120"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rsid="016accd9" officeooo:paragraph-rsid="016accd9" style:font-size-asian="14pt" style:font-size-complex="14pt"/>
    </style:style>
    <style:style style:name="P121" style:family="paragraph" style:parent-style-name="Standard" style:list-styl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paragraph-properties>
    </style:style>
    <style:style style:name="P122" style:family="paragraph" style:parent-style-name="Standard">
      <style:paragraph-properties fo:margin-top="0in" fo:margin-bottom="0in" style:contextual-spacing="false" fo:line-height="115%" fo:text-align="justify" style:justify-single-word="false"/>
      <style:text-properties officeooo:paragraph-rsid="0197dfab"/>
    </style:style>
    <style:style style:name="P123" style:family="paragraph" style:parent-style-name="Standard">
      <style:paragraph-properties fo:margin-top="0in" fo:margin-bottom="0in" style:contextual-spacing="false" fo:line-height="115%" fo:text-align="justify" style:justify-single-word="false"/>
      <style:text-properties officeooo:paragraph-rsid="01adb9c0"/>
    </style:style>
    <style:style style:name="P124" style:family="paragraph" style:parent-style-name="Standard">
      <style:paragraph-properties fo:margin-top="0in" fo:margin-bottom="0in" style:contextual-spacing="false" fo:line-height="115%" fo:text-align="justify" style:justify-single-word="false"/>
      <style:text-properties officeooo:paragraph-rsid="01b55636"/>
    </style:style>
    <style:style style:name="P125" style:family="paragraph" style:parent-style-name="Standard">
      <style:paragraph-properties fo:margin-top="0in" fo:margin-bottom="0in" style:contextual-spacing="false" fo:line-height="115%" fo:text-align="justify" style:justify-single-word="false"/>
      <style:text-properties officeooo:paragraph-rsid="01c10642"/>
    </style:style>
    <style:style style:name="P126" style:family="paragraph" style:parent-style-name="Standard">
      <style:paragraph-properties fo:margin-top="0in" fo:margin-bottom="0in" style:contextual-spacing="false" fo:line-height="115%" fo:text-align="justify" style:justify-single-word="false"/>
      <style:text-properties officeooo:paragraph-rsid="01ec5aa7"/>
    </style:style>
    <style:style style:name="P127" style:family="paragraph" style:parent-style-name="Standard">
      <style:paragraph-properties fo:margin-top="0in" fo:margin-bottom="0in" style:contextual-spacing="false" fo:line-height="115%" fo:text-align="justify" style:justify-single-word="false"/>
      <style:text-properties officeooo:paragraph-rsid="01f854c3"/>
    </style:style>
    <style:style style:name="P128" style:family="paragraph" style:parent-style-name="Standard">
      <style:paragraph-properties fo:margin-top="0in" fo:margin-bottom="0in" style:contextual-spacing="false" fo:line-height="115%" fo:text-align="justify" style:justify-single-word="false"/>
      <style:text-properties officeooo:paragraph-rsid="02640b55"/>
    </style:style>
    <style:style style:name="P129" style:family="paragraph" style:parent-style-name="Standard">
      <style:paragraph-properties fo:margin-top="0in" fo:margin-bottom="0in" style:contextual-spacing="false" fo:line-height="115%"/>
      <style:text-properties officeooo:paragraph-rsid="0245ab3b"/>
    </style:style>
    <style:style style:name="P13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799597" style:font-size-asian="14pt" style:font-size-complex="14pt" style:font-weight-complex="bold"/>
    </style:style>
    <style:style style:name="P131" style:family="paragraph" style:parent-style-name="Standard">
      <style:paragraph-properties fo:margin-top="0in" fo:margin-bottom="0in" style:contextual-spacing="false" fo:line-height="115%" fo:text-align="justify" style:justify-single-word="false"/>
      <style:text-properties style:font-name="Times New Roman" fo:font-size="14pt" officeooo:rsid="0115e755" officeooo:paragraph-rsid="0115e755" style:font-size-asian="14pt" style:font-size-complex="14pt"/>
    </style:style>
    <style:style style:name="P13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6d31d5" style:font-size-asian="14pt" style:font-size-complex="14pt"/>
    </style:style>
    <style:style style:name="P13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799597" style:font-size-asian="14pt" style:font-size-complex="14pt"/>
    </style:style>
    <style:style style:name="P13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6d31d5" style:font-size-asian="14pt" style:font-size-complex="14pt"/>
    </style:style>
    <style:style style:name="P13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style>
    <style:style style:name="P13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27e19b5" officeooo:paragraph-rsid="027e19b5" style:font-size-asian="14pt" style:font-size-complex="14pt"/>
    </style:style>
    <style:style style:name="P137"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32aa" style:font-name-asian="Times New Roman2" style:font-size-asian="14pt" style:font-name-complex="Times New Roman2" style:font-size-complex="14pt"/>
    </style:style>
    <style:style style:name="P138" style:family="paragraph" style:parent-style-name="Standard">
      <style:paragraph-properties fo:margin-top="0in" fo:margin-bottom="0in" style:contextual-spacing="false" fo:line-height="115%" fo:text-align="justify" style:justify-single-word="false"/>
      <style:text-properties style:font-name="Times New Roman" fo:font-size="14pt" officeooo:rsid="015d0546" officeooo:paragraph-rsid="016538ba" style:font-name-asian="Times New Roman2" style:font-size-asian="14pt" style:font-name-complex="Times New Roman2" style:font-size-complex="14pt"/>
    </style:style>
    <style:style style:name="P13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69c77c"/>
    </style:style>
    <style:style style:name="P140"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paragraph-rsid="011f7eaf" style:font-size-asian="14pt" style:font-style-asian="normal" style:font-size-complex="14pt" style:font-style-complex="normal"/>
    </style:style>
    <style:style style:name="P141"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style:font-name="Times New Roman"/>
    </style:style>
    <style:style style:name="P14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style:font-name-asian="Times New Roman2" style:font-name-complex="Times New Roman2"/>
    </style:style>
    <style:style style:name="P143" style:family="paragraph" style:parent-style-name="Standard">
      <style:paragraph-properties fo:margin-top="0in" fo:margin-bottom="0in" style:contextual-spacing="false" fo:text-align="center" style:justify-single-word="false"/>
      <style:text-properties style:font-name="Times New Roman"/>
    </style:style>
    <style:style style:name="P144" style:family="paragraph" style:parent-style-name="Standard">
      <style:text-properties fo:font-variant="normal" fo:text-transform="none" style:use-window-font-color="true" loext:opacity="0%" style:font-name="Times New Roman" fo:font-size="14pt" fo:letter-spacing="normal" fo:font-style="normal" fo:font-weight="normal" style:font-size-asian="14pt" style:font-size-complex="14pt" style:font-weight-complex="bold"/>
    </style:style>
    <style:style style:name="P14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paragraph-rsid="02783884" style:font-size-asian="14pt" style:font-size-complex="14pt"/>
    </style:style>
    <style:style style:name="P146" style:family="paragraph" style:parent-style-name="Standard">
      <style:paragraph-properties fo:margin-top="0in" fo:margin-bottom="0in" style:contextual-spacing="false" fo:line-height="115%" fo:text-align="justify" style:justify-single-word="false"/>
      <style:text-properties fo:font-size="14pt" officeooo:paragraph-rsid="02640b55" style:font-size-asian="14pt" style:font-size-complex="14pt"/>
    </style:style>
    <style:style style:name="P14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48504" style:font-size-asian="14pt" style:font-size-complex="14pt"/>
    </style:style>
    <style:style style:name="P14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size-complex="14pt"/>
    </style:style>
    <style:style style:name="P14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1848504" style:font-size-asian="14pt" style:font-size-complex="14pt"/>
    </style:style>
    <style:style style:name="P150"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adb9c0" style:font-size-asian="14pt" style:font-size-complex="14pt"/>
    </style:style>
    <style:style style:name="P151"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dd9854" style:font-size-asian="14pt" style:font-size-complex="14pt"/>
    </style:style>
    <style:style style:name="P152" style:family="paragraph" style:parent-style-name="Standard">
      <style:paragraph-properties fo:margin-top="0in" fo:margin-bottom="0in" style:contextual-spacing="false" fo:line-height="115%"/>
      <style:text-properties style:font-name="Times New Roman" fo:font-size="14pt" officeooo:paragraph-rsid="0245ab3b" style:font-size-asian="14pt" style:font-size-complex="14pt"/>
    </style:style>
    <style:style style:name="P153" style:family="paragraph" style:parent-style-name="Standard">
      <style:paragraph-properties fo:margin-top="0in" fo:margin-bottom="0in" style:contextual-spacing="false" fo:line-height="115%"/>
      <style:text-properties style:font-name="Times New Roman" fo:font-size="14pt" officeooo:paragraph-rsid="0258970a" style:font-size-asian="14pt" style:font-size-complex="14pt"/>
    </style:style>
    <style:style style:name="P154" style:family="paragraph" style:parent-style-name="Standard">
      <style:paragraph-properties fo:margin-top="0in" fo:margin-bottom="0in" style:contextual-spacing="false" fo:line-height="115%"/>
      <style:text-properties style:font-name="Times New Roman" fo:font-size="14pt" officeooo:rsid="01ef3950" officeooo:paragraph-rsid="01ef5728" style:font-size-asian="14pt" style:font-size-complex="14pt"/>
    </style:style>
    <style:style style:name="P155" style:family="paragraph" style:parent-style-name="Standard">
      <style:paragraph-properties fo:margin-top="0in" fo:margin-bottom="0in" style:contextual-spacing="false" fo:line-height="115%"/>
      <style:text-properties style:font-name="Times New Roman" fo:font-size="14pt" officeooo:rsid="01f125b7" officeooo:paragraph-rsid="01f125b7" style:font-size-asian="14pt" style:font-size-complex="14pt"/>
    </style:style>
    <style:style style:name="P156" style:family="paragraph" style:parent-style-name="Standard">
      <style:paragraph-properties fo:margin-top="0in" fo:margin-bottom="0in" style:contextual-spacing="false" fo:line-height="115%"/>
      <style:text-properties style:font-name="Times New Roman" fo:font-size="14pt" officeooo:rsid="01f125b7" officeooo:paragraph-rsid="01f854c3" style:font-size-asian="14pt" style:font-size-complex="14pt"/>
    </style:style>
    <style:style style:name="P157" style:family="paragraph" style:parent-style-name="Standard">
      <style:paragraph-properties fo:margin-top="0in" fo:margin-bottom="0in" style:contextual-spacing="false" fo:line-height="115%"/>
      <style:text-properties style:font-name="Times New Roman" fo:font-size="14pt" officeooo:rsid="024e40b5" officeooo:paragraph-rsid="024e40b5" style:font-size-asian="14pt" style:font-size-complex="14pt"/>
    </style:style>
    <style:style style:name="P158"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f854c3"/>
    </style:style>
    <style:style style:name="P159"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b8aa8"/>
    </style:style>
    <style:style style:name="P160"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c5efb"/>
    </style:style>
    <style:style style:name="P161"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ecec8"/>
    </style:style>
    <style:style style:name="P16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640b55"/>
    </style:style>
    <style:style style:name="P163" style:family="paragraph" style:parent-style-name="Standard">
      <style:paragraph-properties fo:margin-top="0in" fo:margin-bottom="0in" style:contextual-spacing="false" fo:line-height="115%" fo:text-align="justify" style:justify-single-word="false"/>
      <style:text-properties style:font-name="Times New Roman" fo:font-size="14pt" officeooo:rsid="0228acfa" officeooo:paragraph-rsid="01f854c3"/>
    </style:style>
    <style:style style:name="P164" style:family="paragraph" style:parent-style-name="Standard">
      <style:text-properties officeooo:paragraph-rsid="0191f64e"/>
    </style:style>
    <style:style style:name="P165" style:family="paragraph" style:parent-style-name="Standard">
      <style:text-properties officeooo:rsid="019d1587" officeooo:paragraph-rsid="0197dfab"/>
    </style:style>
    <style:style style:name="P166"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officeooo:paragraph-rsid="0197dfab" style:font-size-asian="14pt" style:font-size-complex="14pt"/>
    </style:style>
    <style:style style:name="P16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font-weight-complex="bold"/>
    </style:style>
    <style:style style:name="P16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style>
    <style:style style:name="P169" style:family="paragraph" style:parent-style-name="Text_20_body">
      <style:paragraph-properties fo:margin-top="0in" fo:margin-bottom="0in" style:contextual-spacing="false" fo:padding="0.0193in" fo:border="0.06pt solid #d9d9e3"/>
      <style:text-properties style:font-name="Times New Roman" fo:font-size="14pt" officeooo:paragraph-rsid="01332c50" style:font-size-asian="14pt" style:font-size-complex="14pt"/>
    </style:style>
    <style:style style:name="P170"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paragraph-rsid="01503517"/>
    </style:style>
    <style:style style:name="P171"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rsid="01848504" officeooo:paragraph-rsid="01848504"/>
    </style:style>
    <style:style style:name="P172"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officeooo:paragraph-rsid="013197a1" style:font-size-asian="14pt" style:font-size-complex="14pt"/>
    </style:style>
    <style:style style:name="P173"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style:font-size-asian="14pt" style:font-size-complex="14pt"/>
    </style:style>
    <style:style style:name="P174" style:family="paragraph" style:parent-style-name="Text_20_body">
      <style:paragraph-properties fo:margin-top="0in" fo:margin-bottom="0in" style:contextual-spacing="false" fo:line-height="115%" fo:text-align="justify" style:justify-single-word="false" fo:padding="0.0193in" fo:border="0.06pt solid #d9d9e3"/>
    </style:style>
    <style:style style:name="P175"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529b6"/>
    </style:style>
    <style:style style:name="P176"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83a44"/>
    </style:style>
    <style:style style:name="P177" style:family="paragraph" style:parent-style-name="Text_20_body">
      <style:paragraph-properties fo:margin-top="0in" fo:margin-bottom="0in" style:contextual-spacing="false" fo:line-height="115%" fo:text-align="justify" style:justify-single-word="false"/>
      <style:text-properties officeooo:paragraph-rsid="01f854c3"/>
    </style:style>
    <style:style style:name="P178" style:family="paragraph" style:parent-style-name="Text_20_body">
      <style:paragraph-properties fo:margin-top="0in" fo:margin-bottom="0in" style:contextual-spacing="false" fo:padding="0.0193in" fo:border="0.06pt solid #d9d9e3"/>
      <style:text-properties officeooo:paragraph-rsid="002f0868"/>
    </style:style>
    <style:style style:name="T1" style:family="text">
      <style:text-properties fo:color="#000000" loext:opacity="100%" style:font-name="Times New Roman1" fo:font-size="14pt" style:font-name-asian="Times New Roman2" style:font-size-asian="14pt" style:font-name-complex="Times New Roman2" style:font-size-complex="14pt"/>
    </style:style>
    <style:style style:name="T2" style:family="text">
      <style:text-properties fo:color="#000000" loext:opacity="100%" fo:font-size="14pt" style:font-name-asian="Times New Roman2" style:font-size-asian="14pt" style:font-name-complex="Times New Roman2" style:font-size-complex="14pt"/>
    </style:style>
    <style:style style:name="T3" style:family="text">
      <style:text-properties fo:color="#000000" loext:opacity="100%" fo:font-size="14pt" officeooo:rsid="0014a948" style:font-name-asian="Times New Roman2" style:font-size-asian="14pt" style:font-name-complex="Times New Roman2" style:font-size-complex="14pt"/>
    </style:style>
    <style:style style:name="T4" style:family="text">
      <style:text-properties fo:color="#000000" loext:opacity="100%" fo:font-size="14pt" officeooo:rsid="0274d00a" style:font-name-asian="Times New Roman2" style:font-size-asian="14pt" style:font-name-complex="Times New Roman2" style:font-size-complex="14pt"/>
    </style:style>
    <style:style style:name="T5" style:family="text">
      <style:text-properties fo:color="#000000" loext:opacity="100%" fo:font-weight="normal" officeooo:rsid="0025a8a9" style:font-name-asian="Times New Roman2" style:language-asian="en" style:country-asian="US" style:font-weight-asian="normal" style:font-name-complex="Times New Roman2" style:language-complex="ar" style:country-complex="SA" style:font-weight-complex="normal"/>
    </style:style>
    <style:style style:name="T6" style:family="text">
      <style:text-properties fo:color="#000000" loext:opacity="100%" fo:font-weight="normal" officeooo:rsid="00481390" style:font-name-asian="Times New Roman2" style:language-asian="en" style:country-asian="US" style:font-weight-asian="normal" style:font-name-complex="Times New Roman2" style:language-complex="ar" style:country-complex="SA" style:font-weight-complex="normal"/>
    </style:style>
    <style:style style:name="T7" style:family="text">
      <style:text-properties fo:color="#000000" loext:opacity="100%" fo:font-style="italic" fo:font-weight="normal" officeooo:rsid="0025a8a9" style:font-name-asian="Times New Roman2" style:language-asian="en" style:country-asian="US" style:font-style-asian="italic" style:font-weight-asian="normal" style:font-name-complex="Times New Roman2" style:language-complex="ar" style:country-complex="SA" style:font-style-complex="italic" style:font-weight-complex="normal"/>
    </style:style>
    <style:style style:name="T8" style:family="text">
      <style:text-properties fo:color="#000000" loext:opacity="100%" fo:font-size="16pt" fo:font-weight="bold" officeooo:rsid="0091a8f1" style:font-name-asian="Times New Roman2" style:font-size-asian="16pt" style:font-weight-asian="bold" style:font-name-complex="F" style:font-size-complex="16pt"/>
    </style:style>
    <style:style style:name="T9" style:family="text">
      <style:text-properties fo:color="#000000" loext:opacity="100%" fo:font-size="16pt" fo:font-weight="bold" officeooo:rsid="026f7b51" style:font-name-asian="Times New Roman2" style:font-size-asian="16pt" style:font-weight-asian="bold" style:font-name-complex="F" style:font-size-complex="16pt"/>
    </style:style>
    <style:style style:name="T10" style:family="text">
      <style:text-properties fo:text-transform="uppercase" fo:color="#000000" loext:opacity="100%" style:font-name="Times New Roman1" fo:font-size="14pt" style:font-name-asian="Times New Roman2" style:font-size-asian="14pt" style:font-name-complex="Times New Roman2" style:font-size-complex="14pt"/>
    </style:style>
    <style:style style:name="T11" style:family="text">
      <style:text-properties fo:font-size="14pt" officeooo:rsid="003258f1" style:font-size-asian="14pt" style:font-size-complex="14pt"/>
    </style:style>
    <style:style style:name="T12" style:family="text">
      <style:text-properties fo:font-size="14pt" style:font-size-asian="14pt" style:language-asian="en" style:country-asian="US" style:font-size-complex="14pt" style:language-complex="ar" style:country-complex="SA"/>
    </style:style>
    <style:style style:name="T13" style:family="text">
      <style:text-properties fo:font-size="14pt" officeooo:rsid="0059a772" style:font-size-asian="14pt" style:language-asian="en" style:country-asian="US" style:font-size-complex="14pt" style:language-complex="ar" style:country-complex="SA"/>
    </style:style>
    <style:style style:name="T14" style:family="text">
      <style:text-properties fo:font-size="14pt" officeooo:rsid="004ff8dc" style:font-name-asian="Times New Roman2" style:font-size-asian="14pt" style:language-asian="en" style:country-asian="US" style:font-size-complex="14pt" style:language-complex="ar" style:country-complex="SA"/>
    </style:style>
    <style:style style:name="T15" style:family="text">
      <style:text-properties fo:font-size="14pt" fo:font-style="italic" style:font-size-asian="14pt" style:language-asian="en" style:country-asian="US" style:font-style-asian="italic" style:font-size-complex="14pt" style:language-complex="ar" style:country-complex="SA" style:font-style-complex="italic"/>
    </style:style>
    <style:style style:name="T16" style:family="text">
      <style:text-properties fo:font-size="14pt" fo:font-style="italic" officeooo:rsid="004ff8dc" style:font-name-asian="Times New Roman2" style:font-size-asian="14pt" style:language-asian="en" style:country-asian="US" style:font-style-asian="italic" style:font-size-complex="14pt" style:language-complex="ar" style:country-complex="SA" style:font-style-complex="italic"/>
    </style:style>
    <style:style style:name="T17" style:family="text">
      <style:text-properties style:font-name-asian="Times New Roman2"/>
    </style:style>
    <style:style style:name="T18" style:family="text">
      <style:text-properties style:font-name-asian="Times New Roman2" style:font-style-complex="italic"/>
    </style:style>
    <style:style style:name="T19" style:family="text">
      <style:text-properties officeooo:rsid="004ff8dc" style:font-name-asian="Times New Roman2" style:language-asian="en" style:country-asian="US" style:language-complex="ar" style:country-complex="SA"/>
    </style:style>
    <style:style style:name="T20" style:family="text">
      <style:text-properties officeooo:rsid="005cdfba" style:font-name-asian="Times New Roman2" style:language-asian="en" style:country-asian="US" style:language-complex="ar" style:country-complex="SA"/>
    </style:style>
    <style:style style:name="T21" style:family="text">
      <style:text-properties officeooo:rsid="01162b6d" style:font-name-asian="Times New Roman2"/>
    </style:style>
    <style:style style:name="T22" style:family="text">
      <style:text-properties officeooo:rsid="01198e8a" style:font-name-asian="Times New Roman2"/>
    </style:style>
    <style:style style:name="T23" style:family="text">
      <style:text-properties officeooo:rsid="011a0b7f" style:font-name-asian="Times New Roman2"/>
    </style:style>
    <style:style style:name="T24" style:family="text">
      <style:text-properties officeooo:rsid="011a0b7f" style:font-name-asian="Times New Roman2" style:font-name-complex="Times New Roman2"/>
    </style:style>
    <style:style style:name="T25" style:family="text">
      <style:text-properties officeooo:rsid="0122f2fa" style:font-name-asian="Times New Roman2" style:font-name-complex="Times New Roman2"/>
    </style:style>
    <style:style style:name="T26" style:family="text">
      <style:text-properties officeooo:rsid="01258e42" style:font-name-asian="Times New Roman2" style:font-name-complex="Times New Roman2"/>
    </style:style>
    <style:style style:name="T27" style:family="text">
      <style:text-properties officeooo:rsid="0128cc51" style:font-name-asian="Times New Roman2" style:font-name-complex="Times New Roman2"/>
    </style:style>
    <style:style style:name="T28" style:family="text">
      <style:text-properties officeooo:rsid="0191f64e" style:font-name-asian="Times New Roman2" style:font-name-complex="Times New Roman2"/>
    </style:style>
    <style:style style:name="T29" style:family="text">
      <style:text-properties officeooo:rsid="01927edf" style:font-name-asian="Times New Roman2" style:font-name-complex="Times New Roman2"/>
    </style:style>
    <style:style style:name="T30" style:family="text">
      <style:text-properties officeooo:rsid="001849e7"/>
    </style:style>
    <style:style style:name="T31" style:family="text">
      <style:text-properties officeooo:rsid="001acf64"/>
    </style:style>
    <style:style style:name="T32" style:family="text">
      <style:text-properties fo:font-variant="normal" fo:text-transform="none" style:use-window-font-color="true" loext:opacity="0%" style:font-name="Times New Roman" fo:font-size="14pt" fo:letter-spacing="normal" fo:font-style="normal" style:font-size-asian="14pt" style:font-size-complex="14pt" loext:padding="0.0193in" loext:border="0.06pt solid #d9d9e3"/>
    </style:style>
    <style:style style:name="T33" style:family="text">
      <style:text-properties fo:font-variant="normal" fo:text-transform="none" style:use-window-font-color="true" loext:opacity="0%" style:font-name="Times New Roman" fo:font-size="14pt" fo:letter-spacing="normal" fo:font-style="normal" officeooo:rsid="001acf64" style:font-size-asian="14pt" style:font-size-complex="14pt" loext:padding="0.0193in" loext:border="0.06pt solid #d9d9e3"/>
    </style:style>
    <style:style style:name="T34" style:family="text">
      <style:text-properties fo:font-variant="normal" fo:text-transform="none" style:use-window-font-color="true" loext:opacity="0%" style:font-name="Times New Roman" fo:font-size="14pt" fo:letter-spacing="normal" fo:font-style="normal" officeooo:rsid="00718dad" style:font-size-asian="14pt" style:font-size-complex="14pt" loext:padding="0.0193in" loext:border="0.06pt solid #d9d9e3"/>
    </style:style>
    <style:style style:name="T35" style:family="text">
      <style:text-properties fo:font-variant="normal" fo:text-transform="none" style:use-window-font-color="true" loext:opacity="0%" style:font-name="Times New Roman" fo:font-size="14pt" fo:letter-spacing="normal" fo:font-style="normal" officeooo:rsid="0082dfe6" style:font-size-asian="14pt" style:font-size-complex="14pt" loext:padding="0.0193in" loext:border="0.06pt solid #d9d9e3"/>
    </style:style>
    <style:style style:name="T36"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style:style>
    <style:style style:name="T37"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style:style>
    <style:style style:name="T38"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loext:padding="0.0193in" loext:border="0.06pt solid #d9d9e3"/>
    </style:style>
    <style:style style:name="T39"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loext:padding="0.0193in" loext:border="0.06pt solid #d9d9e3"/>
    </style:style>
    <style:style style:name="T40" style:family="text">
      <style:text-properties fo:font-variant="normal" fo:text-transform="none" style:use-window-font-color="true" loext:opacity="0%" style:font-name="Times New Roman" fo:font-size="14pt" fo:letter-spacing="normal" fo:font-style="normal" fo:font-weight="bold" officeooo:rsid="001acf64" style:font-size-asian="14pt" style:font-weight-asian="bold" style:font-size-complex="14pt" style:font-weight-complex="bold" loext:padding="0.0193in" loext:border="0.06pt solid #d9d9e3"/>
    </style:style>
    <style:style style:name="T41"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42" style:family="text">
      <style:text-properties fo:font-variant="normal" fo:text-transform="none" style:use-window-font-color="true" loext:opacity="0%" style:font-name="Times New Roman" fo:font-size="14pt" fo:letter-spacing="normal" fo:font-style="italic" fo:font-weight="normal" officeooo:rsid="002d8c64" style:font-size-asian="14pt" style:font-style-asian="italic" style:font-weight-asian="normal" style:font-size-complex="14pt" style:font-style-complex="italic" style:font-weight-complex="normal"/>
    </style:style>
    <style:style style:name="T43" style:family="text">
      <style:text-properties fo:font-variant="normal" fo:text-transform="none" style:use-window-font-color="true" loext:opacity="0%" style:font-name="Times New Roman" fo:letter-spacing="normal" fo:font-style="normal" fo:font-weight="normal" officeooo:rsid="0175e7d8" style:font-style-asian="italic" style:font-style-complex="italic"/>
    </style:style>
    <style:style style:name="T44" style:family="text">
      <style:text-properties fo:font-variant="normal" fo:text-transform="none" style:use-window-font-color="true" loext:opacity="0%" style:font-name="Times New Roman" fo:letter-spacing="normal" fo:font-style="italic" fo:font-weight="normal" officeooo:rsid="0175e7d8" style:font-style-asian="italic" style:font-style-complex="italic"/>
    </style:style>
    <style:style style:name="T45" style:family="text">
      <style:text-properties fo:font-variant="normal" fo:text-transform="none" style:use-window-font-color="true" loext:opacity="0%" style:font-name="Times new roman" fo:font-size="14pt" fo:letter-spacing="normal" fo:font-style="normal" fo:font-weight="normal" style:font-name-asian="Times New Roman2" style:font-size-asian="14pt" style:font-name-complex="Times New Roman2" style:font-size-complex="14pt"/>
    </style:style>
    <style:style style:name="T46" style:family="text">
      <style:text-properties fo:font-variant="normal" fo:text-transform="none" style:use-window-font-color="true" loext:opacity="0%" style:font-name="Times new roman" fo:font-size="14pt" fo:letter-spacing="normal" fo:font-style="normal" fo:font-weight="normal" officeooo:rsid="004e04b2" style:font-name-asian="Times New Roman2" style:font-size-asian="14pt" style:font-name-complex="Times New Roman2" style:font-size-complex="14pt"/>
    </style:style>
    <style:style style:name="T47" style:family="text">
      <style:text-properties fo:font-variant="normal" fo:text-transform="none" style:use-window-font-color="true" loext:opacity="0%" style:font-name="Times new roman" fo:font-size="14pt" fo:letter-spacing="normal" fo:font-style="italic" fo:font-weight="normal" style:font-name-asian="Times New Roman2" style:font-size-asian="14pt" style:font-style-asian="italic" style:font-name-complex="Times New Roman2" style:font-size-complex="14pt" style:font-style-complex="italic"/>
    </style:style>
    <style:style style:name="T48" style:family="text">
      <style:text-properties fo:font-variant="normal" fo:text-transform="none" style:use-window-font-color="true" loext:opacity="0%" fo:letter-spacing="normal" fo:font-style="normal" fo:font-weight="normal" style:font-size-asian="14pt" style:font-size-complex="14pt"/>
    </style:style>
    <style:style style:name="T49" style:family="text">
      <style:text-properties fo:font-variant="normal" fo:text-transform="none" style:use-window-font-color="true" loext:opacity="0%" fo:letter-spacing="normal" fo:font-style="normal" fo:font-weight="normal" officeooo:rsid="018c518b" style:font-size-asian="14pt" style:font-size-complex="14pt"/>
    </style:style>
    <style:style style:name="T50" style:family="text">
      <style:text-properties fo:font-variant="normal" fo:text-transform="none" style:use-window-font-color="true" loext:opacity="0%" fo:letter-spacing="normal" fo:font-style="normal" fo:font-weight="normal" officeooo:rsid="018cc526" style:font-size-asian="14pt" style:font-size-complex="14pt"/>
    </style:style>
    <style:style style:name="T51" style:family="text">
      <style:text-properties fo:font-variant="normal" fo:text-transform="none" style:use-window-font-color="true" loext:opacity="0%" fo:letter-spacing="normal" fo:font-style="normal" fo:font-weight="normal" style:font-size-asian="14pt" style:font-name-complex="Times New Roman2" style:font-size-complex="14pt"/>
    </style:style>
    <style:style style:name="T52" style:family="text">
      <style:text-properties fo:font-variant="normal" fo:text-transform="none" style:use-window-font-color="true" loext:opacity="0%" fo:letter-spacing="normal" fo:font-style="normal" fo:font-weight="normal" style:font-name-complex="Times New Roman2"/>
    </style:style>
    <style:style style:name="T53" style:family="text">
      <style:text-properties fo:font-variant="normal" fo:text-transform="none" style:use-window-font-color="true" loext:opacity="0%" fo:letter-spacing="normal" fo:font-style="normal" fo:font-weight="normal" officeooo:rsid="0189c292" style:font-name-complex="Times New Roman2"/>
    </style:style>
    <style:style style:name="T54" style:family="text">
      <style:text-properties fo:font-variant="normal" fo:text-transform="none" style:use-window-font-color="true" loext:opacity="0%" fo:letter-spacing="normal" fo:font-style="normal" fo:font-weight="normal" officeooo:rsid="0189d815" style:font-name-complex="Times New Roman2"/>
    </style:style>
    <style:style style:name="T55" style:family="text">
      <style:text-properties fo:font-variant="normal" fo:text-transform="none" style:use-window-font-color="true" loext:opacity="0%" fo:letter-spacing="normal" fo:font-style="normal" fo:font-weight="normal" officeooo:rsid="018c4b21" style:font-name-complex="Times New Roman2"/>
    </style:style>
    <style:style style:name="T56" style:family="text">
      <style:text-properties fo:font-variant="normal" fo:text-transform="none" style:use-window-font-color="true" loext:opacity="0%" fo:letter-spacing="normal"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57" style:family="text">
      <style:text-properties fo:font-variant="normal" fo:text-transform="none" style:use-window-font-color="true" loext:opacity="0%" fo:letter-spacing="normal" fo:font-style="normal" fo:font-weight="normal" officeooo:rsid="0268c278" fo:background-color="transparent" loext:char-shading-value="0" style:font-size-asian="14pt" style:font-style-asian="normal" style:font-weight-asian="normal" style:font-size-complex="14pt" style:font-style-complex="normal" style:font-weight-complex="normal"/>
    </style:style>
    <style:style style:name="T58" style:family="text">
      <style:text-properties fo:font-variant="normal" fo:text-transform="none" style:use-window-font-color="true" loext:opacity="0%" fo:letter-spacing="normal" fo:font-style="normal" fo:font-weight="normal" officeooo:rsid="0155e2ad" fo:background-color="transparent" loext:char-shading-value="0" style:font-size-asian="14pt" style:font-style-asian="normal" style:font-weight-asian="normal" style:font-size-complex="14pt" style:font-style-complex="normal" style:font-weight-complex="normal"/>
    </style:style>
    <style:style style:name="T59" style:family="text">
      <style:text-properties fo:font-variant="normal" fo:text-transform="none" style:use-window-font-color="true" loext:opacity="0%" fo:letter-spacing="normal" fo:font-style="normal" fo:font-weight="normal" officeooo:rsid="00e4ab89" fo:background-color="transparent" loext:char-shading-value="0" style:font-size-asian="14pt" style:font-style-asian="normal" style:font-weight-asian="normal" style:font-size-complex="14pt" style:font-style-complex="normal" style:font-weight-complex="normal"/>
    </style:style>
    <style:style style:name="T60" style:family="text">
      <style:text-properties fo:font-variant="normal" fo:text-transform="none" style:use-window-font-color="true" loext:opacity="0%" fo:letter-spacing="normal" fo:font-style="normal" fo:font-weight="normal" officeooo:rsid="0111a523" fo:background-color="transparent" loext:char-shading-value="0" style:font-style-asian="normal" style:font-weight-asian="normal" style:font-style-complex="normal" style:font-weight-complex="normal"/>
    </style:style>
    <style:style style:name="T61" style:family="text">
      <style:text-properties fo:font-variant="normal" fo:text-transform="none" style:use-window-font-color="true" loext:opacity="0%" fo:letter-spacing="normal" fo:font-style="italic" fo:font-weight="normal" style:font-size-asian="14pt" style:font-style-asian="italic" style:font-size-complex="14pt" style:font-style-complex="italic"/>
    </style:style>
    <style:style style:name="T62" style:family="text">
      <style:text-properties fo:font-variant="normal" fo:text-transform="none" style:use-window-font-color="true" loext:opacity="0%" fo:letter-spacing="normal" fo:font-style="italic" fo:font-weight="normal" officeooo:rsid="014a115d" style:font-size-asian="14pt" style:font-style-asian="italic" style:font-size-complex="14pt" style:font-style-complex="italic"/>
    </style:style>
    <style:style style:name="T63" style:family="text">
      <style:text-properties fo:font-variant="normal" fo:text-transform="none" style:use-window-font-color="true" loext:opacity="0%" fo:letter-spacing="normal" fo:font-style="italic" fo:font-weight="normal" officeooo:rsid="014ceebe" style:font-size-asian="14pt" style:font-style-asian="italic" style:font-size-complex="14pt" style:font-style-complex="italic"/>
    </style:style>
    <style:style style:name="T64" style:family="text">
      <style:text-properties fo:font-variant="normal" fo:text-transform="none" style:use-window-font-color="true" loext:opacity="0%" fo:letter-spacing="normal" fo:font-style="italic" fo:font-weight="normal" style:font-size-asian="14pt" style:font-style-asian="italic" style:font-name-complex="Times New Roman2" style:font-size-complex="14pt" style:font-style-complex="italic"/>
    </style:style>
    <style:style style:name="T65" style:family="text">
      <style:text-properties fo:font-variant="normal" fo:text-transform="none" style:use-window-font-color="true" loext:opacity="0%" fo:letter-spacing="normal" fo:font-style="italic" fo:font-weight="normal" style:font-style-asian="italic" style:font-name-complex="Times New Roman2" style:font-style-complex="italic"/>
    </style:style>
    <style:style style:name="T66" style:family="text">
      <style:text-properties fo:font-variant="normal" fo:text-transform="none" style:use-window-font-color="true" loext:opacity="0%" fo:letter-spacing="normal" fo:font-style="italic" fo:font-weight="normal" officeooo:rsid="0189c292" style:font-style-asian="italic" style:font-name-complex="Times New Roman2" style:font-style-complex="italic"/>
    </style:style>
    <style:style style:name="T67" style:family="text">
      <style:text-properties fo:font-variant="normal" fo:text-transform="none" style:use-window-font-color="true" loext:opacity="0%" fo:letter-spacing="normal" fo:font-style="italic" fo:font-weight="normal" officeooo:rsid="00e4ab89" fo:background-color="transparent" loext:char-shading-value="0" style:font-size-asian="14pt" style:font-style-asian="italic" style:font-weight-asian="normal" style:font-size-complex="14pt" style:font-style-complex="italic" style:font-weight-complex="normal"/>
    </style:style>
    <style:style style:name="T68" style:family="text">
      <style:text-properties fo:font-variant="normal" fo:text-transform="none" style:use-window-font-color="true" loext:opacity="0%" fo:letter-spacing="normal" fo:font-style="italic" fo:font-weight="normal" officeooo:rsid="015927bb" fo:background-color="transparent" loext:char-shading-value="0" style:font-size-asian="14pt" style:font-style-asian="italic" style:font-weight-asian="normal" style:font-size-complex="14pt" style:font-style-complex="italic" style:font-weight-complex="normal"/>
    </style:style>
    <style:style style:name="T69" style:family="text">
      <style:text-properties fo:font-variant="normal" fo:text-transform="none" style:use-window-font-color="true" loext:opacity="0%" fo:letter-spacing="normal"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70" style:family="text">
      <style:text-properties fo:font-variant="normal" fo:text-transform="none" style:use-window-font-color="true" loext:opacity="0%" fo:letter-spacing="normal" fo:language="en" fo:country="US" fo:font-style="italic" fo:font-weight="normal" style:font-size-asian="14pt" style:font-style-asian="italic" style:font-name-complex="Times New Roman2" style:font-size-complex="14pt" style:font-style-complex="italic"/>
    </style:style>
    <style:style style:name="T71"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style:style>
    <style:style style:name="T72" style:family="text">
      <style:text-properties fo:font-variant="normal" fo:text-transform="none" style:use-window-font-color="true" loext:opacity="0%" style:font-name="Times New Roman" fo:font-size="14pt" fo:letter-spacing="normal" fo:font-style="normal" fo:font-weight="normal" officeooo:rsid="01348a7f" style:font-size-asian="14pt" style:font-weight-asian="normal" style:font-size-complex="14pt" style:font-weight-complex="normal" loext:padding="0.0193in" loext:border="0.06pt solid #d9d9e3"/>
    </style:style>
    <style:style style:name="T73"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style:style>
    <style:style style:name="T74"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loext:padding="0.0193in" loext:border="0.06pt solid #d9d9e3"/>
    </style:style>
    <style:style style:name="T75"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style:style>
    <style:style style:name="T76"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loext:padding="0.0193in" loext:border="0.06pt solid #d9d9e3"/>
    </style:style>
    <style:style style:name="T77"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loext:padding="0.0193in" loext:border="0.06pt solid #d9d9e3"/>
    </style:style>
    <style:style style:name="T78" style:family="text">
      <style:text-properties fo:font-variant="normal" fo:text-transform="none" style:use-window-font-color="true" loext:opacity="0%" style:font-name="Times New Roman" fo:font-size="14pt" fo:letter-spacing="normal" fo:font-style="normal" fo:font-weight="normal" officeooo:rsid="02158702" style:font-size-asian="14pt" style:font-weight-asian="normal" style:font-size-complex="14pt" style:font-weight-complex="normal"/>
    </style:style>
    <style:style style:name="T79" style:family="text">
      <style:text-properties fo:font-variant="normal" fo:text-transform="none" style:use-window-font-color="true" loext:opacity="0%" style:font-name="Times New Roman" fo:font-size="14pt" fo:letter-spacing="normal" fo:font-style="normal" fo:font-weight="normal" officeooo:rsid="02165516" style:font-size-asian="14pt" style:font-weight-asian="normal" style:font-size-complex="14pt" style:font-weight-complex="normal"/>
    </style:style>
    <style:style style:name="T80" style:family="text">
      <style:text-properties fo:font-variant="normal" fo:text-transform="none" style:use-window-font-color="true" loext:opacity="0%" style:font-name="Times New Roman" fo:font-size="14pt" fo:letter-spacing="normal" fo:font-style="normal" fo:font-weight="normal" officeooo:rsid="0218bb41" style:font-size-asian="14pt" style:font-weight-asian="normal" style:font-size-complex="14pt" style:font-weight-complex="normal"/>
    </style:style>
    <style:style style:name="T81" style:family="text">
      <style:text-properties fo:font-variant="normal" fo:text-transform="none" style:use-window-font-color="true" loext:opacity="0%" style:font-name="Times New Roman" fo:font-size="14pt" fo:letter-spacing="normal" fo:font-style="normal" fo:font-weight="normal" officeooo:rsid="021aa067" style:font-size-asian="14pt" style:font-weight-asian="normal" style:font-size-complex="14pt" style:font-weight-complex="normal"/>
    </style:style>
    <style:style style:name="T82" style:family="text">
      <style:text-properties fo:font-variant="normal" fo:text-transform="none" style:use-window-font-color="true" loext:opacity="0%" style:font-name="Times New Roman" fo:font-size="14pt" fo:letter-spacing="normal" fo:font-style="normal" fo:font-weight="normal" officeooo:rsid="021aff08" style:font-size-asian="14pt" style:font-weight-asian="normal" style:font-size-complex="14pt" style:font-weight-complex="normal"/>
    </style:style>
    <style:style style:name="T83" style:family="text">
      <style:text-properties fo:font-variant="normal" fo:text-transform="none" style:use-window-font-color="true" loext:opacity="0%" style:font-name="Times New Roman" fo:font-size="14pt" fo:letter-spacing="normal" fo:font-style="normal" fo:font-weight="normal" officeooo:rsid="021be861" style:font-size-asian="14pt" style:font-weight-asian="normal" style:font-size-complex="14pt" style:font-weight-complex="normal"/>
    </style:style>
    <style:style style:name="T84" style:family="text">
      <style:text-properties fo:font-variant="normal" fo:text-transform="none" style:use-window-font-color="true" loext:opacity="0%" style:font-name="Times New Roman" fo:font-size="14pt" fo:letter-spacing="normal" fo:font-style="normal" fo:font-weight="normal" officeooo:rsid="021c6f85" style:font-size-asian="14pt" style:font-weight-asian="normal" style:font-size-complex="14pt" style:font-weight-complex="normal"/>
    </style:style>
    <style:style style:name="T85" style:family="text">
      <style:text-properties fo:font-variant="normal" fo:text-transform="none" style:use-window-font-color="true" loext:opacity="0%" style:font-name="Times New Roman" fo:font-size="14pt" fo:letter-spacing="normal"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86" style:family="text">
      <style:text-properties fo:font-variant="normal" fo:text-transform="none" style:use-window-font-color="true" loext:opacity="0%" style:font-name="Times New Roman" fo:font-size="14pt" fo:letter-spacing="normal" fo:font-style="normal" fo:font-weight="normal" officeooo:rsid="0232be21" fo:background-color="transparent" loext:char-shading-value="0" style:font-size-asian="14pt" style:font-style-asian="normal" style:font-weight-asian="normal" style:font-size-complex="14pt" style:font-style-complex="normal" style:font-weight-complex="normal"/>
    </style:style>
    <style:style style:name="T87" style:family="text">
      <style:text-properties fo:font-variant="normal" fo:text-transform="none" style:use-window-font-color="true" loext:opacity="0%" style:font-name="Times New Roman" fo:font-size="14pt" fo:letter-spacing="normal" fo:font-style="normal" fo:font-weight="normal" officeooo:rsid="02336474" fo:background-color="transparent" loext:char-shading-value="0" style:font-size-asian="14pt" style:font-style-asian="normal" style:font-weight-asian="normal" style:font-size-complex="14pt" style:font-style-complex="normal" style:font-weight-complex="normal"/>
    </style:style>
    <style:style style:name="T88" style:family="text">
      <style:text-properties fo:font-variant="normal" fo:text-transform="none" style:use-window-font-color="true" loext:opacity="0%" style:font-name="Times New Roman" fo:font-size="14pt" fo:letter-spacing="normal" fo:font-style="italic" fo:font-weight="normal" officeooo:rsid="013529b6" style:font-size-asian="14pt" style:font-style-asian="italic" style:font-weight-asian="normal" style:font-size-complex="14pt" style:font-style-complex="italic" style:font-weight-complex="normal" loext:padding="0.0193in" loext:border="0.06pt solid #d9d9e3"/>
    </style:style>
    <style:style style:name="T89" style:family="text">
      <style:text-properties fo:font-variant="normal" fo:text-transform="none" style:use-window-font-color="true" loext:opacity="0%" style:font-name="Times New Roman" fo:font-size="14pt" fo:letter-spacing="normal" fo:font-style="italic" fo:font-weight="normal" officeooo:rsid="0216aa62" style:font-size-asian="14pt" style:font-style-asian="italic" style:font-weight-asian="normal" style:font-size-complex="14pt" style:font-style-complex="italic" style:font-weight-complex="normal"/>
    </style:style>
    <style:style style:name="T90" style:family="text">
      <style:text-properties fo:font-variant="normal" fo:text-transform="none" style:use-window-font-color="true" loext:opacity="0%" style:font-name="Times New Roman" fo:font-size="14pt" fo:letter-spacing="normal" fo:font-style="italic" fo:font-weight="normal" officeooo:rsid="02165516" style:font-size-asian="14pt" style:font-style-asian="italic" style:font-weight-asian="normal" style:font-size-complex="14pt" style:font-style-complex="italic" style:font-weight-complex="normal"/>
    </style:style>
    <style:style style:name="T91" style:family="text">
      <style:text-properties fo:font-variant="normal" fo:text-transform="none" style:use-window-font-color="true" loext:opacity="0%" style:font-name="Times New Roman" fo:font-size="14pt" fo:letter-spacing="normal" fo:font-style="italic" fo:font-weight="normal" officeooo:rsid="021c6f85" style:font-size-asian="14pt" style:font-style-asian="italic" style:font-weight-asian="normal" style:font-size-complex="14pt" style:font-style-complex="italic" style:font-weight-complex="normal"/>
    </style:style>
    <style:style style:name="T92" style:family="text">
      <style:text-properties fo:font-variant="normal" fo:text-transform="none" style:use-window-font-color="true" loext:opacity="0%" style:font-name="Times New Roman" fo:font-size="14pt" fo:letter-spacing="normal"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93" style:family="text">
      <style:text-properties fo:font-variant="normal" fo:text-transform="none" style:use-window-font-color="true" loext:opacity="0%" style:font-name="Times New Roman" fo:font-size="14pt" fo:letter-spacing="normal" fo:font-style="italic" fo:font-weight="normal" officeooo:rsid="0232be21" fo:background-color="transparent" loext:char-shading-value="0" style:font-size-asian="14pt" style:font-style-asian="italic" style:font-weight-asian="normal" style:font-size-complex="14pt" style:font-style-complex="italic" style:font-weight-complex="normal"/>
    </style:style>
    <style:style style:name="T94" style:family="text">
      <style:text-properties fo:font-variant="normal" fo:text-transform="none" style:use-window-font-color="true" loext:opacity="0%" style:font-name="Times New Roman" fo:font-size="14pt" fo:letter-spacing="normal" fo:font-style="italic" fo:font-weight="normal" officeooo:rsid="02336474" fo:background-color="transparent" loext:char-shading-value="0" style:font-size-asian="14pt" style:font-style-asian="italic" style:font-weight-asian="normal" style:font-size-complex="14pt" style:font-style-complex="italic" style:font-weight-complex="normal"/>
    </style:style>
    <style:style style:name="T95" style:family="text">
      <style:text-properties fo:font-variant="normal" fo:text-transform="none" style:use-window-font-color="true" loext:opacity="0%" style:font-name="Times New Roman" fo:letter-spacing="normal" fo:font-style="normal" fo:font-weight="normal" officeooo:rsid="015d0546" style:font-name-asian="Times New Roman2" style:font-name-complex="Times New Roman2"/>
    </style:style>
    <style:style style:name="T96" style:family="text">
      <style:text-properties fo:font-variant="normal" fo:text-transform="none" style:use-window-font-color="true" loext:opacity="0%" style:font-name="Times New Roman" fo:letter-spacing="normal" fo:font-weight="normal" officeooo:rsid="02336474" fo:background-color="transparent" loext:char-shading-value="0" style:font-name-asian="Times New Roman2" style:font-weight-asian="normal" style:font-name-complex="Times New Roman2" style:font-weight-complex="normal"/>
    </style:style>
    <style:style style:name="T97" style:family="text">
      <style:text-properties fo:font-variant="normal" fo:text-transform="none" style:use-window-font-color="true" loext:opacity="0%" style:font-name="Times New Roman" fo:letter-spacing="normal" fo:font-weight="normal" officeooo:rsid="02337cdf" fo:background-color="transparent" loext:char-shading-value="0" style:font-name-asian="Times New Roman2" style:font-weight-asian="normal" style:font-name-complex="Times New Roman2" style:font-weight-complex="normal"/>
    </style:style>
    <style:style style:name="T98" style:family="text">
      <style:text-properties fo:font-variant="normal" fo:text-transform="none" style:use-window-font-color="true" loext:opacity="0%" style:font-name="Times New Roman" fo:letter-spacing="normal" fo:font-weight="normal" officeooo:rsid="023485b8" fo:background-color="transparent" loext:char-shading-value="0" style:font-name-asian="Times New Roman2" style:font-weight-asian="normal" style:font-name-complex="Times New Roman2" style:font-weight-complex="normal"/>
    </style:style>
    <style:style style:name="T99"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weight-asian="normal" style:font-name-complex="Times New Roman2" style:font-weight-complex="normal"/>
    </style:style>
    <style:style style:name="T100" style:family="text">
      <style:text-properties fo:font-variant="normal" fo:text-transform="none" style:use-window-font-color="true" loext:opacity="0%" style:font-name="Times New Roman" fo:letter-spacing="normal" fo:font-style="italic" fo:font-weight="normal" officeooo:rsid="02337cdf" fo:background-color="transparent" loext:char-shading-value="0" style:font-name-asian="Times New Roman2" style:font-style-asian="italic" style:font-weight-asian="normal" style:font-name-complex="Times New Roman2" style:font-style-complex="italic" style:font-weight-complex="normal"/>
    </style:style>
    <style:style style:name="T101" style:family="text">
      <style:text-properties fo:font-variant="normal" fo:text-transform="none" style:use-window-font-color="true" loext:opacity="0%" style:font-name="Times New Roman" fo:letter-spacing="normal" fo:font-style="italic" fo:font-weight="normal" officeooo:rsid="023485b8" fo:background-color="transparent" loext:char-shading-value="0" style:font-name-asian="Times New Roman2" style:font-style-asian="italic" style:font-weight-asian="normal" style:font-name-complex="Times New Roman2" style:font-style-complex="italic" style:font-weight-complex="normal"/>
    </style:style>
    <style:style style:name="T102" style:family="text">
      <style:text-properties fo:font-variant="normal" fo:text-transform="none" style:use-window-font-color="true" loext:opacity="0%" style:text-position="0% 100%" style:font-name="Times New Roman" fo:font-size="14pt" fo:letter-spacing="normal" fo:font-style="normal" fo:font-weight="normal" officeooo:rsid="01adb9c0" style:font-name-asian="Times New Roman2" style:font-size-asian="14pt" style:font-style-asian="normal" style:font-name-complex="Times New Roman2" style:font-size-complex="14pt" style:font-style-complex="normal"/>
    </style:style>
    <style:style style:name="T103" style:family="text">
      <style:text-properties fo:font-variant="normal" fo:text-transform="none" style:use-window-font-color="true" loext:opacity="0%" style:text-position="0% 100%" style:font-name="Times New Roman" fo:font-size="14pt" fo:letter-spacing="normal" fo:font-style="normal" fo:font-weight="normal" officeooo:rsid="01af5153" style:font-name-asian="Times New Roman2" style:font-size-asian="14pt" style:font-style-asian="normal" style:font-name-complex="Times New Roman2" style:font-size-complex="14pt" style:font-style-complex="normal"/>
    </style:style>
    <style:style style:name="T104" style:family="text">
      <style:text-properties fo:font-variant="normal" fo:text-transform="none" style:use-window-font-color="true" loext:opacity="0%" style:text-position="0% 100%" style:font-name="Times New Roman" fo:font-size="14pt" fo:letter-spacing="normal" fo:font-style="normal" fo:font-weight="normal" officeooo:rsid="01b0ccfb" style:font-name-asian="Times New Roman2" style:font-size-asian="14pt" style:font-style-asian="normal" style:font-name-complex="Times New Roman2" style:font-size-complex="14pt" style:font-style-complex="normal"/>
    </style:style>
    <style:style style:name="T105" style:family="text">
      <style:text-properties fo:font-variant="normal" fo:text-transform="none" style:use-window-font-color="true" loext:opacity="0%" style:text-position="0% 100%" style:font-name="Times New Roman" fo:font-size="14pt" fo:letter-spacing="normal" fo:font-style="normal" fo:font-weight="normal" officeooo:rsid="01b29429" style:font-name-asian="Times New Roman2" style:font-size-asian="14pt" style:font-style-asian="normal" style:font-name-complex="Times New Roman2" style:font-size-complex="14pt" style:font-style-complex="normal"/>
    </style:style>
    <style:style style:name="T106" style:family="text">
      <style:text-properties fo:font-variant="normal" fo:text-transform="none" style:use-window-font-color="true" loext:opacity="0%" style:text-position="0% 100%" style:font-name="Times New Roman" fo:font-size="14pt" fo:letter-spacing="normal" fo:font-style="normal" fo:font-weight="normal" officeooo:rsid="01df3df7" style:font-name-asian="Times New Roman2" style:font-size-asian="14pt" style:font-style-asian="normal" style:font-name-complex="Times New Roman2" style:font-size-complex="14pt" style:font-style-complex="normal"/>
    </style:style>
    <style:style style:name="T107" style:family="text">
      <style:text-properties fo:font-variant="normal" fo:text-transform="none" style:use-window-font-color="true" loext:opacity="0%" style:text-position="0% 100%" style:font-name="Times New Roman" fo:font-size="14pt" fo:letter-spacing="normal" fo:font-style="normal" fo:font-weight="normal" officeooo:rsid="01e31790" style:font-name-asian="Times New Roman2" style:font-size-asian="14pt" style:font-style-asian="normal" style:font-name-complex="Times New Roman2" style:font-size-complex="14pt" style:font-style-complex="normal"/>
    </style:style>
    <style:style style:name="T108" style:family="text">
      <style:text-properties fo:font-variant="normal" fo:text-transform="none" style:use-window-font-color="true" loext:opacity="0%" style:text-position="0% 100%" style:font-name="Times New Roman" fo:font-size="14pt" fo:letter-spacing="normal" fo:font-style="normal" fo:font-weight="normal" officeooo:rsid="01e43223" style:font-name-asian="Times New Roman2" style:font-size-asian="14pt" style:font-style-asian="normal" style:font-name-complex="Times New Roman2" style:font-size-complex="14pt" style:font-style-complex="normal"/>
    </style:style>
    <style:style style:name="T109" style:family="text">
      <style:text-properties fo:font-variant="normal" fo:text-transform="none" style:use-window-font-color="true" loext:opacity="0%" style:text-position="0% 100%" style:font-name="Times New Roman" fo:font-size="14pt" fo:letter-spacing="normal" fo:font-style="italic" fo:font-weight="normal" officeooo:rsid="01adb9c0" style:font-name-asian="Times New Roman2" style:font-size-asian="14pt" style:font-style-asian="italic" style:font-name-complex="Times New Roman2" style:font-size-complex="14pt" style:font-style-complex="italic"/>
    </style:style>
    <style:style style:name="T110" style:family="text">
      <style:text-properties fo:font-variant="normal" fo:text-transform="none" style:use-window-font-color="true" loext:opacity="0%" style:text-position="0% 100%" style:font-name="Times New Roman" fo:font-size="14pt" fo:letter-spacing="normal" fo:font-style="italic" fo:font-weight="normal" officeooo:rsid="01b8db38" style:font-name-asian="Times New Roman2" style:font-size-asian="14pt" style:font-style-asian="italic" style:font-name-complex="Times New Roman2" style:font-size-complex="14pt" style:font-style-complex="italic"/>
    </style:style>
    <style:style style:name="T111" style:family="text">
      <style:text-properties fo:font-variant="normal" fo:text-transform="none" style:use-window-font-color="true" loext:opacity="0%" style:text-position="0% 100%" style:font-name="Times New Roman" fo:font-size="14pt" fo:letter-spacing="normal" fo:font-style="italic" fo:font-weight="normal" officeooo:rsid="01b48b25" style:font-name-asian="Times New Roman2" style:font-size-asian="14pt" style:font-style-asian="italic" style:font-name-complex="Times New Roman2" style:font-size-complex="14pt" style:font-style-complex="italic"/>
    </style:style>
    <style:style style:name="T112" style:family="text">
      <style:text-properties fo:font-variant="normal" fo:text-transform="none" style:use-window-font-color="true" loext:opacity="0%" style:text-position="0% 100%" style:font-name="Times New Roman" fo:font-size="14pt" fo:letter-spacing="normal" fo:font-style="italic" fo:font-weight="normal" officeooo:rsid="01df3df7" style:font-name-asian="Times New Roman2" style:font-size-asian="14pt" style:font-style-asian="italic" style:font-name-complex="Times New Roman2" style:font-size-complex="14pt" style:font-style-complex="italic"/>
    </style:style>
    <style:style style:name="T113" style:family="text">
      <style:text-properties fo:font-variant="normal" fo:text-transform="none" style:use-window-font-color="true" loext:opacity="0%" style:text-position="0% 100%" style:font-name="Times New Roman" fo:font-size="14pt" fo:letter-spacing="normal" fo:font-style="italic" fo:font-weight="normal" officeooo:rsid="01b29429" style:font-name-asian="Times New Roman2" style:font-size-asian="14pt" style:font-style-asian="italic" style:font-name-complex="Times New Roman2" style:font-size-complex="14pt" style:font-style-complex="italic"/>
    </style:style>
    <style:style style:name="T114" style:family="text">
      <style:text-properties fo:font-variant="normal" fo:text-transform="none" style:use-window-font-color="true" loext:opacity="0%" style:text-position="0% 100%" style:font-name="Times New Roman" fo:font-size="14pt" fo:letter-spacing="normal" fo:font-style="italic" fo:font-weight="normal" officeooo:rsid="01b29429" style:font-size-asian="14pt" style:font-style-asian="italic" style:font-size-complex="14pt" style:font-style-complex="italic" loext:padding="0.0193in" loext:border="0.06pt solid #d9d9e3"/>
    </style:style>
    <style:style style:name="T115" style:family="text">
      <style:text-properties fo:font-variant="normal" fo:text-transform="none" style:use-window-font-color="true" loext:opacity="0%" style:text-position="0% 100%" style:font-name="Times New Roman" fo:font-size="14pt" fo:letter-spacing="normal" fo:language="en" fo:country="US" fo:font-style="italic" fo:font-weight="normal" officeooo:rsid="01e43223" style:font-name-asian="Times New Roman2" style:font-size-asian="14pt" style:font-style-asian="italic" style:font-name-complex="Times New Roman2" style:font-size-complex="14pt" style:font-style-complex="italic"/>
    </style:style>
    <style:style style:name="T116" style:family="text">
      <style:text-properties fo:font-variant="normal" fo:text-transform="none" style:use-window-font-color="true" loext:opacity="0%" style:text-position="0% 100%" fo:letter-spacing="normal" fo:font-style="normal" fo:font-weight="normal" officeooo:rsid="01b29429" style:font-name-asian="Times New Roman2" style:font-style-asian="normal" style:font-name-complex="Times New Roman2" style:font-style-complex="normal"/>
    </style:style>
    <style:style style:name="T117" style:family="text">
      <style:text-properties fo:font-variant="normal" fo:text-transform="none" fo:letter-spacing="normal" fo:font-style="normal" fo:font-weight="normal"/>
    </style:style>
    <style:style style:name="T118" style:family="text">
      <style:text-properties fo:font-variant="normal" fo:text-transform="none" fo:letter-spacing="normal" fo:font-style="italic" fo:font-weight="normal" style:font-style-asian="italic" style:font-style-complex="italic"/>
    </style:style>
    <style:style style:name="T119" style:family="text">
      <style:text-properties fo:font-variant="normal" fo:text-transform="none" style:text-position="0% 100%" fo:letter-spacing="normal" fo:font-style="normal" fo:font-weight="normal" officeooo:rsid="019df32b" style:font-name-asian="Times New Roman2" style:font-style-asian="normal" style:font-name-complex="Times New Roman2" style:font-style-complex="normal"/>
    </style:style>
    <style:style style:name="T120" style:family="text">
      <style:text-properties fo:font-variant="normal" fo:text-transform="none" style:text-position="0% 100%" fo:letter-spacing="normal" fo:font-style="normal" fo:font-weight="normal" officeooo:rsid="01acb9ba" style:font-name-asian="Times New Roman2" style:font-style-asian="normal" style:font-name-complex="Times New Roman2" style:font-style-complex="normal"/>
    </style:style>
    <style:style style:name="T121" style:family="text">
      <style:text-properties fo:font-weight="normal" style:font-weight-asian="normal" style:font-weight-complex="normal"/>
    </style:style>
    <style:style style:name="T122" style:family="text">
      <style:text-properties fo:font-weight="normal" style:font-weight-asian="normal" style:font-weight-complex="normal" loext:padding="0.0193in" loext:border="0.06pt solid #d9d9e3"/>
    </style:style>
    <style:style style:name="T123" style:family="text">
      <style:text-properties style:font-name="Times New Roman"/>
    </style:style>
    <style:style style:name="T124" style:family="text">
      <style:text-properties style:font-name="Times New Roman" loext:padding="0.0193in" loext:border="0.06pt solid #d9d9e3"/>
    </style:style>
    <style:style style:name="T125" style:family="text">
      <style:text-properties style:font-name="Times New Roman" fo:font-size="14pt" fo:font-weight="normal" style:font-size-asian="14pt" style:font-weight-asian="normal" style:font-size-complex="14pt" style:font-weight-complex="normal"/>
    </style:style>
    <style:style style:name="T126" style:family="text">
      <style:text-properties style:font-name="Times New Roman" fo:font-size="14pt" fo:font-weight="normal" style:font-size-asian="14pt" style:font-weight-asian="normal" style:font-size-complex="14pt" style:font-weight-complex="normal" loext:padding="0.0193in" loext:border="0.06pt solid #d9d9e3"/>
    </style:style>
    <style:style style:name="T127" style:family="text">
      <style:text-properties style:font-name="Times New Roman" fo:font-size="14pt" fo:font-weight="normal" officeooo:rsid="002d8c64" style:font-size-asian="14pt" style:font-weight-asian="normal" style:font-size-complex="14pt" style:font-weight-complex="normal" loext:padding="0.0193in" loext:border="0.06pt solid #d9d9e3"/>
    </style:style>
    <style:style style:name="T128" style:family="text">
      <style:text-properties style:font-name="Times New Roman" fo:font-size="14pt" fo:font-weight="normal" officeooo:rsid="002f0868" style:font-size-asian="14pt" style:font-weight-asian="normal" style:font-size-complex="14pt" style:font-weight-complex="normal"/>
    </style:style>
    <style:style style:name="T129" style:family="text">
      <style:text-properties style:font-name="Times New Roman" fo:font-size="14pt" fo:font-weight="normal" officeooo:rsid="002f0868" style:font-size-asian="14pt" style:font-weight-asian="normal" style:font-size-complex="14pt" style:font-weight-complex="normal" loext:padding="0.0193in" loext:border="0.06pt solid #d9d9e3"/>
    </style:style>
    <style:style style:name="T130" style:family="text">
      <style:text-properties style:font-name="Times New Roman" fo:font-size="14pt" fo:font-weight="bold" style:font-size-asian="14pt" style:font-weight-asian="bold" style:font-size-complex="14pt" style:font-weight-complex="bold" loext:padding="0.0193in" loext:border="0.06pt solid #d9d9e3"/>
    </style:style>
    <style:style style:name="T131"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32" style:family="text">
      <style:text-properties style:font-name="Times New Roman" fo:font-size="14pt" fo:font-style="italic" fo:font-weight="normal" officeooo:rsid="002d8c64" style:font-size-asian="14pt" style:font-style-asian="italic" style:font-weight-asian="normal" style:font-size-complex="14pt" style:font-style-complex="italic" style:font-weight-complex="normal" loext:padding="0.0193in" loext:border="0.06pt solid #d9d9e3"/>
    </style:style>
    <style:style style:name="T133"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134"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style:style>
    <style:style style:name="T135"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loext:padding="0.0193in" loext:border="0.06pt solid #d9d9e3"/>
    </style:style>
    <style:style style:name="T136" style:family="text">
      <style:text-properties style:font-name="Times New Roman" fo:font-size="14pt" style:font-size-asian="14pt" style:font-size-complex="14pt"/>
    </style:style>
    <style:style style:name="T137" style:family="text">
      <style:text-properties style:font-name="Times New Roman" fo:font-size="14pt" officeooo:rsid="0137870d" style:font-size-asian="14pt" style:font-size-complex="14pt"/>
    </style:style>
    <style:style style:name="T138" style:family="text">
      <style:text-properties style:font-name="Times New Roman" fo:font-weight="bold" style:font-weight-asian="bold" style:font-weight-complex="bold"/>
    </style:style>
    <style:style style:name="T139" style:family="text">
      <style:text-properties style:font-name="Times New Roman" fo:font-weight="bold" style:font-weight-asian="bold" style:font-weight-complex="bold" loext:padding="0.0193in" loext:border="0.06pt solid #d9d9e3"/>
    </style:style>
    <style:style style:name="T140" style:family="text">
      <style:text-properties style:font-name="Times New Roman" fo:font-weight="bold" officeooo:rsid="0035894c" style:font-weight-asian="bold" style:font-weight-complex="bold"/>
    </style:style>
    <style:style style:name="T141" style:family="text">
      <style:text-properties style:font-name="Times New Roman" officeooo:rsid="001acf64" loext:padding="0.0193in" loext:border="0.06pt solid #d9d9e3"/>
    </style:style>
    <style:style style:name="T142" style:family="text">
      <style:text-properties style:font-name="Times New Roman" officeooo:rsid="0033d514"/>
    </style:style>
    <style:style style:name="T143" style:family="text">
      <style:text-properties style:font-name="Times New Roman" style:font-name-asian="Times New Roman2"/>
    </style:style>
    <style:style style:name="T144" style:family="text">
      <style:text-properties style:font-name="Times New Roman" officeooo:rsid="004ff8dc" style:font-name-asian="Times New Roman2" style:language-asian="en" style:country-asian="US" style:language-complex="ar" style:country-complex="SA"/>
    </style:style>
    <style:style style:name="T145" style:family="text">
      <style:text-properties style:font-name="Times New Roman" officeooo:rsid="015d0546" style:font-name-asian="Times New Roman2" style:font-name-complex="Times New Roman2"/>
    </style:style>
    <style:style style:name="T146" style:family="text">
      <style:text-properties style:font-name="Times New Roman" officeooo:rsid="00718dad"/>
    </style:style>
    <style:style style:name="T147" style:family="text">
      <style:text-properties style:font-name="Times New Roman" officeooo:rsid="0082dfe6"/>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loext:padding="0.0193in" loext:border="0.06pt solid #d9d9e3"/>
    </style:style>
    <style:style style:name="T150" style:family="text">
      <style:text-properties fo:font-weight="bold" officeooo:rsid="001c45e1" style:font-weight-asian="bold" style:font-weight-complex="bold"/>
    </style:style>
    <style:style style:name="T151" style:family="text">
      <style:text-properties fo:font-weight="bold" officeooo:rsid="012eb34f" style:font-weight-asian="bold" style:font-weight-complex="bold" loext:padding="0.0193in" loext:border="0.06pt solid #d9d9e3"/>
    </style:style>
    <style:style style:name="T152" style:family="text">
      <style:text-properties officeooo:rsid="002ce54c"/>
    </style:style>
    <style:style style:name="T153" style:family="text">
      <style:text-properties style:font-weight-asian="normal" style:font-weight-complex="normal"/>
    </style:style>
    <style:style style:name="T154" style:family="text">
      <style:text-properties style:language-asian="en" style:country-asian="US" style:language-complex="ar" style:country-complex="SA"/>
    </style:style>
    <style:style style:name="T155" style:family="text">
      <style:text-properties officeooo:rsid="00481390" style:language-asian="en" style:country-asian="US" style:language-complex="ar" style:country-complex="SA"/>
    </style:style>
    <style:style style:name="T156" style:family="text">
      <style:text-properties officeooo:rsid="004ff8dc" style:language-asian="en" style:country-asian="US" style:language-complex="ar" style:country-complex="SA"/>
    </style:style>
    <style:style style:name="T157" style:family="text">
      <style:text-properties style:font-name="Times new roman" fo:font-size="14pt" style:font-size-asian="14pt" style:language-asian="en" style:country-asian="US" style:font-size-complex="14pt" style:language-complex="ar" style:country-complex="SA"/>
    </style:style>
    <style:style style:name="T158" style:family="text">
      <style:text-properties style:font-name="Times new roman" fo:font-size="14pt" officeooo:rsid="0051fbe2" style:font-size-asian="14pt" style:language-asian="en" style:country-asian="US" style:font-size-complex="14pt" style:language-complex="ar" style:country-complex="SA"/>
    </style:style>
    <style:style style:name="T159" style:family="text">
      <style:text-properties style:font-name="Times new roman" fo:font-size="14pt" officeooo:rsid="0052ab77" style:font-size-asian="14pt" style:language-asian="en" style:country-asian="US" style:font-size-complex="14pt" style:language-complex="ar" style:country-complex="SA"/>
    </style:style>
    <style:style style:name="T160" style:family="text">
      <style:text-properties style:font-name="Times new roman" fo:font-size="14pt" officeooo:rsid="0051fbe2" style:font-name-asian="Times New Roman2" style:font-size-asian="14pt" style:language-asian="en" style:country-asian="US" style:font-size-complex="14pt" style:language-complex="ar" style:country-complex="SA"/>
    </style:style>
    <style:style style:name="T161" style:family="text">
      <style:text-properties style:font-name="Times new roman" fo:font-size="14pt" fo:font-style="italic" style:font-size-asian="14pt" style:language-asian="en" style:country-asian="US" style:font-style-asian="italic" style:font-size-complex="14pt" style:language-complex="ar" style:country-complex="SA" style:font-style-complex="italic"/>
    </style:style>
    <style:style style:name="T162" style:family="text">
      <style:text-properties style:font-name="Times new roman" style:font-name-asian="Times New Roman2" style:language-asian="en" style:country-asian="US" style:language-complex="ar" style:country-complex="SA"/>
    </style:style>
    <style:style style:name="T163" style:family="text">
      <style:text-properties style:font-name="Times new roman" officeooo:rsid="004ff8dc" style:font-name-asian="Times New Roman2" style:language-asian="en" style:country-asian="US" style:language-complex="ar" style:country-complex="SA"/>
    </style:style>
    <style:style style:name="T164" style:family="text">
      <style:text-properties style:font-name="Times new roman" officeooo:rsid="0051fbe2" style:font-name-asian="Times New Roman2" style:language-asian="en" style:country-asian="US" style:language-complex="ar" style:country-complex="SA"/>
    </style:style>
    <style:style style:name="T165" style:family="text">
      <style:text-properties style:font-name="Times new roman" officeooo:rsid="005b616f" style:font-name-asian="Times New Roman2" style:language-asian="en" style:country-asian="US" style:language-complex="ar" style:country-complex="SA"/>
    </style:style>
    <style:style style:name="T166" style:family="text">
      <style:text-properties officeooo:rsid="0065d863"/>
    </style:style>
    <style:style style:name="T167" style:family="text">
      <style:text-properties officeooo:rsid="006c0056"/>
    </style:style>
    <style:style style:name="T168" style:family="text">
      <style:text-properties fo:font-style="italic" style:font-style-asian="italic" style:font-style-complex="italic"/>
    </style:style>
    <style:style style:name="T169" style:family="text">
      <style:text-properties fo:font-style="italic" officeooo:rsid="0073691f" style:font-style-asian="italic" style:font-style-complex="italic"/>
    </style:style>
    <style:style style:name="T170" style:family="text">
      <style:text-properties fo:font-style="italic" officeooo:rsid="00755c44" style:font-style-asian="italic" style:font-style-complex="italic"/>
    </style:style>
    <style:style style:name="T171" style:family="text">
      <style:text-properties fo:font-style="italic" officeooo:rsid="01102db0" style:font-style-asian="italic" style:font-style-complex="italic"/>
    </style:style>
    <style:style style:name="T172" style:family="text">
      <style:text-properties fo:font-style="italic" officeooo:rsid="016c0f41" style:font-style-asian="italic" style:font-style-complex="italic"/>
    </style:style>
    <style:style style:name="T173" style:family="text">
      <style:text-properties fo:font-style="italic" officeooo:rsid="0175e7d8" style:font-style-asian="italic" style:font-style-complex="italic"/>
    </style:style>
    <style:style style:name="T174" style:family="text">
      <style:text-properties fo:font-style="italic" officeooo:rsid="017752e7" style:font-style-asian="italic" style:font-style-complex="italic"/>
    </style:style>
    <style:style style:name="T175" style:family="text">
      <style:text-properties fo:font-style="italic" officeooo:rsid="0179819b" style:font-style-asian="italic" style:font-style-complex="italic"/>
    </style:style>
    <style:style style:name="T176" style:family="text">
      <style:text-properties fo:font-style="italic" officeooo:rsid="017afb7b" style:font-style-asian="italic" style:font-style-complex="italic"/>
    </style:style>
    <style:style style:name="T177" style:family="text">
      <style:text-properties fo:font-style="italic" officeooo:rsid="01795761" style:font-style-asian="italic" style:font-style-complex="italic"/>
    </style:style>
    <style:style style:name="T178" style:family="text">
      <style:text-properties fo:font-style="italic" officeooo:rsid="0245ab3b" style:font-style-asian="italic" style:font-style-complex="italic"/>
    </style:style>
    <style:style style:name="T179" style:family="text">
      <style:text-properties fo:font-style="italic" officeooo:rsid="0249f798" style:font-style-asian="italic" style:font-style-complex="italic"/>
    </style:style>
    <style:style style:name="T180" style:family="text">
      <style:text-properties fo:font-style="italic" officeooo:rsid="024e40b5" style:font-style-asian="italic" style:font-style-complex="italic"/>
    </style:style>
    <style:style style:name="T181" style:family="text">
      <style:text-properties fo:font-style="italic" officeooo:rsid="00b6592d" style:font-style-asian="italic" style:font-style-complex="italic"/>
    </style:style>
    <style:style style:name="T182" style:family="text">
      <style:text-properties fo:font-style="italic" officeooo:rsid="0280295e" style:font-style-asian="italic" style:font-style-complex="italic"/>
    </style:style>
    <style:style style:name="T183" style:family="text">
      <style:text-properties fo:font-style="italic" style:font-style-asian="italic" style:font-weight-asian="normal" style:font-style-complex="italic" style:font-weight-complex="normal"/>
    </style:style>
    <style:style style:name="T184" style:family="text">
      <style:text-properties fo:font-style="italic" style:font-style-asian="italic" style:font-name-complex="Times New Roman2" style:font-style-complex="italic"/>
    </style:style>
    <style:style style:name="T185" style:family="text">
      <style:text-properties fo:font-style="italic" style:language-asian="en" style:country-asian="US" style:font-style-asian="italic" style:language-complex="ar" style:country-complex="SA" style:font-style-complex="italic"/>
    </style:style>
    <style:style style:name="T186" style:family="text">
      <style:text-properties fo:font-style="italic" officeooo:rsid="004ff8dc" style:font-name-asian="Times New Roman2" style:language-asian="en" style:country-asian="US" style:font-style-asian="italic" style:language-complex="ar" style:country-complex="SA" style:font-style-complex="italic"/>
    </style:style>
    <style:style style:name="T187" style:family="text">
      <style:text-properties fo:font-style="italic" officeooo:rsid="01162b6d" style:font-name-asian="Times New Roman2" style:font-style-asian="italic" style:font-style-complex="italic"/>
    </style:style>
    <style:style style:name="T188" style:family="text">
      <style:text-properties fo:font-style="italic" officeooo:rsid="011a0b7f" style:font-name-asian="Times New Roman2" style:font-style-asian="italic" style:font-style-complex="italic"/>
    </style:style>
    <style:style style:name="T189" style:family="text">
      <style:text-properties fo:font-style="italic" officeooo:rsid="0128cc51" style:font-name-asian="Times New Roman2" style:font-style-asian="italic" style:font-name-complex="Times New Roman2" style:font-style-complex="italic"/>
    </style:style>
    <style:style style:name="T190" style:family="text">
      <style:text-properties fo:font-style="italic" fo:font-weight="normal" style:font-style-asian="italic" style:font-weight-asian="normal" style:font-style-complex="italic" style:font-weight-complex="normal"/>
    </style:style>
    <style:style style:name="T191" style:family="text">
      <style:text-properties fo:font-style="italic" fo:font-weight="normal" style:font-style-asian="italic" style:font-weight-asian="normal" style:font-style-complex="italic" style:font-weight-complex="normal" loext:padding="0.0193in" loext:border="0.06pt solid #d9d9e3"/>
    </style:style>
    <style:style style:name="T192" style:family="text">
      <style:text-properties officeooo:rsid="00755c44"/>
    </style:style>
    <style:style style:name="T193" style:family="text">
      <style:text-properties fo:font-style="normal"/>
    </style:style>
    <style:style style:name="T194" style:family="text">
      <style:text-properties fo:font-style="normal" style:font-style-asian="normal" style:font-style-complex="normal"/>
    </style:style>
    <style:style style:name="T195" style:family="text">
      <style:text-properties fo:font-style="normal" officeooo:rsid="00755c44" style:font-style-asian="normal" style:font-style-complex="normal"/>
    </style:style>
    <style:style style:name="T196" style:family="text">
      <style:text-properties fo:font-style="normal" officeooo:rsid="024b19c0" style:font-style-asian="normal" style:font-style-complex="normal"/>
    </style:style>
    <style:style style:name="T197" style:family="text">
      <style:text-properties fo:font-style="normal" officeooo:rsid="024e40b5" style:font-style-asian="normal" style:font-style-complex="normal"/>
    </style:style>
    <style:style style:name="T198" style:family="text">
      <style:text-properties fo:font-style="normal" officeooo:rsid="024f466f" style:font-style-asian="normal" style:font-style-complex="normal"/>
    </style:style>
    <style:style style:name="T199" style:family="text">
      <style:text-properties fo:font-style="normal" officeooo:rsid="0250654d" style:font-style-asian="normal" style:font-style-complex="normal"/>
    </style:style>
    <style:style style:name="T200" style:family="text">
      <style:text-properties fo:font-style="normal" officeooo:rsid="0252db88" style:font-style-asian="normal" style:font-style-complex="normal"/>
    </style:style>
    <style:style style:name="T201" style:family="text">
      <style:text-properties fo:font-style="normal" officeooo:rsid="02544a25" style:font-style-asian="normal" style:font-style-complex="normal"/>
    </style:style>
    <style:style style:name="T202" style:family="text">
      <style:text-properties fo:font-style="normal" fo:font-weight="normal" style:font-style-asian="normal" style:font-weight-asian="normal" style:font-style-complex="normal" style:font-weight-complex="normal"/>
    </style:style>
    <style:style style:name="T203" style:family="text">
      <style:text-properties officeooo:rsid="0076192d"/>
    </style:style>
    <style:style style:name="T204" style:family="text">
      <style:text-properties officeooo:rsid="0079298a"/>
    </style:style>
    <style:style style:name="T205" style:family="text">
      <style:text-properties officeooo:rsid="007b4172"/>
    </style:style>
    <style:style style:name="T206" style:family="text">
      <style:text-properties officeooo:rsid="0091a8f1"/>
    </style:style>
    <style:style style:name="T207" style:family="text">
      <style:text-properties fo:language="en" fo:country="US" fo:font-style="italic" style:font-style-asian="italic" style:font-style-complex="italic" style:font-weight-complex="bold"/>
    </style:style>
    <style:style style:name="T208" style:family="text">
      <style:text-properties style:font-name-complex="Times New Roman2"/>
    </style:style>
    <style:style style:name="T209" style:family="text">
      <style:text-properties style:font-weight-complex="bold"/>
    </style:style>
    <style:style style:name="T210" style:family="text">
      <style:text-properties officeooo:rsid="00e7bd7c" style:font-weight-complex="bold"/>
    </style:style>
    <style:style style:name="T211" style:family="text">
      <style:text-properties officeooo:rsid="00eb43f9" style:font-weight-complex="bold"/>
    </style:style>
    <style:style style:name="T212" style:family="text">
      <style:text-properties officeooo:rsid="015b16cf" style:font-weight-complex="bold"/>
    </style:style>
    <style:style style:name="T213" style:family="text">
      <style:text-properties style:font-style-complex="italic"/>
    </style:style>
    <style:style style:name="T214" style:family="text">
      <style:text-properties officeooo:rsid="00e740c8"/>
    </style:style>
    <style:style style:name="T215" style:family="text">
      <style:text-properties officeooo:rsid="00ee8a48"/>
    </style:style>
    <style:style style:name="T216" style:family="text">
      <style:text-properties officeooo:rsid="01102db0"/>
    </style:style>
    <style:style style:name="T217" style:family="text">
      <style:text-properties officeooo:rsid="0111a523"/>
    </style:style>
    <style:style style:name="T218" style:family="text">
      <style:text-properties style:font-name="Times New Roman" fo:font-size="14pt" style:font-size-asian="14pt" style:font-size-complex="14pt"/>
    </style:style>
    <style:style style:name="T219" style:family="text">
      <style:text-properties style:font-name="Times New Roman" fo:font-size="14pt" officeooo:rsid="01b5f547" style:font-size-asian="14pt" style:font-size-complex="14pt"/>
    </style:style>
    <style:style style:name="T220" style:family="text">
      <style:text-properties style:font-name="Times New Roman" fo:font-size="14pt" officeooo:rsid="01c08518" style:font-size-asian="14pt" style:font-size-complex="14pt"/>
    </style:style>
    <style:style style:name="T221" style:family="text">
      <style:text-properties style:font-name="Times New Roman" fo:font-size="14pt" officeooo:rsid="01c10642" style:font-size-asian="14pt" style:font-size-complex="14pt"/>
    </style:style>
    <style:style style:name="T222" style:family="text">
      <style:text-properties style:font-name="Times New Roman" fo:font-size="14pt" fo:font-weight="normal" style:font-size-asian="14pt" style:font-weight-asian="normal" style:font-size-complex="14pt" style:font-weight-complex="normal"/>
    </style:style>
    <style:style style:name="T223" style:family="text">
      <style:text-properties style:font-name="Times New Roman" fo:font-size="14pt" fo:font-weight="normal" officeooo:rsid="02127c26" style:font-size-asian="14pt" style:font-weight-asian="normal" style:font-size-complex="14pt" style:font-weight-complex="normal"/>
    </style:style>
    <style:style style:name="T224" style:family="text">
      <style:text-properties style:font-name="Times New Roman" fo:font-size="14pt" fo:font-weight="normal" officeooo:rsid="02147865" style:font-size-asian="14pt" style:font-weight-asian="normal" style:font-size-complex="14pt" style:font-weight-complex="normal"/>
    </style:style>
    <style:style style:name="T225" style:family="text">
      <style:text-properties style:font-name="Times New Roman" fo:font-size="14pt" fo:font-weight="normal" officeooo:rsid="02156e39" style:font-size-asian="14pt" style:font-weight-asian="normal" style:font-size-complex="14pt" style:font-weight-complex="normal"/>
    </style:style>
    <style:style style:name="T226"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227"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000000"/>
    </style:style>
    <style:style style:name="T228" style:family="text">
      <style:text-properties style:font-name="Times New Roman" fo:font-size="14pt" fo:font-style="italic" fo:font-weight="normal" officeooo:rsid="02127c26" style:font-size-asian="14pt" style:font-style-asian="italic" style:font-weight-asian="normal" style:font-size-complex="14pt" style:font-style-complex="italic" style:font-weight-complex="normal"/>
    </style:style>
    <style:style style:name="T229" style:family="text">
      <style:text-properties style:font-name="Times New Roman" fo:font-size="14pt" fo:font-style="italic" fo:font-weight="normal" officeooo:rsid="021306cd" style:font-size-asian="14pt" style:font-style-asian="italic" style:font-weight-asian="normal" style:font-size-complex="14pt" style:font-style-complex="italic" style:font-weight-complex="normal"/>
    </style:style>
    <style:style style:name="T230" style:family="text">
      <style:text-properties style:font-name="Times New Roman" fo:font-size="14pt" fo:font-style="italic" style:font-size-asian="14pt" style:font-style-asian="italic" style:font-size-complex="14pt" style:font-style-complex="italic"/>
    </style:style>
    <style:style style:name="T231" style:family="text">
      <style:text-properties style:font-name="Times New Roman" fo:font-size="14pt" fo:font-style="italic" style:font-size-asian="14pt" style:font-style-asian="italic" style:font-size-complex="14pt" style:font-style-complex="italic" loext:padding="0.0193in" loext:border="0.06pt solid #d9d9e3"/>
    </style:style>
    <style:style style:name="T232" style:family="text">
      <style:text-properties style:font-name="Times New Roman" fo:font-size="14pt" fo:font-style="italic" officeooo:rsid="01b8db38" style:font-size-asian="14pt" style:font-style-asian="italic" style:font-size-complex="14pt" style:font-style-complex="italic"/>
    </style:style>
    <style:style style:name="T233" style:family="text">
      <style:text-properties style:font-name="Times New Roman" fo:font-size="14pt" fo:font-style="italic" officeooo:rsid="01c08518" style:font-size-asian="14pt" style:font-style-asian="italic" style:font-size-complex="14pt" style:font-style-complex="italic"/>
    </style:style>
    <style:style style:name="T234" style:family="text">
      <style:text-properties style:font-name="Times New Roman" fo:font-size="14pt" fo:font-style="italic" officeooo:rsid="01c08518" style:font-size-asian="14pt" style:font-style-asian="italic" style:font-size-complex="14pt" style:font-style-complex="italic" loext:padding="0.0193in" loext:border="0.06pt solid #d9d9e3"/>
    </style:style>
    <style:style style:name="T235" style:family="text">
      <style:text-properties style:font-name="Times New Roman" fo:font-size="14pt" fo:font-style="italic" officeooo:rsid="0194b9d6" style:font-name-asian="Times New Roman2" style:font-size-asian="12.25pt" style:font-style-asian="italic" style:font-name-complex="Times New Roman2" style:font-size-complex="14pt" style:font-style-complex="italic"/>
    </style:style>
    <style:style style:name="T236" style:family="text">
      <style:text-properties style:font-name="Times New Roman" fo:font-size="14pt" fo:font-style="italic" officeooo:rsid="0196859a" style:font-name-asian="Times New Roman2" style:font-size-asian="12.25pt" style:font-style-asian="italic" style:font-name-complex="Times New Roman2" style:font-size-complex="14pt" style:font-style-complex="italic"/>
    </style:style>
    <style:style style:name="T237" style:family="text">
      <style:text-properties style:font-name="Times New Roman" fo:font-size="14pt" fo:font-style="italic" officeooo:rsid="0197dfab" style:font-name-asian="Times New Roman2" style:font-size-asian="12.25pt" style:font-style-asian="italic" style:font-name-complex="Times New Roman2" style:font-size-complex="14pt" style:font-style-complex="italic"/>
    </style:style>
    <style:style style:name="T238" style:family="text">
      <style:text-properties style:font-name="Times New Roman" fo:font-size="14pt" officeooo:rsid="0192a31e" style:font-name-asian="Times New Roman2" style:font-size-asian="12.25pt" style:font-name-complex="Times New Roman2" style:font-size-complex="14pt"/>
    </style:style>
    <style:style style:name="T239" style:family="text">
      <style:text-properties style:font-name="Times New Roman" fo:font-size="14pt" officeooo:rsid="0193367e" style:font-name-asian="Times New Roman2" style:font-size-asian="12.25pt" style:font-name-complex="Times New Roman2" style:font-size-complex="14pt"/>
    </style:style>
    <style:style style:name="T240" style:family="text">
      <style:text-properties style:font-name="Times New Roman" fo:font-size="14pt" officeooo:rsid="0194b9d6" style:font-name-asian="Times New Roman2" style:font-size-asian="12.25pt" style:font-name-complex="Times New Roman2" style:font-size-complex="14pt"/>
    </style:style>
    <style:style style:name="T241" style:family="text">
      <style:text-properties style:font-name="Times New Roman" fo:font-size="14pt" officeooo:rsid="0196859a" style:font-name-asian="Times New Roman2" style:font-size-asian="12.25pt" style:font-name-complex="Times New Roman2" style:font-size-complex="14pt"/>
    </style:style>
    <style:style style:name="T242" style:family="text">
      <style:text-properties style:font-name="Times New Roman" fo:font-size="14pt" officeooo:rsid="0197dfab" style:font-name-asian="Times New Roman2" style:font-size-asian="12.25pt" style:font-name-complex="Times New Roman2" style:font-size-complex="14pt"/>
    </style:style>
    <style:style style:name="T243" style:family="text">
      <style:text-properties style:font-name="Times New Roman" fo:font-size="14pt" officeooo:rsid="01a50da5" style:font-name-asian="Times New Roman2" style:font-size-asian="12.25pt" style:font-name-complex="Times New Roman2" style:font-size-complex="14pt"/>
    </style:style>
    <style:style style:name="T244" style:family="text">
      <style:text-properties style:font-name="Times New Roman" fo:font-size="14pt" officeooo:rsid="01a716d4" style:font-name-asian="Times New Roman2" style:font-size-asian="12.25pt" style:font-name-complex="Times New Roman2" style:font-size-complex="14pt"/>
    </style:style>
    <style:style style:name="T245" style:family="text">
      <style:text-properties style:font-name="Times New Roman" fo:font-size="14pt" style:font-name-asian="Times New Roman2" style:font-size-asian="14pt" style:font-size-complex="14pt"/>
    </style:style>
    <style:style style:name="T246" style:family="text">
      <style:text-properties style:font-name="Times New Roman" fo:font-size="14pt" fo:font-style="normal" officeooo:rsid="02544a25" style:font-size-asian="14pt" style:font-style-asian="normal" style:font-size-complex="14pt" style:font-style-complex="normal"/>
    </style:style>
    <style:style style:name="T247" style:family="text">
      <style:text-properties style:font-name="Times New Roman" fo:font-size="14pt" fo:font-style="normal" officeooo:rsid="02556bfa" style:font-size-asian="14pt" style:font-style-asian="normal" style:font-size-complex="14pt" style:font-style-complex="normal"/>
    </style:style>
    <style:style style:name="T248" style:family="text">
      <style:text-properties style:use-window-font-color="true" loext:opacity="0%" style:font-name="Times New Roman" fo:font-size="14pt" fo:font-weight="normal" officeooo:rsid="002f0868" style:font-size-asian="14pt" style:font-weight-asian="normal" style:font-size-complex="14pt" style:font-weight-complex="normal"/>
    </style:style>
    <style:style style:name="T249" style:family="text">
      <style:text-properties style:use-window-font-color="true" loext:opacity="0%" style:font-name="Times New Roman" fo:font-size="14pt" fo:font-weight="normal" officeooo:rsid="01348a7f" style:font-size-asian="14pt" style:font-weight-asian="normal" style:font-size-complex="14pt" style:font-weight-complex="normal"/>
    </style:style>
    <style:style style:name="T250" style:family="text">
      <style:text-properties style:use-window-font-color="true" loext:opacity="0%" style:font-name="Times New Roman" fo:font-size="14pt" fo:font-weight="normal" officeooo:rsid="01348a7f" style:font-size-asian="14pt" style:font-weight-asian="normal" style:font-size-complex="14pt" style:font-weight-complex="normal" loext:padding="0.0193in" loext:border="0.06pt solid #d9d9e3"/>
    </style:style>
    <style:style style:name="T251" style:family="text">
      <style:text-properties style:use-window-font-color="true" loext:opacity="0%" style:font-name="Times New Roman" fo:font-size="14pt" fo:font-weight="normal" officeooo:rsid="013529b6" style:font-size-asian="14pt" style:font-weight-asian="normal" style:font-size-complex="14pt" style:font-weight-complex="normal"/>
    </style:style>
    <style:style style:name="T252" style:family="text">
      <style:text-properties style:use-window-font-color="true" loext:opacity="0%" style:font-name="Times New Roman" fo:font-size="14pt" fo:font-weight="normal" style:font-size-asian="14pt" style:font-weight-asian="normal" style:font-size-complex="14pt" style:font-weight-complex="normal" loext:padding="0.0193in" loext:border="0.06pt solid #d9d9e3"/>
    </style:style>
    <style:style style:name="T253" style:family="text">
      <style:text-properties style:use-window-font-color="true" loext:opacity="0%" style:font-name="Times New Roman" fo:font-size="14pt" fo:font-weight="normal" officeooo:rsid="0139e4b9" style:font-size-asian="14pt" style:font-weight-asian="normal" style:font-size-complex="14pt" style:font-weight-complex="normal"/>
    </style:style>
    <style:style style:name="T254" style:family="text">
      <style:text-properties style:use-window-font-color="true" loext:opacity="0%" style:font-name="Times New Roman" fo:font-size="14pt" fo:font-weight="normal" officeooo:rsid="02156e39" style:font-size-asian="14pt" style:font-weight-asian="normal" style:font-size-complex="14pt" style:font-weight-complex="normal"/>
    </style:style>
    <style:style style:name="T255" style:family="text">
      <style:text-properties style:use-window-font-color="true" loext:opacity="0%" style:font-name="Times New Roman" fo:font-size="14pt" fo:font-style="italic" fo:font-weight="normal" officeooo:rsid="01348a7f" style:font-size-asian="14pt" style:font-style-asian="italic" style:font-weight-asian="normal" style:font-size-complex="14pt" style:font-style-complex="italic" style:font-weight-complex="normal" loext:padding="0.0193in" loext:border="0.06pt solid #d9d9e3"/>
    </style:style>
    <style:style style:name="T256" style:family="text">
      <style:text-properties style:use-window-font-color="true" loext:opacity="0%"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257" style:family="text">
      <style:text-properties style:use-window-font-color="true" loext:opacity="0%" style:font-name="Times New Roman" fo:font-size="14pt"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258" style:family="text">
      <style:text-properties style:use-window-font-color="true" loext:opacity="0%" style:font-name="Times New Roman" fo:font-size="14pt" fo:font-style="italic" fo:font-weight="normal" officeooo:rsid="0225f264" fo:background-color="transparent" loext:char-shading-value="0" style:font-size-asian="14pt" style:font-style-asian="italic" style:font-weight-asian="normal" style:font-size-complex="14pt" style:font-style-complex="italic" style:font-weight-complex="normal"/>
    </style:style>
    <style:style style:name="T259" style:family="text">
      <style:text-properties style:use-window-font-color="true" loext:opacity="0%" style:font-name="Times New Roman" fo:font-size="14pt"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style:use-window-font-color="true" loext:opacity="0%" style:font-name="Times New Roman" fo:font-size="14pt"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style:use-window-font-color="true" loext:opacity="0%" style:font-name="Times New Roman" fo:font-size="14pt"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style:use-window-font-color="true" loext:opacity="0%" style:font-name="Times New Roman" fo:font-size="14pt" fo:font-style="normal" fo:font-weight="normal" officeooo:rsid="02222482"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style:use-window-font-color="true" loext:opacity="0%" style:font-name="Times New Roman" fo:font-size="14pt" fo:font-style="normal" fo:font-weight="normal" officeooo:rsid="02298fa2"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style:use-window-font-color="true" loext:opacity="0%" style:font-name="Times New Roman" fo:font-size="14pt" fo:font-style="normal" fo:font-weight="normal" officeooo:rsid="0225f264"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style:use-window-font-color="true" loext:opacity="0%" style:font-name="Times New Roman" fo:font-size="14pt" fo:font-style="normal" fo:font-weight="normal" officeooo:rsid="0227d07a"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style:use-window-font-color="true" loext:opacity="0%" style:font-name="Times New Roman" officeooo:rsid="015d0546" style:font-name-asian="Times New Roman2" style:font-name-complex="Times New Roman2"/>
    </style:style>
    <style:style style:name="T267" style:family="text">
      <style:text-properties style:use-window-font-color="true" loext:opacity="0%" style:font-name="Droid Sans Mono" fo:font-size="10.5pt" fo:font-style="italic" fo:font-weight="normal" officeooo:rsid="022d0ac3" fo:background-color="transparent" loext:char-shading-value="0" style:font-size-asian="14pt" style:font-style-asian="italic" style:font-weight-asian="normal" style:font-size-complex="14pt" style:font-style-complex="italic" style:font-weight-complex="normal"/>
    </style:style>
    <style:style style:name="T268" style:family="text">
      <style:text-properties style:use-window-font-color="true" loext:opacity="0%" style:font-name="Droid Sans Mono" fo:font-size="10.5pt"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269" style:family="text">
      <style:text-properties style:use-window-font-color="true" loext:opacity="0%" style:font-name="Droid Sans Mono" fo:font-size="10.5pt"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style:use-window-font-color="true" loext:opacity="0%" fo:font-weight="normal" fo:background-color="transparent" loext:char-shading-value="0"/>
    </style:style>
    <style:style style:name="T271" style:family="text">
      <style:text-properties style:use-window-font-color="true" loext:opacity="0%" fo:font-weight="normal" officeooo:rsid="01f854c3" fo:background-color="transparent" loext:char-shading-value="0"/>
    </style:style>
    <style:style style:name="T272" style:family="text">
      <style:text-properties style:use-window-font-color="true" loext:opacity="0%" fo:font-weight="normal" officeooo:rsid="01f125b7" fo:background-color="transparent" loext:char-shading-value="0" style:font-size-asian="14pt" style:font-size-complex="14pt"/>
    </style:style>
    <style:style style:name="T273" style:family="text">
      <style:text-properties style:use-window-font-color="true" loext:opacity="0%" fo:font-weight="normal" officeooo:rsid="01fef525" fo:background-color="transparent" loext:char-shading-value="0" style:font-size-asian="14pt" style:font-size-complex="14pt"/>
    </style:style>
    <style:style style:name="T274" style:family="text">
      <style:text-properties style:use-window-font-color="true" loext:opacity="0%" fo:font-weight="normal" officeooo:rsid="0202d1b1" fo:background-color="transparent" loext:char-shading-value="0" style:font-size-asian="14pt" style:font-size-complex="14pt"/>
    </style:style>
    <style:style style:name="T275" style:family="text">
      <style:text-properties style:use-window-font-color="true" loext:opacity="0%" fo:font-weight="normal" officeooo:rsid="0206538a" fo:background-color="transparent" loext:char-shading-value="0" style:font-size-asian="14pt" style:font-size-complex="14pt"/>
    </style:style>
    <style:style style:name="T276" style:family="text">
      <style:text-properties style:use-window-font-color="true" loext:opacity="0%" fo:font-style="italic" fo:font-weight="normal" officeooo:rsid="0202d1b1" fo:background-color="transparent" loext:char-shading-value="0" style:font-size-asian="14pt" style:font-style-asian="italic" style:font-size-complex="14pt" style:font-style-complex="italic"/>
    </style:style>
    <style:style style:name="T277" style:family="text">
      <style:text-properties style:use-window-font-color="true" loext:opacity="0%" fo:font-style="italic" fo:font-weight="normal" officeooo:rsid="0202fde1" fo:background-color="transparent" loext:char-shading-value="0" style:font-size-asian="14pt" style:font-style-asian="italic" style:font-size-complex="14pt" style:font-style-complex="italic"/>
    </style:style>
    <style:style style:name="T278" style:family="text">
      <style:text-properties style:use-window-font-color="true" loext:opacity="0%" fo:font-style="italic" fo:font-weight="normal" officeooo:rsid="020b17b0" fo:background-color="transparent" loext:char-shading-value="0" style:font-size-asian="14pt" style:font-style-asian="italic" style:font-size-complex="14pt" style:font-style-complex="italic"/>
    </style:style>
    <style:style style:name="T279" style:family="text">
      <style:text-properties style:use-window-font-color="true" loext:opacity="0%" fo:font-style="italic" fo:font-weight="normal" officeooo:rsid="020c90f7" fo:background-color="transparent" loext:char-shading-value="0" style:font-size-asian="14pt" style:font-style-asian="italic" style:font-size-complex="14pt" style:font-style-complex="italic"/>
    </style:style>
    <style:style style:name="T280" style:family="text">
      <style:text-properties style:use-window-font-color="true" loext:opacity="0%" fo:font-style="italic" fo:font-weight="normal" officeooo:rsid="025a440a" fo:background-color="transparent" loext:char-shading-value="0" style:font-size-asian="14pt" style:font-style-asian="italic" style:font-size-complex="14pt" style:font-style-complex="italic"/>
    </style:style>
    <style:style style:name="T281" style:family="text">
      <style:text-properties style:use-window-font-color="true" loext:opacity="0%" fo:font-style="italic" fo:font-weight="normal" officeooo:rsid="0209b57f" fo:background-color="transparent" loext:char-shading-value="0" style:font-size-asian="14pt" style:font-style-asian="italic" style:font-weight-asian="normal" style:font-size-complex="14pt" style:font-style-complex="italic" style:font-weight-complex="normal"/>
    </style:style>
    <style:style style:name="T282" style:family="text">
      <style:text-properties style:use-window-font-color="true" loext:opacity="0%" fo:font-style="italic" fo:font-weight="normal" officeooo:rsid="02372979" fo:background-color="transparent" loext:char-shading-value="0" style:font-size-asian="14pt" style:font-style-asian="italic" style:font-weight-asian="normal" style:font-size-complex="14pt" style:font-style-complex="italic" style:font-weight-complex="normal"/>
    </style:style>
    <style:style style:name="T283" style:family="text">
      <style:text-properties style:use-window-font-color="true" loext:opacity="0%"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284" style:family="text">
      <style:text-properties style:use-window-font-color="true" loext:opacity="0%" fo:font-style="italic" fo:font-weight="normal" officeooo:rsid="025f7d38" fo:background-color="transparent" loext:char-shading-value="0" style:font-size-asian="14pt" style:font-style-asian="italic" style:font-weight-asian="normal" style:font-size-complex="14pt" style:font-style-complex="italic" style:font-weight-complex="normal"/>
    </style:style>
    <style:style style:name="T285" style:family="text">
      <style:text-properties style:use-window-font-color="true" loext:opacity="0%" fo:font-style="normal" fo:font-weight="normal" officeooo:rsid="02065c91" fo:background-color="transparent" loext:char-shading-value="0" style:font-size-asian="14pt" style:font-style-asian="normal" style:font-size-complex="14pt" style:font-style-complex="normal"/>
    </style:style>
    <style:style style:name="T286" style:family="text">
      <style:text-properties style:use-window-font-color="true" loext:opacity="0%" fo:font-style="normal" fo:font-weight="normal" officeooo:rsid="0209b57f" fo:background-color="transparent" loext:char-shading-value="0" style:font-size-asian="14pt" style:font-style-asian="normal" style:font-size-complex="14pt" style:font-style-complex="normal"/>
    </style:style>
    <style:style style:name="T287" style:family="text">
      <style:text-properties style:use-window-font-color="true" loext:opacity="0%" fo:font-style="normal" fo:font-weight="normal" officeooo:rsid="020b17b0" fo:background-color="transparent" loext:char-shading-value="0" style:font-size-asian="14pt" style:font-style-asian="normal" style:font-size-complex="14pt" style:font-style-complex="normal"/>
    </style:style>
    <style:style style:name="T288" style:family="text">
      <style:text-properties style:use-window-font-color="true" loext:opacity="0%" fo:font-style="normal" fo:font-weight="normal" officeooo:rsid="0258970a" fo:background-color="transparent" loext:char-shading-value="0" style:font-size-asian="14pt" style:font-style-asian="normal" style:font-size-complex="14pt" style:font-style-complex="normal"/>
    </style:style>
    <style:style style:name="T289" style:family="text">
      <style:text-properties style:use-window-font-color="true" loext:opacity="0%" fo:font-style="normal" fo:font-weight="normal" officeooo:rsid="025a440a" fo:background-color="transparent" loext:char-shading-value="0" style:font-size-asian="14pt" style:font-style-asian="normal" style:font-size-complex="14pt" style:font-style-complex="normal"/>
    </style:style>
    <style:style style:name="T290" style:family="text">
      <style:text-properties style:use-window-font-color="true" loext:opacity="0%"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style:use-window-font-color="true" loext:opacity="0%"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style:use-window-font-color="true" loext:opacity="0%"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style:use-window-font-color="true" loext:opacity="0%" fo:font-style="normal" fo:font-weight="normal" officeooo:rsid="02372979"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style:use-window-font-color="true" loext:opacity="0%" fo:font-style="normal" fo:font-weight="normal" officeooo:rsid="02377556"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style:use-window-font-color="true" loext:opacity="0%"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style:use-window-font-color="true" loext:opacity="0%" fo:font-style="normal" fo:font-weight="normal" officeooo:rsid="023a4633"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style:use-window-font-color="true" loext:opacity="0%" fo:font-style="normal" fo:font-weight="normal" officeooo:rsid="023b199e"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style:use-window-font-color="true" loext:opacity="0%" fo:font-style="normal" fo:font-weight="normal" officeooo:rsid="023b8aa8"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style:use-window-font-color="true" loext:opacity="0%" fo:font-style="normal" fo:font-weight="normal" officeooo:rsid="025b908b"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style:use-window-font-color="true" loext:opacity="0%" fo:font-style="normal" fo:font-weight="normal" officeooo:rsid="025d623b"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style:use-window-font-color="true" loext:opacity="0%" fo:font-style="normal" fo:font-weight="normal" officeooo:rsid="025ddcc6"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style:use-window-font-color="true" loext:opacity="0%" fo:font-style="normal" fo:font-weight="normal" officeooo:rsid="025f7d38"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style:use-window-font-color="true" loext:opacity="0%" fo:font-style="normal" fo:font-weight="normal" officeooo:rsid="0264cb2f"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style:use-window-font-color="true" loext:opacity="0%" fo:language="en" fo:country="US"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305" style:family="text">
      <style:text-properties officeooo:rsid="0154fce3"/>
    </style:style>
    <style:style style:name="T306" style:family="text">
      <style:text-properties officeooo:rsid="01578cf4"/>
    </style:style>
    <style:style style:name="T307" style:family="text">
      <style:text-properties officeooo:rsid="015f6fa3"/>
    </style:style>
    <style:style style:name="T308" style:family="text">
      <style:text-properties officeooo:rsid="016accd9"/>
    </style:style>
    <style:style style:name="T309" style:family="text">
      <style:text-properties officeooo:rsid="016c0f41"/>
    </style:style>
    <style:style style:name="T310" style:family="text">
      <style:text-properties officeooo:rsid="016e034f"/>
    </style:style>
    <style:style style:name="T311" style:family="text">
      <style:text-properties officeooo:rsid="016e5156"/>
    </style:style>
    <style:style style:name="T312" style:family="text">
      <style:text-properties officeooo:rsid="0175e7d8"/>
    </style:style>
    <style:style style:name="T313" style:family="text">
      <style:text-properties officeooo:rsid="017752e7"/>
    </style:style>
    <style:style style:name="T314" style:family="text">
      <style:text-properties officeooo:rsid="0177ae41"/>
    </style:style>
    <style:style style:name="T315" style:family="text">
      <style:text-properties officeooo:rsid="01795761"/>
    </style:style>
    <style:style style:name="T316" style:family="text">
      <style:text-properties officeooo:rsid="0179819b"/>
    </style:style>
    <style:style style:name="T317" style:family="text">
      <style:text-properties officeooo:rsid="017afb7b"/>
    </style:style>
    <style:style style:name="T318" style:family="text">
      <style:text-properties officeooo:rsid="017fb6a4"/>
    </style:style>
    <style:style style:name="T319" style:family="text">
      <style:text-properties style:text-position="super 58%" style:font-name="Times New Roman" fo:font-size="14pt" officeooo:rsid="0197dfab" style:font-name-asian="Times New Roman2" style:font-size-asian="12.25pt" style:font-name-complex="Times New Roman2" style:font-size-complex="14pt"/>
    </style:style>
    <style:style style:name="T320" style:family="text">
      <style:text-properties style:text-position="0% 100%" style:font-name="Times New Roman" fo:font-size="14pt" officeooo:rsid="0197dfab" style:font-name-asian="Times New Roman2" style:font-size-asian="12.25pt" style:font-name-complex="Times New Roman2" style:font-size-complex="14pt"/>
    </style:style>
    <style:style style:name="T321" style:family="text">
      <style:text-properties style:text-position="0% 100%" style:font-name="Times New Roman" fo:font-size="14pt" officeooo:rsid="0128cc51" style:font-name-asian="Times New Roman2" style:font-size-asian="12.25pt" style:font-name-complex="Times New Roman2" style:font-size-complex="14pt"/>
    </style:style>
    <style:style style:name="T322" style:family="text">
      <style:text-properties style:text-position="0% 100%" officeooo:rsid="0197dfab" style:font-name-asian="Times New Roman2" style:font-name-complex="Times New Roman2"/>
    </style:style>
    <style:style style:name="T323" style:family="text">
      <style:text-properties style:text-position="0% 100%" officeooo:rsid="019d1587" style:font-name-asian="Times New Roman2" style:font-name-complex="Times New Roman2"/>
    </style:style>
    <style:style style:name="T324" style:family="text">
      <style:text-properties style:text-position="0% 100%" fo:font-style="italic" officeooo:rsid="019d1587" style:font-name-asian="Times New Roman2" style:font-style-asian="italic" style:font-name-complex="Times New Roman2" style:font-style-complex="italic"/>
    </style:style>
    <style:style style:name="T325" style:family="text">
      <style:text-properties style:text-position="0% 100%" fo:font-style="normal" officeooo:rsid="019df32b" style:font-name-asian="Times New Roman2" style:font-style-asian="normal" style:font-name-complex="Times New Roman2" style:font-style-complex="normal"/>
    </style:style>
    <style:style style:name="T326" style:family="text">
      <style:text-properties officeooo:rsid="01f1600b"/>
    </style:style>
    <style:style style:name="T327" style:family="text">
      <style:text-properties officeooo:rsid="01f3cbf9"/>
    </style:style>
    <style:style style:name="T328" style:family="text">
      <style:text-properties officeooo:rsid="01f4f8c4"/>
    </style:style>
    <style:style style:name="T329" style:family="text">
      <style:text-properties officeooo:rsid="0247538d"/>
    </style:style>
    <style:style style:name="T330" style:family="text">
      <style:text-properties officeooo:rsid="0249f798"/>
    </style:style>
    <style:style style:name="T331" style:family="text">
      <style:text-properties officeooo:rsid="024e40b5"/>
    </style:style>
    <style:style style:name="T332" style:family="text">
      <style:text-properties officeooo:rsid="00b6592d"/>
    </style:style>
    <style:style style:name="T333" style:family="text">
      <style:text-properties officeooo:rsid="0274d00a"/>
    </style:style>
    <style:style style:name="T334" style:family="text">
      <style:text-properties officeooo:rsid="02799597"/>
    </style:style>
    <style:style style:name="T335" style:family="text">
      <style:text-properties officeooo:rsid="027e7da4"/>
    </style:style>
    <style:style style:name="T336" style:family="text">
      <style:text-properties officeooo:rsid="0280295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bookmark text:name="_Hlk147368139"/>Министерство образования Республики Беларусь</text:p>
      <text:p text:style-name="P1"/>
      <text:p text:style-name="P1">Учреждение образования</text:p>
      <text:p text:style-name="P23"><text:span text:style-name="T2">БЕЛОРУССКИЙ ГОСУДАРСТВЕННЫЙ УНИВЕРСИТЕТ </text:span><text:line-break/><text:span text:style-name="T2">ИНФОРМАТИКИ И РАДИОЭЛЕКТРОНИКИ</text:span></text:p>
      <text:p text:style-name="P2"/>
      <text:p text:style-name="P2">Факультет компьютерных систем и сетей</text:p>
      <text:p text:style-name="P2">Кафедра информатики</text:p>
      <text:p text:style-name="P2">Дисциплина: Архитектура вычислительных систем</text:p>
      <text:p text:style-name="P2"/>
      <text:p text:style-name="P3"/>
      <text:p text:style-name="P1">ПОЯСНИТЕЛЬНАЯ ЗАПИСКА</text:p>
      <text:p text:style-name="P1">к курсовой работе</text:p>
      <text:p text:style-name="P1">на тему</text:p>
      <text:p text:style-name="P1"/>
      <text:p text:style-name="P14">ЭФФЕКТИВНАЯ РЕАЛИЗАЦИЯ И СРАВНЕНИЕ ЭФФЕКТИВНОСТИ АЛГОРИТМОВ НА ПРОЦЕССОРАХ НЕСКОЛЬКИХ АРХИТЕКТУР (x86(CISC), ARM(RISC)) С УЧЁТОМ ОСОБЕННОСТЕЙ АРХИТЕКТУР</text:p>
      <text:p text:style-name="P1"/>
      <text:p text:style-name="P1">БГУИР КП 1-40 04 01</text:p>
      <text:p text:style-name="P2"/>
      <text:p text:style-name="P21"><text:span text:style-name="T2">Студент</text:span><text:tab/><text:tab/><text:tab/><text:tab/><text:tab/><text:tab/><text:tab/><text:tab/><text:span text:style-name="T2"> <text:s text:c="8"/></text:span><text:tab/><text:span text:style-name="T11">П</text:span><text:span text:style-name="T2">. </text:span><text:span text:style-name="T3">М</text:span><text:span text:style-name="T2">. </text:span><text:span text:style-name="T3">Косьмин</text:span></text:p>
      <text:p text:style-name="P21"><text:span text:style-name="T2">Руководитель </text:span><text:tab/><text:tab/><text:tab/><text:tab/><text:tab/><text:tab/><text:tab/><text:tab/><text:span text:style-name="T2">А. Н. Марков</text:span></text:p>
      <text:p text:style-name="P4"/>
      <text:p text:style-name="P4"/>
      <text:p text:style-name="P8"/>
      <text:p text:style-name="P1"/>
      <text:p text:style-name="P1"/>
      <text:p text:style-name="P1"/>
      <text:p text:style-name="P1"/>
      <text:p text:style-name="P1"/>
      <text:p text:style-name="P1"/>
      <text:p text:style-name="P1"/>
      <text:p text:style-name="P1"/>
      <text:p text:style-name="P1"/>
      <text:p text:style-name="P1"/>
      <text:p text:style-name="P1">Минск 2023</text:p>
      <text:p text:style-name="P30"/>
      <text:table-of-content text:style-name="Sect1" text:name="Оглавление1">
        <text:table-of-content-source text:outline-level="2" text:use-index-marks="false">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8"><text:soft-page-break/>СОДЕРЖАНИЕ<text:line-break/></text:p>
            <text:p text:style-name="P96"><text:a xlink:type="simple" xlink:href="#__RefHeading___Toc7401_620409947" text:style-name="Index_20_Link" text:visited-style-name="Index_20_Link">ВВЕДЕНИЕ<text:tab/>4</text:a></text:p>
            <text:p text:style-name="P96"><text:a xlink:type="simple" xlink:href="#__RefHeading___Toc7403_620409947" text:style-name="Index_20_Link" text:visited-style-name="Index_20_Link">1 АРХИТЕКТУРА ВЫЧИСЛИТЕЛЬНОЙ СИСТЕМЫ<text:tab/>6</text:a></text:p>
            <text:p text:style-name="P97"><text:a xlink:type="simple" xlink:href="#__RefHeading___Toc7405_620409947" text:style-name="Index_20_Link" text:visited-style-name="Index_20_Link"><text:s/>1.1 Основные понятия в архитектуре вычислительных систем<text:tab/>6</text:a></text:p>
            <text:p text:style-name="P97"><text:a xlink:type="simple" xlink:href="#__RefHeading___Toc7407_620409947" text:style-name="Index_20_Link" text:visited-style-name="Index_20_Link"><text:s/>1.2 Описание, особенности, преимущества и недостатки<text:tab/>6</text:a></text:p>
            <text:p text:style-name="P97"><text:a xlink:type="simple" xlink:href="#__RefHeading___Toc11262_1534698904" text:style-name="Index_20_Link" text:visited-style-name="Index_20_Link">архитектуры x86 (Complex Instruction Set Computer)<text:tab/>6</text:a></text:p>
            <text:p text:style-name="P97"><text:a xlink:type="simple" xlink:href="#__RefHeading___Toc7409_620409947" text:style-name="Index_20_Link" text:visited-style-name="Index_20_Link"><text:s/>1.3 <text:span text:style-name="T193">Описание, особенности, преимущества и недостатки</text:span><text:tab/>8</text:a></text:p>
            <text:p text:style-name="P97"><text:a xlink:type="simple" xlink:href="#__RefHeading___Toc11264_1534698904" text:style-name="Index_20_Link" text:visited-style-name="Index_20_Link"><text:span text:style-name="T193">архитектуры ARM(Reduced Instruction Set Computer)</text:span><text:tab/>8</text:a></text:p>
            <text:p text:style-name="P97"><text:a xlink:type="simple" xlink:href="#__RefHeading___Toc7411_620409947" text:style-name="Index_20_Link" text:visited-style-name="Index_20_Link"><text:s/>1.4 История и версии архитектуры x86 (CISC)<text:tab/>10</text:a></text:p>
            <text:p text:style-name="P97"><text:a xlink:type="simple" xlink:href="#__RefHeading___Toc7413_620409947" text:style-name="Index_20_Link" text:visited-style-name="Index_20_Link"><text:s/>1.3 История и версии архитектуры x86 (CISC)<text:tab/>12</text:a></text:p>
            <text:p text:style-name="P96"><text:a xlink:type="simple" xlink:href="#__RefHeading___Toc7415_620409947" text:style-name="Index_20_Link" text:visited-style-name="Index_20_Link">2 ПЛАТФОРМА ПРОГРАММНОГО ОБЕСПЕЧЕНИЯ<text:tab/>14</text:a></text:p>
            <text:p text:style-name="P97"><text:a xlink:type="simple" xlink:href="#__RefHeading___Toc7417_620409947" text:style-name="Index_20_Link" text:visited-style-name="Index_20_Link">2.1 Выбор платформы для написания программы<text:tab/>14</text:a></text:p>
            <text:p text:style-name="P97"><text:a xlink:type="simple" xlink:href="#__RefHeading___Toc11266_1534698904" text:style-name="Index_20_Link" text:visited-style-name="Index_20_Link"><text:s/>2.2 История платформы QEMU<text:tab/>16</text:a></text:p>
            <text:p text:style-name="P97"><text:a xlink:type="simple" xlink:href="#__RefHeading___Toc11268_1534698904" text:style-name="Index_20_Link" text:visited-style-name="Index_20_Link"><text:s/>2.3 Достоинства QEMU<text:tab/>17</text:a></text:p>
            <text:p text:style-name="P97"><text:a xlink:type="simple" xlink:href="#__RefHeading___Toc11270_1534698904" text:style-name="Index_20_Link" text:visited-style-name="Index_20_Link"><text:s/>2.4 Обоснование выбора QEMU<text:tab/>18</text:a></text:p>
            <text:p text:style-name="P96"><text:a xlink:type="simple" xlink:href="#__RefHeading___Toc11272_1534698904" text:style-name="Index_20_Link" text:visited-style-name="Index_20_Link"><text:s/>3 ТЕОРЕТИЧЕСКОЕ ОБОСНОВАНИЕ РАЗРАБОТКИ<text:tab/>19</text:a></text:p>
            <text:p text:style-name="P97"><text:a xlink:type="simple" xlink:href="#__RefHeading___Toc11274_1534698904" text:style-name="Index_20_Link" text:visited-style-name="Index_20_Link"><text:s/>3.1 Обоснование необходимости разработки<text:tab/>19</text:a></text:p>
            <text:p text:style-name="P97"><text:a xlink:type="simple" xlink:href="#__RefHeading___Toc7409_620409947%20Copy%201" text:style-name="Index_20_Link" text:visited-style-name="Index_20_Link"><text:s/>3.2 <text:span text:style-name="T193">Технологии программирования, используемые для решения</text:span><text:tab/>20</text:a></text:p>
            <text:p text:style-name="P97"><text:a xlink:type="simple" xlink:href="#__RefHeading___Toc11276_1534698904" text:style-name="Index_20_Link" text:visited-style-name="Index_20_Link"><text:span text:style-name="T193">поставленных задач</text:span><text:tab/>20</text:a></text:p>
            <text:p text:style-name="P97"><text:a xlink:type="simple" xlink:href="#__RefHeading___Toc7409_620409947%20Copy%201%20Copy%201" text:style-name="Index_20_Link" text:visited-style-name="Index_20_Link"><text:s/>3.3 <text:span text:style-name="T193">Связь архитектуры вычислительной системы с</text:span><text:tab/>21</text:a></text:p>
            <text:p text:style-name="P97"><text:a xlink:type="simple" xlink:href="#__RefHeading___Toc11284_1534698904" text:style-name="Index_20_Link" text:visited-style-name="Index_20_Link"><text:span text:style-name="T193">разрабатываемым программным обеспечением</text:span><text:tab/>21</text:a></text:p>
            <text:p text:style-name="P96"><text:a xlink:type="simple" xlink:href="#__RefHeading___Toc11286_1534698904" text:style-name="Index_20_Link" text:visited-style-name="Index_20_Link"><text:s/>4 ПРОЕКТИРОВАНИЕ ФУНКЦИОНАЛЬНЫХ ВОЗМОЖНОСТЕЙ ПРОГРАММЫ<text:tab/>23</text:a></text:p>
            <text:p text:style-name="P96"><text:a xlink:type="simple" xlink:href="#__RefHeading___Toc11290_1534698904" text:style-name="Index_20_Link" text:visited-style-name="Index_20_Link"><text:s/>5 АРХИТЕКТУРА РАЗРАБАТЫВАЕМОЙ ПРОГРАММЫ<text:tab/>26</text:a></text:p>
            <text:p text:style-name="P97"><text:a xlink:type="simple" xlink:href="#__RefHeading___Toc11292_1534698904" text:style-name="Index_20_Link" text:visited-style-name="Index_20_Link"><text:s/>5.1 Общая структура программы<text:tab/>26</text:a></text:p>
            <text:p text:style-name="P97"><text:a xlink:type="simple" xlink:href="#__RefHeading___Toc11294_1534698904" text:style-name="Index_20_Link" text:visited-style-name="Index_20_Link"><text:s/>5.2 Описание функциональной схемы программы<text:tab/>27</text:a></text:p>
            <text:p text:style-name="P97"><text:a xlink:type="simple" xlink:href="#__RefHeading___Toc11296_1534698904" text:style-name="Index_20_Link" text:visited-style-name="Index_20_Link"><text:s/>5.3 Описание блок-схемы алгоритма<text:tab/>27</text:a></text:p>
            <text:p text:style-name="P96"><text:a xlink:type="simple" xlink:href="#__RefHeading___Toc7423_620409947" text:style-name="Index_20_Link" text:visited-style-name="Index_20_Link">ЗАКЛЮЧЕНИЕ<text:tab/>29</text:a></text:p>
            <text:p text:style-name="P96"><text:a xlink:type="simple" xlink:href="#__RefHeading___Toc7425_620409947" text:style-name="Index_20_Link" text:visited-style-name="Index_20_Link"><text:span text:style-name="T213">С</text:span>ПИСОК ИСПОЛЬЗОВАННЫХ ИСТОЧНИКОВ<text:tab/>30</text:a></text:p>
            <text:p text:style-name="P96"><text:a xlink:type="simple" xlink:href="#__RefHeading___Toc7427_620409947" text:style-name="Index_20_Link" text:visited-style-name="Index_20_Link">ПРИЛОЖЕНИЕ</text:a> <text:a xlink:type="simple" xlink:href="#__RefHeading___Toc7429_620409947" text:style-name="Index_20_Link" text:visited-style-name="Index_20_Link">(обязательное)<text:tab/>31</text:a></text:p>
            <text:p text:style-name="P96"><text:a xlink:type="simple" xlink:href="#__RefHeading___Toc7431_620409947" text:style-name="Index_20_Link" text:visited-style-name="Index_20_Link">Исходный код<text:tab/>31</text:a></text:p>
          </text:index-title>
        </text:index-body>
      </text:table-of-content>
      <text:h text:style-name="P20" text:outline-level="1"><text:bookmark-start text:name="_Toc345829949"/><text:bookmark-start text:name="_Toc147397449"/><text:bookmark-start text:name="__RefHeading___Toc7401_620409947"/><text:bookmark-start text:name="_ВВЕДЕНИЕ"/><text:span text:style-name="Заголовок_20_1_20_Знак">ВВЕДЕНИЕ</text:span><text:bookmark-end text:name="_Toc345829949"/><text:bookmark-end text:name="_Toc147397449"/><text:bookmark-end text:name="__RefHeading___Toc7401_620409947"/><text:bookmark-end text:name="_ВВЕДЕНИЕ"/></text:h>
      <text:p text:style-name="P1"/>
      <text:p text:style-name="P10"><text:tab/>В наше время развитие информационных технологий и вычислительных систем играет ключевую роль во многих областях, начиная от научных исследований и заканчивая повседневными задачами. Однако, чтобы эффективно использовать потенциал современных компьютерных систем, необходимо правильно подбирать и оптимизировать аппаратное обеспечение, а также алгоритмы, выполняющие вычисления на этом оборудовании.</text:p>
      <text:p text:style-name="P34"><text:tab/>В данной курсовой работе будет проведен анализ эффективной реализации и сравнение производительности алгоритмов на процессорах с разными архитектурами, а именно на процессорах <text:span text:style-name="T168">x86</text:span> (<text:span text:style-name="T168">CISC</text:span>) и <text:span text:style-name="T168">ARM</text:span> (<text:span text:style-name="T168">RISC</text:span>). Это исследование будет учитывать особенности архитектур данных процессоров, исследуя, как они влияют на производительность выполнения различных алгоритмов.</text:p>
      <text:p text:style-name="P34"><text:tab/>Цель данной курсовой работы заключается в следующем:</text:p>
      <text:p text:style-name="P35"><text:tab/>1 Cравнить технические характеристики процессоров архитектур <text:span text:style-name="T168">x86</text:span> (<text:span text:style-name="T168">CISC</text:span>) и <text:span text:style-name="T168">ARM</text:span> (<text:span text:style-name="T168">RISC</text:span>).</text:p>
      <text:p text:style-name="P35"><text:tab/>2 Подготовить тестовое окружение и набор алгоритмов, предназначенных для сравнительного анализа производительности.</text:p>
      <text:p text:style-name="P35"><text:tab/>3 Провести серию вычислительных тестов, включая тесты на одном, нескольких и всех ядрах процессоров с разными архитектурами.</text:p>
      <text:p text:style-name="P35"><text:tab/>4 Проанализировать полученные данные и выявить различия в производительности процессоров <text:span text:style-name="T168">x86</text:span> (<text:span text:style-name="T168">CISC</text:span>) и <text:span text:style-name="T168">ARM</text:span> (<text:span text:style-name="T168">RISC</text:span>) при выполнении различных алгоритмов.</text:p>
      <text:p text:style-name="P35"><text:tab/>5 Сделать выводы о том, какая архитектура оказалась более эффективной для конкретных вычислительных задач и какие факторы влияют на эту эффективность.</text:p>
      <text:p text:style-name="P34"><text:tab/>Результаты данного исследования будут способствовать более глубокому пониманию различий между архитектурами процессоров <text:span text:style-name="T168">x86</text:span> (<text:span text:style-name="T168">CISC</text:span>) и <text:span text:style-name="T168">ARM</text:span> (<text:span text:style-name="T168">RISC</text:span>) и помогут определить, какую архитектуру лучше выбирать в зависимости от конкретных задач и требований к <text:soft-page-break/>производительности. Это исследование также может быть полезным для разработчиков, занимающихся оптимизацией программного обеспечения под разные архитектуры процессоров.</text:p>
      <text:p text:style-name="P40"/>
      <text:p text:style-name="P22"/>
      <text:p text:style-name="P43"/>
      <text:h text:style-name="P20" text:outline-level="1"><text:bookmark-start text:name="__RefHeading___Toc7403_620409947"/><text:bookmark-start text:name="_Toc147397450"/>1 АРХИТЕКТУРА ВЫЧИСЛИТЕЛЬНОЙ СИСТЕМЫ<text:bookmark-end text:name="__RefHeading___Toc7403_620409947"/><text:bookmark-end text:name="_Toc147397450"/></text:h>
      <text:p text:style-name="P13"/>
      <text:h text:style-name="P55" text:outline-level="2"><text:bookmark-start text:name="__RefHeading___Toc7405_620409947"/><text:tab/><text:bookmark-start text:name="_Toc147397451"/>1.1<text:bookmark-end text:name="_Toc147397451"/> <text:span text:style-name="T30">Основные понятия в архитектуре вычислительных систем</text:span><text:bookmark-end text:name="__RefHeading___Toc7405_620409947"/></text:h>
      <text:p text:style-name="P9"/>
      <text:p text:style-name="P90">Архитектура вычислительной системы - это структура и организация компонентов компьютера, определяющая, как они взаимодействуют друг с другом и как выполняются вычисления. Она включает в себя процессор (центральное вычислительное устройство), память, системную шину (для передачи данных между компонентами) и устройства ввода-вывода.</text:p>
      <text:p text:style-name="P90">Существует несколько различных типов архитектур вычислительных систем, включая однородные и гетерогенные архитектуры. Однородная архитектура означает, что все компоненты компьютера имеют одну и ту же архитектуру, в то время как гетерогенная архитектура включает в себя разнородные компоненты различных типов.</text:p>
      <text:p text:style-name="P90">Архитектура вычислительной системы имеет прямое влияние на производительность компьютера. Эффективная архитектура может ускорить выполнение задач, в то время как неэффективная архитектура может замедлить работу системы. Поэтому понимание архитектурных принципов и особенностей является важным для оптимизации работы компьютерных систем.</text:p>
      <text:p text:style-name="P90">Основной задачей архитектуры вычислительных систем является обеспечение правильной и эффективной работы всех компонентов компьютера. Она должна учесть требования к производительности, надежности, масштабируемости и безопасности системы.</text:p>
      <text:p text:style-name="P90">Архитектура вычислительной системы может быть оптимизирована под конкретные задачи. Например, серверные системы могут иметь разную архитектуру по сравнению с мобильными устройствами. Выбор архитектуры зависит от потребностей приложений, которые будут работать на данной системе.</text:p>
      <text:p text:style-name="P11"/>
      <text:h text:style-name="P46" text:outline-level="2"><text:bookmark-start text:name="__RefHeading___Toc7407_620409947"/><text:span text:style-name="T123"><text:tab/><text:tab/><text:tab/></text:span><text:bookmark-start text:name="_Toc147397452"/><text:span text:style-name="T123">1.2 </text:span><text:bookmark-end text:name="_Toc147397452"/><text:span text:style-name="Strong_20_Emphasis"><text:span text:style-name="T124">Описание,</text:span></text:span><text:span text:style-name="Strong_20_Emphasis"><text:span text:style-name="T141"> особенности, преимущества и <text:s/>недостатки</text:span></text:span><text:bookmark-end text:name="__RefHeading___Toc7407_620409947"/></text:h>
      <text:h text:style-name="P47" text:outline-level="2"><text:span text:style-name="Strong_20_Emphasis"><text:span text:style-name="T124">архитектуры x86 (Complex Instruction Set Computer)</text:span></text:span></text:h>
      <text:p text:style-name="P8"/>
      <text:p text:style-name="P36"><text:tab/>Архитектура <text:span text:style-name="T168">x86</text:span> (<text:span text:style-name="T168">CISC</text:span>) расшифровывается как <text:span text:style-name="T168">Complex Instruction Set Computer</text:span>, является одной из наиболее распространенных и старейших архитектур для компьютерных систем. Эта архитектура имеет свои <text:soft-page-break/>особенности и характеристики, которые определяют её долгое время существования и применения.</text:p>
      <text:p text:style-name="P36"><text:tab/>Архитектура <text:span text:style-name="T168">x86</text:span> была впервые представлена компанией <text:span text:style-name="T168">Intel</text:span> в 1970-х годах и с тех пор стала стандартом для большинства настольных компьютеров и серверов. Её история насчитывает десятилетия, и это позволило архитектуре <text:span text:style-name="T168">x86</text:span> пройти через множество изменений и усовершенствований. Стремительное развитие технологий в этой области привело к появлению различных версий и модификаций архитектуры, каждая из которых приносила новые уровни производительности и функциональности.</text:p>
      <text:p text:style-name="P36"><text:tab/>Одной из основных характеристик <text:span text:style-name="T168">x86</text:span> является его обширный набор инструкций. Этот набор включает множество операций для работы с данными, арифметических и логических операций, а также инструкции для работы с числами с плавающей точкой. Это позволяет процессорам x86 выполнять разнообразные задачи, включая сложные вычисления. Однако большой размер набора инструкций также может привести к более сложной архитектуре и более высоким требованиям к процессорному кэшу и декодированию инструкций.</text:p>
      <text:p text:style-name="P36"><text:tab/>Процессоры <text:span text:style-name="T168">x86</text:span> могут выполнять сложные инструкции, которые выполняют несколько операций за один тактовый цикл. Это может увеличить производительность в некоторых сценариях, где требуется высокая производительность в однопоточных задачах. Однако сложные инструкции могут также создавать сложности для современных суперскалярных процессоров, которые стремятся выполнять несколько инструкций одновременно.</text:p>
      <text:p text:style-name="P36"><text:tab/>Процессоры, основанные на архитектуре <text:span text:style-name="T168">x86</text:span>, имеют ряд выдающихся особенностей, которые делают их популярными в мире вычислительных систем:</text:p>
      <text:p text:style-name="P37"><text:span text:style-name="T31"><text:tab/>1 </text:span>Многозадачность: Процессоры <text:span text:style-name="T168">x86</text:span> поддерживают многозадачность и многопоточность, что позволяет им выполнять несколько задач одновременно. Это особенно важно в современных операционных системах, которые часто выполняют множество фоновых задач.</text:p>
      <text:p text:style-name="P36"><text:span text:style-name="T31"><text:tab/>2 </text:span>Большие объемы кэш-памяти: Процессоры <text:span text:style-name="T168">x86</text:span> обычно имеют большие объемы кэш-памяти (L1, L2, L3), что улучшает быстродействие приложений, требующих быстрого доступа к данным. Кэш-память позволяет снизить задержку при обращении к оперативной памяти и увеличить скорость выполнения программ.</text:p>
      <text:p text:style-name="P36"><text:soft-page-break/><text:span text:style-name="T31"><text:tab/>3 </text:span>Многочисленные регистры: Они обеспечивают процессору большую гибкость в хранении и обработке данных. Многочисленные регистры позволяют процессору управлять большими объемами данных и улучшать производительность в вычислениях.</text:p>
      <text:p text:style-name="P36"><text:span text:style-name="T31"><text:tab/>4 </text:span>Поддержка аппаратной виртуализации: Архитектура x86 имеет встроенную поддержку аппаратной виртуализации, что позволяет создавать виртуальные машины с высокой производительностью. Это важно для облачных вычислений и серверных систем.</text:p>
      <text:p text:style-name="P36"><text:tab/>Преимущества архитектуры <text:span text:style-name="T168">x86</text:span>:</text:p>
      <text:p text:style-name="P36"><text:span text:style-name="T31"><text:tab/>1 </text:span>Широкая совместимость: <text:span text:style-name="T168">x86</text:span> совместим с огромным количеством программного обеспечения, что делает его популярным выбором для настольных и серверных систем. Пользователи могут запускать большинство приложений без необходимости адаптации их под другую архитектуру.</text:p>
      <text:p text:style-name="P36"><text:span text:style-name="T31"><text:tab/>2 </text:span>Высокая производительность в многозадачных приложениях: Большое количество ядер и сложные инструкции делают x86 отличным выбором для высоконагруженных приложений, таких как базы данных и серверы.</text:p>
      <text:p text:style-name="P36"><text:tab/>Недостатки архитектуры <text:span text:style-name="T168">x86</text:span>:</text:p>
      <text:p text:style-name="P36"><text:span text:style-name="T31"><text:tab/>1 </text:span>Большое энергопотребление: Процессоры x86 обычно потребляют больше энергии по сравнению с некоторыми альтернативными архитектурами, что может быть недопустимо для мобильных устройств и встроенных систем, где важна эффективность энергопотребления.</text:p>
      <text:p text:style-name="P36"><text:span text:style-name="T31"><text:tab/>2 </text:span>Сложность: Сложный набор инструкций и архитектурные особенности могут затруднить разработку и оптимизацию программного обеспечения. Программисты могут столкнуться с сложностями в создании оптимизированных приложений, и это может потребовать дополнительных усилий для достижения высокой производительности.</text:p>
      <text:p text:style-name="P36"><text:tab/>Таким образом, архитектура x86 имеет богатую историю и разнообразные характеристики, которые делают её важной и широко используемой архитектурой в мире вычислительных систем. Это также связано с определенными преимуществами и недостатками, которые должны учитываться при выборе архитектуры для конкретных приложений и задач.</text:p>
      <text:p text:style-name="P22"/>
      <text:p text:style-name="P11"/>
      <text:h text:style-name="P48" text:outline-level="2"><text:bookmark-start text:name="__RefHeading___Toc7409_620409947"/><text:span text:style-name="T123"><text:tab/></text:span><text:bookmark-start text:name="_Toc147397455"/><text:span text:style-name="T123">1.</text:span><text:span text:style-name="T142">3</text:span><text:span text:style-name="T123"> </text:span><text:bookmark-end text:name="_Toc147397455"/><text:span text:style-name="T123"><text:s/></text:span><text:span text:style-name="Strong_20_Emphasis"><text:span text:style-name="T32">Описание,</text:span></text:span><text:span text:style-name="Strong_20_Emphasis"><text:span text:style-name="T33"> особенности, преимущества и <text:s/>недостатки</text:span></text:span><text:bookmark-end text:name="__RefHeading___Toc7409_620409947"/></text:h>
      <text:h text:style-name="P49" text:outline-level="2"><text:span text:style-name="Strong_20_Emphasis"><text:span text:style-name="T32">архитектуры </text:span></text:span><text:span text:style-name="Strong_20_Emphasis"><text:span text:style-name="T33">ARM</text:span></text:span><text:span text:style-name="Strong_20_Emphasis"><text:span text:style-name="T32">(</text:span></text:span><text:span text:style-name="Strong_20_Emphasis"><text:span text:style-name="T40">Reduced Instruction Set Computer</text:span></text:span><text:span text:style-name="Strong_20_Emphasis"><text:span text:style-name="T32">)</text:span></text:span></text:h>
      <text:p text:style-name="P44"/>
      <text:p text:style-name="P82"><text:soft-page-break/>Архитектура <text:span text:style-name="T168">ARM</text:span> (<text:span text:style-name="T168">Reduced Instruction Set Computer</text:span>) представляет собой выдающуюся архитектурную концепцию, которая была разработана с целью упрощения процессорных инструкций и оптимизации производительности. Сегодня <text:span text:style-name="T168">ARM</text:span> стала одной из самых популярных и широко используемых архитектур в мире, в особенности в мобильных устройствах, встроенных системах и <text:span text:style-name="T168">IoT</text:span>-устройствах. <text:span text:style-name="T152">Далее я подробно </text:span>разбер<text:span text:style-name="T152">у</text:span> особенности, преимущества и недостатки архитектуры <text:span text:style-name="T168">ARM</text:span>.</text:p>
      <text:p text:style-name="P83">Особенности архитектуры <text:span text:style-name="T168">ARM</text:span>:</text:p>
      <text:p text:style-name="P83"><text:span text:style-name="T153">1 </text:span><text:span text:style-name="Strong_20_Emphasis"><text:span text:style-name="T122">Упрощенный набор инструкций:</text:span></text:span><text:span text:style-name="T153"> Одной из ключевых особенностей архитектуры </text:span><text:span text:style-name="T183">ARM</text:span><text:span text:style-name="T153"> является упрощенный набор инструкций. Это означает, что процессоры </text:span><text:span text:style-name="T183">ARM</text:span><text:span text:style-name="T153"> используют ограниченное количество базовых инструкций, что делает их более эффективными в выполнении основных операций. Уменьшение числа инструкций позволяет улучшить производительность и эффективность использования памяти.</text:span></text:p>
      <text:p text:style-name="P83"><text:span text:style-name="T153">2 </text:span><text:span text:style-name="Strong_20_Emphasis"><text:span text:style-name="T122">Энергоэффективность:</text:span></text:span><text:span text:style-name="T153"> Процессоры </text:span><text:span text:style-name="T183">ARM</text:span><text:span text:style-name="T153"> обладают выдающейся энергоэффективностью. Это означает, что они потребляют гораздо меньше энергии, чем многие другие архитектуры, такие как </text:span><text:span text:style-name="T183">x86</text:span><text:span text:style-name="T153">. Эффективное использование энергии делает </text:span><text:span text:style-name="T183">ARM</text:span><text:span text:style-name="T153"> идеальным выбором для мобильных устройств, которые должны работать на аккумуляторах.</text:span></text:p>
      <text:p text:style-name="P83"><text:span text:style-name="T153">3 </text:span><text:span text:style-name="Strong_20_Emphasis"><text:span text:style-name="T122">Компактность и низкая стоимость:</text:span></text:span><text:span text:style-name="T153"> Процессоры </text:span><text:span text:style-name="T183">ARM</text:span><text:span text:style-name="T153"> обычно имеют меньший размер и более низкую стоимость производства по сравнению с архитектурой </text:span><text:span text:style-name="T183">x86</text:span><text:span text:style-name="T153">. Это делает их привлекательными для производителей встроенных систем, где ограниченные ресурсы и бюджет имеют большое значение.</text:span></text:p>
      <text:p text:style-name="P91"><text:span text:style-name="T37">4 </text:span><text:span text:style-name="Strong_20_Emphasis"><text:span text:style-name="T38">Многозадачность и многопоточность:</text:span></text:span><text:span text:style-name="T37"> Современные процессоры </text:span><text:span text:style-name="T42">ARM</text:span><text:span text:style-name="T37"> поддерживают многозадачность и многопоточность, что позволяет им выполнять несколько задач одновременно и повышать общую производительность системы.</text:span></text:p>
      <text:p text:style-name="P88">Архитектура <text:span text:style-name="T168">ARM</text:span> имее следующие преимущества:</text:p>
      <text:p text:style-name="P91"><text:span text:style-name="T37">1 </text:span><text:span text:style-name="Strong_20_Emphasis"><text:span text:style-name="T38">Энергоэффективность:</text:span></text:span><text:span text:style-name="T37"> Одним из наиболее значимых преимуществ архитектуры </text:span><text:span text:style-name="T42">ARM</text:span><text:span text:style-name="T37"> является её эффективное использование энергии. Это позволяет устройствам на базе </text:span><text:span text:style-name="T42">ARM</text:span><text:span text:style-name="T37"> работать дольше от аккумуляторов и снижает энергопотребление во встроенных системах.</text:span></text:p>
      <text:p text:style-name="P93"><text:span text:style-name="T36">2 </text:span><text:span text:style-name="Strong_20_Emphasis"><text:span text:style-name="T39">Низкая стоимость:</text:span></text:span><text:span text:style-name="T36"> Процессоры </text:span><text:span text:style-name="T41">ARM</text:span><text:span text:style-name="T36">, как правило, дешевле процессоров на других архитектурах. Это делает </text:span><text:span text:style-name="T41">ARM</text:span><text:span text:style-name="T36"> привлекательным выбором для производителей, стремящихся снизить затраты на компоненты.</text:span></text:p>
      <text:p text:style-name="P91"><text:span text:style-name="T37">3 </text:span><text:span text:style-name="Strong_20_Emphasis"><text:span text:style-name="T38">Многозадачность и многопоточность:</text:span></text:span><text:span text:style-name="T37"> Поддержка многозадачности и многопоточности позволяет системам на базе </text:span><text:span text:style-name="T42">ARM</text:span><text:span text:style-name="T37"> эффективно обрабатывать </text:span><text:soft-page-break/><text:span text:style-name="T37">множество задач одновременно, что особенно важно в мобильных устройствах и серверах.</text:span></text:p>
      <text:p text:style-name="P88">Также у архитектуры <text:span text:style-name="T168">ARM</text:span> имеются следующие недостатки:</text:p>
      <text:p text:style-name="P93"><text:span text:style-name="T36">1 </text:span><text:span text:style-name="Strong_20_Emphasis"><text:span text:style-name="T39">Ограниченные вычислительные ресурсы:</text:span></text:span><text:span text:style-name="T36"> Упрощенный набор инструкций может сделать процессоры </text:span><text:span text:style-name="T41">ARM</text:span><text:span text:style-name="T36"> менее производительными в некоторых типах задач, особенно в вычислениях с плавающей точкой.</text:span></text:p>
      <text:p text:style-name="P93"><text:span text:style-name="T36">2 </text:span><text:span text:style-name="Strong_20_Emphasis"><text:span text:style-name="T39">Совместимость с программным обеспечением:</text:span></text:span><text:span text:style-name="T36"> Перенос программного обеспечения, разработанного для </text:span><text:span text:style-name="T41">x86</text:span><text:span text:style-name="T36">, на архитектуру </text:span><text:span text:style-name="T41">ARM</text:span><text:span text:style-name="T36"> может потребовать дополнительной работы и времени.</text:span></text:p>
      <text:p text:style-name="P93"><text:span text:style-name="T36">3 </text:span><text:span text:style-name="Strong_20_Emphasis"><text:span text:style-name="T39">Производительность в некоторых сценариях:</text:span></text:span><text:span text:style-name="T36"> В некоторых вычислительных сценариях, таких как научные вычисления или обработка мультимедийных данных, процессоры </text:span><text:span text:style-name="T41">ARM</text:span><text:span text:style-name="T36"> могут быть менее производительными по сравнению с процессорами </text:span><text:span text:style-name="T41">x86</text:span><text:span text:style-name="T36">.</text:span></text:p>
      <text:p text:style-name="P89"><text:tab/>Архитектура <text:span text:style-name="T168">ARM</text:span> оказала глубокое влияние на индустрию вычислительных систем и продолжает развиваться, обеспечивая эффективность в использовании энергии и низкую стоимость для различных приложений, начиная от смартфонов и планшетов, и заканчивая автомобильными системами и умными устройствами <text:span text:style-name="T168">IoT</text:span></text:p>
      <text:h text:style-name="P42" text:outline-level="2"/>
      <text:h text:style-name="P55" text:outline-level="2"><text:bookmark-start text:name="__RefHeading___Toc7411_620409947"/><text:span text:style-name="T138"><text:tab/></text:span><text:bookmark-start text:name="_Toc147397455 Копия 1"/><text:span text:style-name="T138">1.</text:span><text:span text:style-name="T140">4</text:span><text:span text:style-name="T138"> </text:span><text:bookmark-end text:name="_Toc147397455 Копия 1"/><text:span text:style-name="T138"><text:s/></text:span><text:span text:style-name="Strong_20_Emphasis"><text:span text:style-name="T139">История и версии архитектуры x86 (CISC)</text:span></text:span><text:bookmark-end text:name="__RefHeading___Toc7411_620409947"/></text:h>
      <text:p text:style-name="P94"><text:span text:style-name="Strong_20_Emphasis"><text:span text:style-name="T123"/></text:span></text:p>
      <text:p text:style-name="P95"><text:tab/><text:span text:style-name="Strong_20_Emphasis"><text:span text:style-name="T125">Архитектура </text:span></text:span><text:span text:style-name="Strong_20_Emphasis"><text:span text:style-name="T131">x86</text:span></text:span><text:span text:style-name="Strong_20_Emphasis"><text:span text:style-name="T125"> (</text:span></text:span><text:span text:style-name="Strong_20_Emphasis"><text:span text:style-name="T131">Complex Instruction Set Computer</text:span></text:span><text:span text:style-name="Strong_20_Emphasis"><text:span text:style-name="T125">, или </text:span></text:span><text:span text:style-name="Strong_20_Emphasis"><text:span text:style-name="T131">CISC</text:span></text:span><text:span text:style-name="Strong_20_Emphasis"><text:span text:style-name="T125">) имеет долгую и важную историю в мире вычислительных систем. Эта архитектура была представлена компанией </text:span></text:span><text:span text:style-name="Strong_20_Emphasis"><text:span text:style-name="T131">Intel</text:span></text:span><text:span text:style-name="Strong_20_Emphasis"><text:span text:style-name="T125"> в 1978 году с выпуском микропроцессора </text:span></text:span><text:span text:style-name="Strong_20_Emphasis"><text:span text:style-name="T131">Intel</text:span></text:span><text:span text:style-name="Strong_20_Emphasis"><text:span text:style-name="T125"> </text:span></text:span><text:span text:style-name="Strong_20_Emphasis"><text:span text:style-name="T131">8086</text:span></text:span><text:span text:style-name="Strong_20_Emphasis"><text:span text:style-name="T125">, что открыло путь к созданию одной из самых распространенных и влиятельных архитектур в истории компьютеров.</text:span></text:span></text:p>
      <text:p text:style-name="P94"><text:span text:style-name="Strong_20_Emphasis"><text:span text:style-name="T123"/></text:span></text:p>
      <text:p text:style-name="P36"><text:tab/>В 1982 году компания <text:span text:style-name="T168">Intel</text:span> представила процессор <text:span text:style-name="T168">Intel</text:span> <text:span text:style-name="T168">80286</text:span>, также известный как 286. Этот процессор добавил 16-битную защищенную режимную архитектуру и улучшил производительность. Он стал основой для первых <text:span text:style-name="T168">IBM</text:span>-совместимых персональных компьютеров, что сделало архитектуру x86 доминирующей в этой области.</text:p>
      <text:p text:style-name="P36"><text:tab/>Один из наиболее значимых моментов в истории x86 - выпуск процессора <text:span text:style-name="T168">Intel</text:span> <text:span text:style-name="T168">386</text:span> (или просто 386) в 1985 году. Этот процессор стал первым 32-битным процессором в семействе <text:span text:style-name="T168">x86</text:span> и внедрил важные функции, такие как виртуальная память и многозадачность. 386 сделал архитектуру <text:span text:style-name="T168">x86</text:span> стандартом для современных операционных систем.</text:p>
      <text:p text:style-name="P36"><text:soft-page-break/><text:tab/>В 1993 году <text:span text:style-name="T168">Intel</text:span> представила процессор <text:span text:style-name="T168">Pentium</text:span>, который стал одним из наиболее узнаваемых и успешных брендов процессоров. <text:span text:style-name="T168">Pentium</text:span> улучшил производительность и стал популярным среди пользователей.</text:p>
      <text:p text:style-name="P36"><text:tab/>В последующие десятилетия различные поколения процессоров <text:span text:style-name="T168">x86</text:span>, включая <text:span text:style-name="T168">Pentium</text:span> II, III, 4, Core и многие другие, постоянно совершенствовали архитектуру, повышая производительность, добавляя новые инструкции и оптимизируя энергопотребление.</text:p>
      <text:p text:style-name="P36"><text:tab/>В 2003 году компания AMD внесла вклад в развитие архитектуры x86, представив процессоры семейства AMD64, которые добавили поддержку 64-битных вычислений, что стало значительным шагом вперед в развитии x86.</text:p>
      <text:p text:style-name="P36"><text:tab/>Сегодня архитектура x86 продолжает развиваться с выпуском разнообразных моделей процессоров от <text:span text:style-name="T168">Intel</text:span> и <text:span text:style-name="T168">AMD</text:span>, и остается основой для большинства настольных компьютеров и серверов по всему миру.</text:p>
      <text:p text:style-name="P36"><text:tab/>История версий архитектуры x86 включает в себя следующие ключевые этапы:</text:p>
      <text:p text:style-name="P38"><text:span text:style-name="T121"><text:tab/></text:span><text:span text:style-name="T202">1 </text:span><text:span text:style-name="Strong_20_Emphasis"><text:span text:style-name="T191">Intel</text:span></text:span><text:span text:style-name="Strong_20_Emphasis"><text:span text:style-name="T122"> 8086 и 8088:</text:span></text:span><text:span text:style-name="T121"> Эти процессоры были первыми моделями и заложили фундамент для дальнейшего развития архитектуры x86. </text:span></text:p>
      <text:p text:style-name="P77"><text:span text:style-name="Strong_20_Emphasis"><text:span text:style-name="T127"><text:tab/>2 </text:span></text:span><text:span text:style-name="Strong_20_Emphasis"><text:span text:style-name="T132">Intel</text:span></text:span><text:span text:style-name="Strong_20_Emphasis"><text:span text:style-name="T127"> 80286 (286): Этот процессор добавил 16-битную защищенную режимную архитектуру и увеличил производительность</text:span></text:span></text:p>
      <text:p text:style-name="P77"><text:span text:style-name="Strong_20_Emphasis"><text:span text:style-name="T127"><text:tab/>3 </text:span></text:span><text:span text:style-name="Strong_20_Emphasis"><text:span text:style-name="T132">Intel</text:span></text:span><text:span text:style-name="Strong_20_Emphasis"><text:span text:style-name="T127"> 386 (386DX и 386SX): 386 внедрил 32-битную архитектуру, виртуальную память и многозадачность, устанавливая стандарт для современных операционных систем.</text:span></text:span></text:p>
      <text:p text:style-name="P77"><text:span text:style-name="Strong_20_Emphasis"><text:span text:style-name="T127"><text:tab/>4 </text:span></text:span><text:span text:style-name="Strong_20_Emphasis"><text:span text:style-name="T132">Intel </text:span></text:span><text:span text:style-name="Strong_20_Emphasis"><text:span text:style-name="T127">486 (486DX и 486SX): Эти процессоры улучшили производительность и внесли различные оптимизации.</text:span></text:span></text:p>
      <text:p text:style-name="P77"><text:span text:style-name="Strong_20_Emphasis"><text:span text:style-name="T127"><text:tab/>5 Семейство </text:span></text:span><text:span text:style-name="Strong_20_Emphasis"><text:span text:style-name="T132">Pentium</text:span></text:span><text:span text:style-name="Strong_20_Emphasis"><text:span text:style-name="T127"> (</text:span></text:span><text:span text:style-name="Strong_20_Emphasis"><text:span text:style-name="T132">Pentium</text:span></text:span><text:span text:style-name="Strong_20_Emphasis"><text:span text:style-name="T127">, </text:span></text:span><text:span text:style-name="Strong_20_Emphasis"><text:span text:style-name="T132">Pentium Pro</text:span></text:span><text:span text:style-name="Strong_20_Emphasis"><text:span text:style-name="T127">, </text:span></text:span><text:span text:style-name="Strong_20_Emphasis"><text:span text:style-name="T132">Pentium II</text:span></text:span><text:span text:style-name="Strong_20_Emphasis"><text:span text:style-name="T127">, </text:span></text:span><text:span text:style-name="Strong_20_Emphasis"><text:span text:style-name="T132">Pentium III</text:span></text:span><text:span text:style-name="Strong_20_Emphasis"><text:span text:style-name="T127">, </text:span></text:span><text:span text:style-name="Strong_20_Emphasis"><text:span text:style-name="T132">Pentium 4</text:span></text:span><text:span text:style-name="Strong_20_Emphasis"><text:span text:style-name="T127">): </text:span></text:span><text:span text:style-name="Strong_20_Emphasis"><text:span text:style-name="T132">Pentium</text:span></text:span><text:span text:style-name="Strong_20_Emphasis"><text:span text:style-name="T127"> стал одним из наиболее узнаваемых и успешных брендов процессоров, предоставляя значительное увеличение производительности и ввод новых инструкций.</text:span></text:span></text:p>
      <text:p text:style-name="P77"><text:span text:style-name="Strong_20_Emphasis"><text:span text:style-name="T127"><text:tab/>6 Семейство </text:span></text:span><text:span text:style-name="Strong_20_Emphasis"><text:span text:style-name="T132">Intel Core</text:span></text:span><text:span text:style-name="Strong_20_Emphasis"><text:span text:style-name="T127"> (</text:span></text:span><text:span text:style-name="Strong_20_Emphasis"><text:span text:style-name="T132">Core 2 Duo</text:span></text:span><text:span text:style-name="Strong_20_Emphasis"><text:span text:style-name="T127">, </text:span></text:span><text:span text:style-name="Strong_20_Emphasis"><text:span text:style-name="T132">Core i3/i5/i7/i9</text:span></text:span><text:span text:style-name="Strong_20_Emphasis"><text:span text:style-name="T127">): Современные процессоры, обеспечивающие высокую производительность и энергоэффективность. Они поддерживают многозадачность, виртуализацию и другие технологии.</text:span></text:span></text:p>
      <text:p text:style-name="P77"><text:span text:style-name="Strong_20_Emphasis"><text:span text:style-name="T127"><text:tab/>7 Процессоры </text:span></text:span><text:span text:style-name="Strong_20_Emphasis"><text:span text:style-name="T132">AMD</text:span></text:span><text:span text:style-name="Strong_20_Emphasis"><text:span text:style-name="T127">: Компания </text:span></text:span><text:span text:style-name="Strong_20_Emphasis"><text:span text:style-name="T132">AMD</text:span></text:span><text:span text:style-name="Strong_20_Emphasis"><text:span text:style-name="T127"> также предоставляет различные модели процессоров, совместимых с архитектурой </text:span></text:span><text:span text:style-name="Strong_20_Emphasis"><text:span text:style-name="T132">x86</text:span></text:span><text:span text:style-name="Strong_20_Emphasis"><text:span text:style-name="T127">, предлагая </text:span></text:span><text:soft-page-break/><text:span text:style-name="Strong_20_Emphasis"><text:span text:style-name="T127">альтернативные решения для потребителей. Архитектура </text:span></text:span><text:span text:style-name="Strong_20_Emphasis"><text:span text:style-name="T132">AMD64</text:span></text:span><text:span text:style-name="Strong_20_Emphasis"><text:span text:style-name="T127">, представленная в процессорах </text:span></text:span><text:span text:style-name="Strong_20_Emphasis"><text:span text:style-name="T132">AMD</text:span></text:span><text:span text:style-name="Strong_20_Emphasis"><text:span text:style-name="T127">, добавила поддержку 64-битных вычислений и способствовала развитию этой архитектуры.</text:span></text:span></text:p>
      <text:p text:style-name="P36"><text:tab/>История и версии архитектуры <text:span text:style-name="T168">x86</text:span> (<text:span text:style-name="T168">CISC</text:span>) представляют собой эволюцию этой важной архитектуры, которая продолжает оставаться в центре вычислительной индустрии.</text:p>
      <text:p text:style-name="P36"/>
      <text:h text:style-name="P55" text:outline-level="2"><text:bookmark-start text:name="__RefHeading___Toc7413_620409947"/><text:span text:style-name="T148"><text:tab/></text:span><text:bookmark-start text:name="_Toc147397455 Копия 1 Копия 1"/><text:span text:style-name="T148">1.</text:span><text:span text:style-name="T150">3</text:span><text:span text:style-name="T148"> </text:span><text:bookmark-end text:name="_Toc147397455 Копия 1 Копия 1"/><text:span text:style-name="T148"><text:s/></text:span><text:span text:style-name="Strong_20_Emphasis"><text:span text:style-name="T149">История и версии архитектуры </text:span></text:span><text:span text:style-name="Strong_20_Emphasis"><text:span text:style-name="T151">ARM</text:span></text:span><text:span text:style-name="Strong_20_Emphasis"><text:span text:style-name="T149"> (</text:span></text:span><text:span text:style-name="Strong_20_Emphasis"><text:span text:style-name="T151">R</text:span></text:span><text:span text:style-name="Strong_20_Emphasis"><text:span text:style-name="T149">ISC)</text:span></text:span><text:bookmark-end text:name="__RefHeading___Toc7413_620409947"/></text:h>
      <text:p text:style-name="P92"><text:span text:style-name="Strong_20_Emphasis"><text:span text:style-name="T130"/></text:span></text:p>
      <text:p text:style-name="P92"><text:span text:style-name="Strong_20_Emphasis"><text:span text:style-name="T130"><text:tab/></text:span></text:span><text:span text:style-name="Strong_20_Emphasis"><text:span text:style-name="T126">История архитектуры </text:span></text:span><text:span text:style-name="Strong_20_Emphasis"><text:span text:style-name="T133">ARM</text:span></text:span><text:span text:style-name="Strong_20_Emphasis"><text:span text:style-name="T126"> (</text:span></text:span><text:span text:style-name="Strong_20_Emphasis"><text:span text:style-name="T133">Advanced RISC Machine</text:span></text:span><text:span text:style-name="Strong_20_Emphasis"><text:span text:style-name="T126">) началась в 1980-х годах, когда компания Acorn Computers из Великобритании искала способ создания более эффективных и компактных процессоров для своих компьютеров. В 1985 году была создана компания </text:span></text:span><text:span text:style-name="Strong_20_Emphasis"><text:span text:style-name="T133">ARM Ltd</text:span></text:span><text:span text:style-name="Strong_20_Emphasis"><text:span text:style-name="T126">., которая занялась разработкой новой архитектуры.</text:span></text:span></text:p>
      <text:p text:style-name="P36"><text:tab/>Первый процессор <text:span text:style-name="T168">ARM1</text:span> был выпущен в 1985 году и представлял собой 32-битный <text:span text:style-name="T168">RISC</text:span>-процессор (<text:span text:style-name="T168">Reduced Instruction Set Computer</text:span>). Этот процессор был на тот момент революционным, так как он предлагал выдающуюся производительность при низком энергопотреблении и был компактным по размеру.</text:p>
      <text:p text:style-name="P36"><text:tab/>Следующий этап в развитии архитектуры <text:span text:style-name="T168">ARM</text:span> был связан с выпуском <text:span text:style-name="T168">ARM2</text:span> и <text:span text:style-name="T168">ARM3</text:span> в конце 1980-х - начале 1990-х годов. Эти процессоры были использованы в компьютерах <text:span text:style-name="T168">Acorn Archimedes</text:span> и внесли существенный вклад в развитие области вычислительной техники.</text:p>
      <text:p text:style-name="P36"><text:tab/>В 1991 году была выпущена первая версия 32-битного процессора <text:span text:style-name="T168">ARM</text:span>, известного как <text:span text:style-name="T168">ARM6</text:span>. Это стало важным событием, так как оно определило будущее архитектуры <text:span text:style-name="T168">ARM</text:span> в 32-битном мире.</text:p>
      <text:p text:style-name="P36"><text:tab/>С развитием мобильных устройств и встроенных систем в начале 2000-х годов, архитектура <text:span text:style-name="T168">ARM</text:span> стала особенно популярной. Процессоры <text:span text:style-name="T168">ARM</text:span> начали широко использоваться в смартфонах, планшетах, и других мобильных устройствах. Это привело к созданию различных версий ARM-процессоров, оптимизированных под конкретные задачи.</text:p>
      <text:p text:style-name="P36"><text:tab/>Сегодня <text:span text:style-name="T168">ARM Ltd</text:span>. официально называет свою архитектуру <text:span text:style-name="T168">ARM</text:span>, а <text:span text:style-name="T168">RISC</text:span> (<text:span text:style-name="T168">Reduced Instruction Set Computer</text:span>) больше не употребляется в официальных наименованиях.</text:p>
      <text:p text:style-name="P36"><text:tab/>История версий архитектуры <text:span text:style-name="T168">ARM</text:span> можно подразделить на следующие важные этапы:</text:p>
      <text:p text:style-name="P39"><text:soft-page-break/><text:span text:style-name="T121"><text:tab/>1 </text:span><text:span text:style-name="Strong_20_Emphasis"><text:span text:style-name="T191">ARM1</text:span></text:span><text:span text:style-name="Strong_20_Emphasis"><text:span text:style-name="T122">:</text:span></text:span><text:span text:style-name="T121"> Первый процессор семейства </text:span><text:span text:style-name="T190">ARM</text:span><text:span text:style-name="T121">, выпущенный в 1985 году.</text:span></text:p>
      <text:p text:style-name="P39"><text:span text:style-name="T121"><text:tab/>2 </text:span><text:span text:style-name="Strong_20_Emphasis"><text:span text:style-name="T191">ARM2 </text:span></text:span><text:span text:style-name="Strong_20_Emphasis"><text:span text:style-name="T122">и </text:span></text:span><text:span text:style-name="Strong_20_Emphasis"><text:span text:style-name="T191">ARM3</text:span></text:span><text:span text:style-name="Strong_20_Emphasis"><text:span text:style-name="T122">:</text:span></text:span><text:span text:style-name="T121"> Эти процессоры, выпущенные в конце 1980-х - начале 1990-х годов, представляли собой следующие шаги в развитии архитектуры.</text:span></text:p>
      <text:p text:style-name="P39"><text:span text:style-name="T121"><text:tab/>3 </text:span><text:span text:style-name="Strong_20_Emphasis"><text:span text:style-name="T191">ARM6</text:span></text:span><text:span text:style-name="Strong_20_Emphasis"><text:span text:style-name="T122">:</text:span></text:span><text:span text:style-name="T121"> Версия, выпущенная в 1991 году, определила будущее 32-битных ARM-процессоров.<text:line-break/> <text:tab/>4 </text:span><text:span text:style-name="Strong_20_Emphasis"><text:span text:style-name="T191">ARM7</text:span></text:span><text:span text:style-name="Strong_20_Emphasis"><text:span text:style-name="T122">:</text:span></text:span><text:span text:style-name="T121"> Этот процессор добавил важные возможности, такие как поддержка Java и Thumb - 16-битного режима, в 1994 году.</text:span></text:p>
      <text:p text:style-name="P39"><text:span text:style-name="T121"><text:tab/>5 </text:span><text:span text:style-name="Strong_20_Emphasis"><text:span text:style-name="T191">ARM9</text:span></text:span><text:span text:style-name="Strong_20_Emphasis"><text:span text:style-name="T122">:</text:span></text:span><text:span text:style-name="T121"> Серия процессоров, выпущенных в конце 1990-х - начале 2000-х годов, включая </text:span><text:span text:style-name="T190">ARM920T</text:span><text:span text:style-name="T121"> и </text:span><text:span text:style-name="T190">ARM946E-S</text:span><text:span text:style-name="T121">.</text:span></text:p>
      <text:p text:style-name="P39"><text:span text:style-name="T121"><text:tab/>6 </text:span><text:span text:style-name="Strong_20_Emphasis"><text:span text:style-name="T191">ARM11</text:span></text:span><text:span text:style-name="Strong_20_Emphasis"><text:span text:style-name="T122">:</text:span></text:span><text:span text:style-name="T121"> Семейство процессоров, предназначенных для мобильных устройств и смартфонов, с поддержкой технологии </text:span><text:span text:style-name="T190">SIMD</text:span><text:span text:style-name="T121"> (</text:span><text:span text:style-name="T190">Single Instruction, Multiple Data</text:span><text:span text:style-name="T121">).</text:span></text:p>
      <text:p text:style-name="P39"><text:span text:style-name="T121"><text:tab/>7 </text:span><text:span text:style-name="Strong_20_Emphasis"><text:span text:style-name="T191">ARM Cortex-A</text:span></text:span><text:span text:style-name="Strong_20_Emphasis"><text:span text:style-name="T122">:</text:span></text:span><text:span text:style-name="T121"> Семейство процессоров, предназначенных для мобильных устройств и высокопроизводительных вычислений, включая Cortex-A8, Cortex-A9, и другие.</text:span></text:p>
      <text:p text:style-name="P39"><text:span text:style-name="T121"><text:tab/>8 </text:span><text:span text:style-name="Strong_20_Emphasis"><text:span text:style-name="T191">ARM Cortex-M</text:span></text:span><text:span text:style-name="Strong_20_Emphasis"><text:span text:style-name="T122">:</text:span></text:span><text:span text:style-name="T121"> Серия процессоров, оптимизированных для встроенных систем и микроконтроллеров.</text:span></text:p>
      <text:p text:style-name="P39"><text:span text:style-name="T121"><text:tab/>9 </text:span><text:span text:style-name="Strong_20_Emphasis"><text:span text:style-name="T191">ARM Cortex-R</text:span></text:span><text:span text:style-name="Strong_20_Emphasis"><text:span text:style-name="T122">:</text:span></text:span><text:span text:style-name="T121"> Процессоры среднего класса, используемые в системах реального времени.</text:span></text:p>
      <text:p text:style-name="P178"><text:span text:style-name="T128"><text:tab/>10 </text:span><text:span text:style-name="Strong_20_Emphasis"><text:span text:style-name="T135">ARMv8-A</text:span></text:span><text:span text:style-name="Strong_20_Emphasis"><text:span text:style-name="T129">:</text:span></text:span><text:span text:style-name="T128"> Введение 64-битных вычислений и поддержка виртуализации в архитектуре </text:span><text:span text:style-name="T134">ARM</text:span><text:span text:style-name="T128">.</text:span></text:p>
      <text:p text:style-name="P176"><text:span text:style-name="T248"><text:tab/></text:span><text:span text:style-name="T249">1</text:span><text:span text:style-name="T253">1</text:span><text:span text:style-name="T249"> </text:span><text:span text:style-name="Strong_20_Emphasis"><text:span text:style-name="T255">ARMv8.1-A</text:span></text:span><text:span text:style-name="Strong_20_Emphasis"><text:span text:style-name="T250">: </text:span></text:span><text:span text:style-name="Strong_20_Emphasis"><text:span text:style-name="T72">Добавление новых возможностей и оптимизаций.</text:span></text:span></text:p>
      <text:p text:style-name="P176"><text:span text:style-name="Strong_20_Emphasis"><text:span text:style-name="T74"><text:tab/>1</text:span></text:span><text:span text:style-name="Strong_20_Emphasis"><text:span text:style-name="T76">2</text:span></text:span><text:span text:style-name="Strong_20_Emphasis"><text:span text:style-name="T74"> </text:span></text:span><text:span text:style-name="Strong_20_Emphasis"><text:span text:style-name="T88">ARMv8.2-A</text:span></text:span><text:span text:style-name="Strong_20_Emphasis"><text:span text:style-name="T74">: Внесение улучшений и новых технологий, таких как расширенные возможности виртуализации, поддержка сжатия инструкций для экономии памяти, и улучшенная поддержка аппаратных шифровальных средств, что повысило безопасность данных.</text:span></text:span></text:p>
      <text:p text:style-name="P175"><text:span text:style-name="T251"><text:tab/>1</text:span><text:span text:style-name="T253">3</text:span><text:span text:style-name="T251"> </text:span><text:span text:style-name="Strong_20_Emphasis"><text:span text:style-name="T256">ARMv8.3-A</text:span></text:span><text:span text:style-name="Strong_20_Emphasis"><text:span text:style-name="T252">: </text:span></text:span><text:span text:style-name="Strong_20_Emphasis"><text:span text:style-name="T39">Продолжение развития с улучшениями, включая более эффективную обработку ветвлений, расширенные возможности виртуализации с поддержкой Nested Virtualization, а также новые инструкции для повышения производительности и эффективности.</text:span></text:span></text:p>
      <text:p text:style-name="P175"><text:span text:style-name="T36"><text:tab/></text:span><text:span text:style-name="T73">1</text:span><text:span text:style-name="T75">4</text:span><text:span text:style-name="T73"> </text:span><text:span text:style-name="Strong_20_Emphasis"><text:span text:style-name="T88">ARMv8.4-A</text:span></text:span><text:span text:style-name="Strong_20_Emphasis"><text:span text:style-name="T74">: Внедрение новых функций, таких как расширенные возможности обработки ветвлений (Branch Target Identification), улучшенная поддержка векторных вычислений (Advanced SIMD), а также инструкции </text:span></text:span><text:soft-page-break/><text:span text:style-name="Strong_20_Emphasis"><text:span text:style-name="T74">для ускоренной работы с искусственным интеллектом (AI) и машинным обучением.</text:span></text:span></text:p>
      <text:p text:style-name="P175"><text:span text:style-name="T73"><text:tab/>1</text:span><text:span text:style-name="T75">5</text:span><text:span text:style-name="T73"> </text:span><text:span text:style-name="Strong_20_Emphasis"><text:span text:style-name="T88">ARMv8.5-A</text:span></text:span><text:span text:style-name="Strong_20_Emphasis"><text:span text:style-name="T74">: Последние разработки с фокусом на эффективность и производительность включают улучшенные возможности виртуализации, оптимизации для сценариев искусственного интеллекта, расширенные инструкции для ускоренного выполнения задач, и повышенную эффективность работы с памятью для обеспечения более высокой общей производительности.</text:span></text:span></text:p>
      <text:p text:style-name="P174"><text:span text:style-name="T136"><text:tab/></text:span><text:span text:style-name="T137">С</text:span><text:span text:style-name="T136">ледует отметить революцию, произошедшую с выпуском процессора </text:span><text:span text:style-name="Strong_20_Emphasis"><text:span text:style-name="T133">Apple M1</text:span></text:span><text:span text:style-name="T136"> в 2020 году. </text:span><text:span text:style-name="T230">M1</text:span><text:span text:style-name="T136"> представляет собой семейство чипов, построенных на архитектуре </text:span><text:span text:style-name="T230">ARM</text:span><text:span text:style-name="T136">, и успешно используемых в компьютерах </text:span><text:span text:style-name="T230">MacBook Air</text:span><text:span text:style-name="T136">, </text:span><text:span text:style-name="T230">MacBook Pro</text:span><text:span text:style-name="T136"> и </text:span><text:span text:style-name="T230">Mac mini</text:span><text:span text:style-name="T136">.</text:span></text:p>
      <text:p text:style-name="P172"><text:span text:style-name="T168">M1</text:span> не только воплотил передовые технологии <text:span text:style-name="T168">ARMv8.2-A</text:span>, но и внес собственные инновации, такие как интеграция различных компонентов на одном чипе – от центрального процессора и графического ускорителя до блока управления памятью. Это позволяет не только повысить производительность, но и снизить энергопотребление устройств.</text:p>
      <text:p text:style-name="P172"><text:tab/><text:span text:style-name="T168">M1</text:span> включает в себя восемь вычислительных ядер, обеспечивая оптимальное сочетание высокой производительности и энергоэффективности. Уникальная архитектура процессора, разработанная <text:span text:style-name="T168">Apple</text:span>, сделала его ключевым элементом нового поколения компьютеров <text:span text:style-name="T168">Mac</text:span>.</text:p>
      <text:p text:style-name="P173"><text:tab/>Графический процессор <text:span text:style-name="T168">M1</text:span> также играет важную роль, обеспечивая потрясающую графическую производительность для широкого спектра задач. Поддержка технологии <text:span text:style-name="T168">Apple Silicon</text:span>, включая взаимодействие с операционной системой <text:span text:style-name="T168">macOS Big Sur</text:span> и оптимизированными под <text:span text:style-name="T168">ARM</text:span> приложениями, делает <text:span text:style-name="T168">M1</text:span> не только мощным процессором, но и интегрированным компонентом, способным максимально раскрыть потенциал устройств <text:span text:style-name="T168">Apple</text:span>.</text:p>
      <text:p text:style-name="P173"><text:tab/>Таким образом, <text:span text:style-name="T168">Apple M1</text:span> не только продолжает эволюцию архитектуры <text:span text:style-name="T168">ARM</text:span>, но и ставит новые стандарты в области производительности, энергоэффективности и интеграции компонентов в мире вычислительных технологий.</text:p>
      <text:p text:style-name="P169"><text:tab/>Архитектура <text:span text:style-name="T168">ARM</text:span> продолжает развиваться и находит применение в широком спектре устройств, от мобильных гаджетов до высокопроизводительных серверов.</text:p>
      <text:h text:style-name="P27" text:outline-level="1"><text:bookmark-start text:name="__RefHeading___Toc7415_620409947"/><text:bookmark-start text:name="_Toc147397456"/>2 ПЛАТФОРМА ПРОГРАММНОГО ОБЕСПЕЧЕНИЯ<text:bookmark-end text:name="__RefHeading___Toc7415_620409947"/><text:bookmark-end text:name="_Toc147397456"/></text:h>
      <text:p text:style-name="P5"/>
      <text:h text:style-name="P41" text:outline-level="2"><text:bookmark-start text:name="__RefHeading___Toc7417_620409947"/><text:bookmark-start text:name="_Toc147397457"/><text:span text:style-name="T17">2.1 </text:span><text:bookmark-end text:name="_Toc147397457"/><text:span text:style-name="T17">Выбор платформы для написания программы</text:span><text:bookmark-end text:name="__RefHeading___Toc7417_620409947"/></text:h>
      <text:p text:style-name="P6"/>
      <text:p text:style-name="P76"><text:span text:style-name="T45">Сравнивать производительность процессоров не всегда просто. Различия в аппаратном и программном обеспечении, настройках и конфигурации систем могут привести к искаженным результатам и недостоверным выводам. Поэтому, чтобы дать объективную оценку и сравнить работу процессоров, необходимо создать однородную среду, в которой будут минимизированы внешние факторы, влияющие на результаты тестов. <text:line-break/><text:tab/>Самым простым способом создания однородной среды на разных устройствах является, по сути, ручная настройка всех параметров среды: установка одной и той же версии операционной системы, одинаковых версий драйверов для аппаратных компонентов, настройка параметров ядра </text:span><text:span text:style-name="T47">ОС</text:span><text:span text:style-name="T45">, закрытие всех ненужных фоновых приложений и процессов на обоих ноутбуках. Также придется выполнять несколько запусков тестов и усреднять результаты, чтобы минимизировать влияние случайных факторов. Таким образом, будет создано более однородное тестовое окружение для сравнения производительности процессоров. Но этот метод является слишком объемным, и к тому же только пытается свести различия к минимуму, но на самом деле не устраняет их. Происходит так, потому что даже на одной и той же операционной системе (</text:span><text:span text:style-name="T47">ОС</text:span><text:span text:style-name="T45">) разные ноутбуки могут иметь разное аппаратное обеспечение, включая объем оперативной памяти, тип процессора, графическую карту и другие характеристики. Эти различия в аппаратной части могут оказать значительное влияние на производительность. <text:line-break/><text:tab/>Более удобным и эффективным способом для создания однородной среды является использование эмулятора. Эмуляция позволяет создать изолированные эмулированные среды, в которых можно установить и настроить одинаковые параметры для сравнения. Этот способ гораздо более удобный, так как эмуляторы можно легко настраивать, копировать и удалять, а также сохранять их состояния для последующего использования. </text:span><text:span text:style-name="T46">Таким образом для сравнения эффективности алгоритмов на разных архитектурах выбран эмулятор.</text:span></text:p>
      <text:p text:style-name="P64">Важной платформой программного обеспечения, которая будет использоваться для эмуляции и тестирования алгоритмов на разных архитектурах процессоров, является <text:span text:style-name="T168">QEMU</text:span>.</text:p>
      <text:p text:style-name="P59"><text:soft-page-break/><text:span text:style-name="T154"><text:tab/></text:span><text:span text:style-name="T185">QEMU</text:span><text:span text:style-name="T154">, что расшифровывается как "</text:span><text:span text:style-name="T185">Quick Emulator</text:span><text:span text:style-name="T154">", является мощным инструментом для эмуляции различных архитектур, включая </text:span><text:span text:style-name="T185">x86</text:span><text:span text:style-name="T154">, </text:span><text:span text:style-name="T185">ARM</text:span><text:span text:style-name="T154">, </text:span><text:span text:style-name="T185">MIPS</text:span><text:span text:style-name="T154"> и многие другие. Его архитектура представляет собой модульную систему, включающую в себя эмуляторы процессоров, устройств, интерфейсы пользователя и множество внутренних компонентов.</text:span></text:p>
      <text:p text:style-name="P59"><text:span text:style-name="T154">Основными компонентами архитектуры </text:span><text:span text:style-name="T185">QEMU</text:span><text:span text:style-name="T154"> являются:<text:line-break/><text:tab/></text:span><text:span text:style-name="T155">1 </text:span><text:span text:style-name="T154">Эмуляторы процессоров: </text:span><text:span text:style-name="T185">QEMU</text:span><text:span text:style-name="T154"> включает эмуляторы для различных архитектур процессоров. Эти эмуляторы обеспечивают интерпретацию и выполнение инструкций, предназначенных для целевой архитектуры.</text:span></text:p>
      <text:p text:style-name="P58"><text:span text:style-name="T155"><text:tab/>2 </text:span><text:span text:style-name="T154">Модули устройств: </text:span><text:span text:style-name="T185">QEMU</text:span><text:span text:style-name="T154"> предоставляет модели устройств, которые могут быть подключены к виртуальным машинам. Это может включать сетевые адаптеры, жесткие диски, звуковые карты и другие устройства. <text:s/></text:span></text:p>
      <text:p text:style-name="P58"><text:span text:style-name="T155"><text:tab/>3 </text:span><text:span text:style-name="T154">Интерфейсы пользовательского взаимодействия: </text:span><text:span text:style-name="T185">QEMU</text:span><text:span text:style-name="T154"> предоставляет различные интерфейсы для взаимодействия с виртуальными машинами, включая командную строку, графический интерфейс и </text:span><text:span text:style-name="T185">API</text:span><text:span text:style-name="T154"> для программной интеграции.</text:span></text:p>
      <text:p text:style-name="P60"><text:span text:style-name="T6"><text:tab/>4 </text:span><text:span text:style-name="T5">Менеджер ресурсов: </text:span><text:span text:style-name="T7">QEMU</text:span><text:span text:style-name="T5"> управляет выделением и управлением ресурсами виртуальных машин, включая доступ к процессору, памяти и периферийным устройствам.</text:span></text:p>
      <text:p text:style-name="P65"><text:tab/>Обоснование выбора платформы программного обеспечения <text:span text:style-name="T168">QEMU</text:span> для данного курсового проекта заключается в следующих факторах: <text:s/></text:p>
      <text:p text:style-name="P65"><text:tab/><text:span text:style-name="T168">QEMU</text:span> обладает универсальностью, так как он способен эмулировать различные архитектуры процессоров, включая x86 и ARM. Это позволяет проводить тестирование и сравнение алгоритмов на разных архитектурах без необходимости доступа к физическому оборудованию каждого типа. <text:s/></text:p>
      <text:p text:style-name="P65"><text:tab/><text:span text:style-name="T168">QEMU</text:span> - проект с открытым исходным кодом, что делает его доступным для адаптации и настройки под конкретные задачи курсового проекта. Это обеспечивает гибкость в использовании и возможность изменения исходного кода для соответствия требованиям проекта. <text:s/><text:tab/>Платформа <text:span text:style-name="T168">QEMU</text:span> обеспечива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72"><text:span text:style-name="T12"><text:tab/></text:span><text:span text:style-name="T15">QEMU</text:span><text:span text:style-name="T12"> имеет активное сообщество разработчиков и пользователей, что обеспечивает поддержку, обмен опытом и решение возникающих проблем. <text:tab/>Существует также обширная документация, которая поможет в освоении этой платформы. <text:s/>Общее обоснование выбора </text:span><text:span text:style-name="T15">QEMU</text:span><text:span text:style-name="T12"> заключается в его способности обеспечить универсальное тестирование алгоритмов на </text:span><text:soft-page-break/><text:span text:style-name="T12">разных архитектурах, доступности, гибкости и поддержке сообщества разработчиков, что делает его привлекательным выбором для нашего курсового проекта в области вычислительных систем.</text:span><text:bookmark-start text:name="_Toc147397458 Copy 2"/><text:span text:style-name="T12"><text:line-break/></text:span><text:bookmark-end text:name="_Toc147397458 Copy 2"/></text:p>
      <text:h text:style-name="P55" text:outline-level="2"><text:span text:style-name="T157"><text:tab/></text:span><text:bookmark-start text:name="_Toc147397458 Copy 3"/><text:span text:style-name="T162">2.</text:span><text:span text:style-name="T165">2</text:span><text:span text:style-name="T162"> </text:span><text:bookmark-end text:name="_Toc147397458 Copy 3"/><text:span text:style-name="T163">История платформы QEMU</text:span><text:span text:style-name="T144"><text:line-break/></text:span></text:h>
      <text:p text:style-name="P69"><text:tab/>История платформы программного обеспечения <text:span text:style-name="T168">QEMU</text:span> (<text:span text:style-name="T168">Quick Emulator</text:span>) является интересным примером успешного проекта с открытым исходным кодом в области виртуализации и эмуляции. Вот более подробная информация о его истории: <text:s/></text:p>
      <text:p text:style-name="P66"><text:tab/>Начало проекта (2003 год): <text:span text:style-name="T168">QEMU</text:span> был начат Фабрисом Беллендом (<text:span text:style-name="T168">Fabrice Bellard</text:span>) в 2003 году. Он разрабатывал этот эмулятор, чтобы создать универсальное средство для эмуляции процессоров x86. На тот момент задачей было обеспечить возможность исполнения кода, написанного для архитектуры x86, на компьютерах с другими архитектурами. Изначально, <text:span text:style-name="T168">QEMU</text:span> был спроектирован для эмуляции только x86, но это было лишь начало.</text:p>
      <text:p text:style-name="P61"><text:span text:style-name="T156"><text:tab/>Р</text:span><text:span text:style-name="T154">асширение поддержки архитектур (2005 год): </text:span><text:span text:style-name="T185">QEMU</text:span><text:span text:style-name="T154"> продолжил свое развитие, добавляя поддержку других архитектур, таких как </text:span><text:span text:style-name="T185">ARM</text:span><text:span text:style-name="T154"> и </text:span><text:span text:style-name="T185">MIPS</text:span><text:span text:style-name="T154">. Это позволило </text:span><text:span text:style-name="T185">QEMU</text:span><text:span text:style-name="T154"> стать универсальным инструментом для эмуляции и виртуализации, обеспечивая возможность запускать и тестировать программное обеспечение на различных процессорных архитектурах. <text:s text:c="2"/><text:tab/>Поддержка виртуализации (2005-2007 годы): В этот период развития </text:span><text:span text:style-name="T185">QEMU</text:span><text:span text:style-name="T154"> проект </text:span><text:span text:style-name="T185">KVM</text:span><text:span text:style-name="T154"> (</text:span><text:span text:style-name="T185">Kernel-based Virtual Machine</text:span><text:span text:style-name="T154">) начал интеграцию с </text:span><text:span text:style-name="T185">QEMU</text:span><text:span text:style-name="T154">, позволяя использовать QEMU как фронтенд для </text:span><text:span text:style-name="T185">KVM</text:span><text:span text:style-name="T154">. Это сделало </text:span><text:span text:style-name="T185">QEMU</text:span><text:span text:style-name="T154"> более эффективным, позволяя использовать аппаратную виртуализацию для достижения более высокой производительности. </text:span></text:p>
      <text:p text:style-name="P66"><text:tab/>Завоевание популярности и множество приложений (2010-н.в.): Со временем <text:span text:style-name="T168">QEMU</text:span> стал невероятно популярным в мире виртуализации и эмуляции. Его открытый исходный код и богатая функциональность привлекли множество разработчиков и компаний. В настоящее время <text:span text:style-name="T168">QEMU</text:span> используется в разнообразных областях, включая виртуализацию серверов, тестирование и разработку встроенных систем, эмуляцию архитектур для обучения и многие другие приложения.</text:p>
      <text:p text:style-name="P73"><text:span text:style-name="T12"><text:tab/>Регулярные выпуски и активное сообщество (постоянно): Проект </text:span><text:span text:style-name="T15">QEMU</text:span><text:span text:style-name="T12"> активно развивается, и регулярные выпуски новых версий вносят улучшения в производительность, стабильность и функциональность. Благодаря открытому исходному коду и активному сообществу </text:span><text:soft-page-break/><text:span text:style-name="T12">разработчиков и пользователей, </text:span><text:span text:style-name="T15">QEMU</text:span><text:span text:style-name="T12"> остается современным и актуальным инструментом. </text:span></text:p>
      <text:p text:style-name="P73"><text:span text:style-name="T13"><text:tab/>И</text:span><text:span text:style-name="T14">стория </text:span><text:span text:style-name="T16">QEMU</text:span><text:span text:style-name="T14"> демонстрирует, как успешный проект с открытым исходным кодом может начать с узкой цели и медленно эволюционировать в многофункциональный и широко используемый инструмент в области виртуализации и эмуляции.</text:span></text:p>
      <text:p text:style-name="P70"/>
      <text:h text:style-name="P54" text:outline-level="2"><text:span text:style-name="T157"><text:tab/></text:span><text:bookmark-start text:name="_Toc147397458 Copy 3 Copy 1"/><text:span text:style-name="T162">2.</text:span><text:span text:style-name="T165">3</text:span><text:span text:style-name="T162"> </text:span><text:bookmark-end text:name="_Toc147397458 Copy 3 Copy 1"/><text:span text:style-name="T164">Достоинства</text:span><text:span text:style-name="T163"> QEMU</text:span></text:h>
      <text:p text:style-name="P74"/>
      <text:p text:style-name="P71"><text:tab/>Платформа программного обеспечения <text:span text:style-name="T168">QEMU</text:span> (<text:span text:style-name="T168">Quick Emulator</text:span>) имеет множество версий и достоинств, которые сделали ее популярным инструментом в области виртуализации и эмуляции. Вот более подробная информация о достоинствах <text:span text:style-name="T168">QEMU</text:span>:</text:p>
      <text:p text:style-name="P75"><text:span text:style-name="T160"><text:tab/>1 </text:span><text:span text:style-name="T157">Многоплатформенность: Одним из главных достоинств QEMU является его способность эмулировать различные архитектуры процессоров, включая </text:span><text:span text:style-name="T161">x86</text:span><text:span text:style-name="T157">, </text:span><text:span text:style-name="T161">ARM</text:span><text:span text:style-name="T157">, </text:span><text:span text:style-name="T161">SPARC</text:span><text:span text:style-name="T157">, </text:span><text:span text:style-name="T161">MIPS</text:span><text:span text:style-name="T157"> и многие другие. Это позволяет разработчикам и исследователям тестировать программное обеспечение на разных архитектурах без необходимости наличия физического оборудования. <text:s/><text:tab/></text:span><text:span text:style-name="T158">2 </text:span><text:span text:style-name="T157">Открытый исходный код: </text:span><text:span text:style-name="T161">QEMU</text:span><text:span text:style-name="T157"> является проектом с открытым исходным кодом, что обеспечивает доступность и гибкость в использовании. Пользователи и разработчики могут свободно изучать и изменять исходный код </text:span><text:span text:style-name="T161">QEMU</text:span><text:span text:style-name="T157"> в соответствии с их потребностями.<text:line-break/><text:tab/></text:span><text:span text:style-name="T158">3 </text:span><text:span text:style-name="T157">Гибкость настройки: </text:span><text:span text:style-name="T161">QEMU</text:span><text:span text:style-name="T157"> предоставляет широкие возможности настройки параметров виртуальных машин, включая количество процессоров, объем оперативной памяти, тип сетевых интерфейсов и многое другое. Это делает </text:span><text:span text:style-name="T161">QEMU</text:span><text:span text:style-name="T157"> мощным инструментом для тестирования и разработки. </text:span></text:p>
      <text:p text:style-name="P75"><text:span text:style-name="T157"><text:tab/></text:span><text:span text:style-name="T159">4 </text:span><text:span text:style-name="T157">Активное сообщество: </text:span><text:span text:style-name="T161">QEMU</text:span><text:span text:style-name="T157"> имеет активное сообщество разработчиков и пользователей, что обеспечивает поддержку и доступность ресурсов для пользователей. Вопросы и проблемы могут быть быстро решены благодаря широкому кругу экспертов. </text:span></text:p>
      <text:p text:style-name="P75"><text:span text:style-name="T157"><text:tab/></text:span><text:span text:style-name="T159">5 </text:span><text:span text:style-name="T157">Поддержка аппаратной виртуализации: </text:span><text:span text:style-name="T161">QEMU</text:span><text:span text:style-name="T157"> интегрирован с </text:span><text:span text:style-name="T161">KVM</text:span><text:span text:style-name="T157">, что позволяет использовать аппаратную виртуализацию для повышения производительности и снижения накладных расходов виртуализации. </text:span></text:p>
      <text:p text:style-name="P75"><text:span text:style-name="T157"><text:tab/></text:span><text:span text:style-name="T159">6 </text:span><text:span text:style-name="T157">Богатая функциональность: </text:span><text:span text:style-name="T161">QEMU</text:span><text:span text:style-name="T157"> предоставляет обширный набор функций, включая эмуляцию устройств, возможность миграции виртуальных машин, поддержку снимков состояния и многие другие возможности. </text:span></text:p>
      <text:p text:style-name="P62"><text:soft-page-break/><text:span text:style-name="T19"><text:tab/>Все эти достоинства делают </text:span><text:span text:style-name="T186">QEMU</text:span><text:span text:style-name="T19"> мощным и гибким инструментом для проведения исследований, разработки программного обеспечения и тестирования на разных архитектурах процессоров.</text:span></text:p>
      <text:p text:style-name="P71"/>
      <text:h text:style-name="P56" text:outline-level="2"><text:span text:style-name="T19"><text:tab/></text:span><text:bookmark-start text:name="_Toc147397458 Copy 3 Copy 1 Copy 1"/><text:span text:style-name="T19">2.</text:span><text:span text:style-name="T20">4</text:span><text:span text:style-name="T19"> </text:span><text:bookmark-end text:name="_Toc147397458 Copy 3 Copy 1 Copy 1"/><text:span text:style-name="T20">Обоснование выбора QEMU</text:span></text:h>
      <text:p text:style-name="P57"/>
      <text:p text:style-name="P67"><text:tab/>Обоснование выбора платформы программного обеспечения <text:span text:style-name="T168">QEMU</text:span> для данного курсового проекта заключается в следующих факторах: <text:s/></text:p>
      <text:p text:style-name="P68"><text:tab/>Универсальность: <text:span text:style-name="T168">QEMU</text:span> способен эмулировать различные архитектуры процессоров, включая x86 и ARM. Это открывает широкие возможности для тестирования и сравнения алгоритмов на разных архитектурах без необходимости доступа к физическому оборудованию каждого типа. </text:p>
      <text:p text:style-name="P68"><text:tab/>Открытый исходный код: <text:span text:style-name="T168">QEMU</text:span> является проектом с открытым исходным кодом, что позволяет адаптировать его под конкретные задачи курсового проекта. Это обеспечивает гибкость в использовании и возможность изменения исходного кода, чтобы удовлетворить требования проекта. </text:p>
      <text:p text:style-name="P68"><text:tab/>Настраиваемость: <text:span text:style-name="T168">QEMU</text:span> предоставля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68"><text:tab/>Активное сообщество: <text:span text:style-name="T168">QEMU</text:span> имеет активное сообщество разработчиков и пользователей, что обеспечивает поддержку, обмен опытом и решение возникающих проблем. Это гарантирует, что можно получить помощь и решения в случае возникновения трудностей. </text:p>
      <text:p text:style-name="P68"><text:tab/>Обширная документация: Существует обширная документация по <text:span text:style-name="T168">QEMU</text:span>, которая поможет освоить эту платформу и извлечь максимальную пользу из её возможностей. </text:p>
      <text:p text:style-name="P68"><text:tab/>Общее обоснование выбора <text:span text:style-name="T168">QEMU</text:span> заключается в его способности обеспечивать универсальное тестирование алгоритмов на разных архитектурах, доступности, гибкости и поддержке сообщества разработчиков. Все эти факторы делают <text:span text:style-name="T168">QEMU</text:span> привлекательным выбором для нашего курсового проекта в области вычислительных систем.</text:p>
      <text:h text:style-name="P45" text:outline-level="1"><text:span text:style-name="T143"><text:tab/></text:span><text:bookmark-start text:name="_Toc147397459"/><text:span text:style-name="T143">3 ТЕОРЕТИЧЕСКОЕ ОБОСНОВАНИЕ РАЗРАБОТКИ</text:span><text:bookmark-end text:name="_Toc147397459"/><text:span text:style-name="T143"> </text:span></text:h>
      <text:h text:style-name="P29" text:outline-level="1"/>
      <text:h text:style-name="Heading_20_2" text:outline-level="2"><text:span text:style-name="T166"><text:tab/>3.1 </text:span><text:bookmark-start text:name="_Toc149107055"/>Обоснование необходимости разработки<text:bookmark-end text:name="_Toc149107055"/></text:h>
      <text:p text:style-name="P25"/>
      <text:p text:style-name="P32"><text:tab/>Современная вычислительная техника охватывает огромное многообразие архитектур процессоров, каждая из которых имеет свои уникальные особенности и характеристики. Среди этих архитектур две из наиболее важных и широко распространенных - это <text:span text:style-name="T168">CISC</text:span> (C<text:span text:style-name="T168">omplex Instruction Set Computer</text:span>) и <text:span text:style-name="T168">RISC</text:span> (<text:span text:style-name="T168">Reduced Instruction Set Computer</text:span>), представленные архитектурами <text:span text:style-name="T168">x86</text:span> и <text:span text:style-name="T168">ARM</text:span> соответственно. Эти архитектуры играют ведущую роль в мире информационных технологий и применяются в различных типах устройств - от настольных компьютеров до мобильных устройств и встроенных систем. </text:p>
      <text:p text:style-name="P32"><text:tab/>Сравнение и оценка алгоритмов на разных архитектурах становятся все более актуальными задачами для разработчиков и исследователей. Понимание различий между <text:span text:style-name="T168">CISC</text:span> и <text:span text:style-name="T168">RISC</text:span>, а также оптимизация кода под конкретные архитектуры, могут значительно повысить производительность приложений и улучшить их эффективность. </text:p>
      <text:p text:style-name="P32"><text:tab/>Целью данного курсового проекта является разработка программного продукта, который позволит эффективно реализовать и сравнить алгоритмы на процессорах архитектур <text:span text:style-name="T168">x86</text:span> (<text:span text:style-name="T168">CISC</text:span>) и <text:span text:style-name="T168">ARM</text:span> (<text:span text:style-name="T168">RISC</text:span>), с учетом их особенностей. Это исследование направлено на выявление оптимальных подходов к программированию и оптимизации на разных архитектурах, а также на практическое применение результатов в различных областях, где критически важна производительность. </text:p>
      <text:p text:style-name="P32"><text:tab/>Обоснование данной разработки опирается на несколько ключевых аспектов: </text:p>
      <text:p text:style-name="P32"><text:tab/><text:span text:style-name="T167">1 </text:span>Множество архитектур и их актуальность: В современном мире разнообразие архитектур процессоров является фактом. Важно предоставить возможность разработчикам и исследователям работать с разными архитектурами без физического доступа к каждой из них. </text:p>
      <text:p text:style-name="P33"><text:tab/><text:span text:style-name="T167">2 </text:span>Различия между <text:span text:style-name="T168">CISC</text:span> и <text:span text:style-name="T168">RISC</text:span>: Понимание основных различий между CISC и RISC позволяет разработчикам создавать более эффективный и оптимизированный код, специфичный для каждой архитектуры. <text:tab/><text:span text:style-name="T167">3 </text:span>Оптимизация для архитектур: Возможность оптимизировать код для конкретных архитектур может означать значительный выигрыш в производительности. <text:line-break/><text:tab/><text:span text:style-name="T167">4 </text:span>Практическое применение: Результаты исследования могут найти <text:soft-page-break/>применение в различных областях, включая разработку приложений, оптимизацию вычислительных процессов и улучшение производительности программного обеспечения.<text:tab/></text:p>
      <text:p text:style-name="P33"><text:span text:style-name="T167"><text:tab/>5 </text:span>Образовательное значение: Проект может служить образовательной цели для студентов и исследователей, позволяя им погрузиться в мир архитектурных особенностей и оптимизации алгоритмов. Обоснование данной разработки, описанное выше, устанавливает актуальность и важность проведения исследования, которое будет представлено в данной курсовой работе.</text:p>
      <text:p text:style-name="P12"/>
      <text:h text:style-name="P50" text:outline-level="2"><text:bookmark-start text:name="__RefHeading___Toc7409_620409947 Copy 1"/><text:span text:style-name="T146"><text:s text:c="23"/>3</text:span><text:bookmark-start text:name="_Toc147397455 Copy 1"/><text:span text:style-name="T123">.</text:span><text:span text:style-name="T146">2</text:span><text:span text:style-name="T123"> </text:span><text:bookmark-end text:name="_Toc147397455 Copy 1"/><text:span text:style-name="T123"><text:s/></text:span><text:span text:style-name="Strong_20_Emphasis"><text:span text:style-name="T34">Технологии программирования, используемые для решения</text:span></text:span><text:bookmark-end text:name="__RefHeading___Toc7409_620409947 Copy 1"/></text:h>
      <text:h text:style-name="P51" text:outline-level="2"><text:span text:style-name="Strong_20_Emphasis"><text:span text:style-name="T34">поставленных задач</text:span></text:span></text:h>
      <text:p text:style-name="P53"><text:span text:style-name="Strong_20_Emphasis"><text:span text:style-name="T34"/></text:span></text:p>
      <text:h text:style-name="P113" text:outline-level="2"><text:tab/>Для эффективной реализации алгоритмов на процессорах <text:span text:style-name="T169">c</text:span><text:span text:style-name="T170"> </text:span><text:span text:style-name="T195">архитектурами</text:span> <text:span text:style-name="T170">CISC</text:span><text:span text:style-name="T192"> </text:span>и <text:span text:style-name="T170">RISC</text:span> был выбран набор современных технологий программирования. В этой главе рассматриваются основные инструменты и подходы, примененные при разработке программного обеспечения для анализа производительности данных процессоров.</text:h>
      <text:p text:style-name="P145"><text:span text:style-name="T332">В своей работе я активно использую два типа процессоров: </text:span><text:span text:style-name="T181">Apple M1</text:span><text:span text:style-name="T332">, представляющий собой процессор на базе архитектуры </text:span><text:span text:style-name="T181">ARM</text:span><text:span text:style-name="T332">, и </text:span><text:span text:style-name="T181">Ryzen 7 4800h</text:span><text:span text:style-name="T332">, который является представителем </text:span><text:span text:style-name="T181">CISC</text:span><text:span text:style-name="T332">-архитектуры. Для сравнения эффективности процессоров я выбрал алгоритм </text:span><text:span text:style-name="T305">решения СЛАУ методом Гаусса</text:span><text:span text:style-name="T332">. Этот алгоритм был выбран из-за его широкого применения и эффективности, что делает его идеальным кандидатом для сравнения производительности различных процессоров.</text:span></text:p>
      <text:p text:style-name="P63"><text:tab/>Основой реализации алгоритмов послужил мощный и гибкий язык программирования <text:span text:style-name="T168">C++</text:span>. Этот выбор обусловлен высокой производительностью и поддержкой множества библиотек, что важно при обработке больших объемов данных.</text:p>
      <text:p text:style-name="P63"><text:tab/>Для упрощения и ускорения разработки были активно задействованы стандартные библиотеки <text:span text:style-name="T168">C++</text:span>, предоставляющие широкий спектр функций для работы с массивами, математическими операциями и другими компонентами, необходимыми для <text:span text:style-name="T204">эффективной </text:span><text:span text:style-name="T203">реализаци</text:span><text:span text:style-name="T204">и</text:span><text:span text:style-name="T203"> алгоритм</text:span><text:span text:style-name="T204">ов</text:span>. Программный код был подвергнут оптимизациям, предоставляемым компилятором.</text:p>
      <text:p text:style-name="P167"><text:tab/>Основные функции моей программы для измерения производительности включают:</text:p>
      <text:p text:style-name="P168"><text:soft-page-break/><text:tab/><text:span text:style-name="T214">1 </text:span>Выполнение алгоритма <text:span text:style-name="T306">решения СЛАУ методом Гаусса</text:span>. <text:span text:style-name="T216">В том числе и эффективно реализованного под </text:span><text:span text:style-name="T171">RISC</text:span><text:span text:style-name="T216"> и </text:span><text:span text:style-name="T171">CISC</text:span><text:span text:style-name="T216">.</text:span> </text:p>
      <text:p text:style-name="P168"><text:tab/><text:span text:style-name="T214">2 </text:span>Вывод на экран затраченного времени.</text:p>
      <text:p text:style-name="P135"><text:span text:style-name="T209">Стабильность результатов можно гарантировать тем, что </text:span><text:span text:style-name="T210">выполнение </text:span><text:span text:style-name="T209">будет прои</text:span><text:span text:style-name="T212">c</text:span><text:span text:style-name="T209">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207">Linux.</text:span></text:p>
      <text:p text:style-name="P135"><text:span text:style-name="T209">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207">Ubuntu</text:span><text:span text:style-name="T209">, в которой количество фоновых процессов кратно меньше чем в </text:span><text:span text:style-name="T207">Windows</text:span><text:span text:style-name="T209">,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211">выполнения алгоритма </text:span><text:span text:style-name="T212">решения СЛАУ методом Гаусса</text:span><text:span text:style-name="T209">.</text:span></text:p>
      <text:p text:style-name="P133">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 text:style-name="T217">с использованием нескольких ядер. Также это позволяет установить одинаков</text:span><text:span text:style-name="T334">ый</text:span><text:span text:style-name="T217"> </text:span><text:span text:style-name="T334">размер </text:span><text:span text:style-name="T217">оперативн</text:span><text:span text:style-name="T334">ой</text:span><text:span text:style-name="T217"> памят</text:span><text:span text:style-name="T334">и</text:span><text:span text:style-name="T217"> для создания максимально приближенных условий на двух разных системах.</text:span></text:p>
      <text:p text:style-name="P136">В качестве Linux системы был выбран<text:span text:style-name="T168"> ubuntu server </text:span><text:span text:style-name="T194">версии 22.04.3</text:span>. Одн<text:span text:style-name="T335">ой из причин такого выбора является то для минимизации лишней нагрузки на систему не используется графический интерфейс. </text:span><text:span text:style-name="T336">В</text:span><text:span text:style-name="T182"> ubuntu server</text:span><text:span text:style-name="T336"> поставляется только терминал для работы с системой.</text:span></text:p>
      <text:p text:style-name="P130"><text:tab/><text:span text:style-name="T215">Т</text:span>акже выполняется критерий независимости от конкретного производителя аппаратного обеспечения, поскольку данную метрику можно использовать на любой вычислительной системе, независимо от того, кто является производителем аппаратного обеспечения. </text:p>
      <text:p text:style-name="P135"><text:span text:style-name="T209">Легкость измерения данной метрики заключается в том, что достаточно просто запустить программу и она сама выведет на экран результаты тестирования вычислительной системы.</text:span></text:p>
      <text:p text:style-name="P118"><text:tab/>Для оценки производительности программы на различных архитектурах процессоров были применены специализированные инструменты, позволяющие выявить узкие места и оптимизировать код.</text:p>
      <text:p text:style-name="P120"><text:tab/><text:span text:style-name="T310">Стоит отметить, что были использованы</text:span> такие <text:span text:style-name="T310">важные</text:span> библиотеки как:</text:p>
      <text:p text:style-name="P120"><text:soft-page-break/><text:tab/>1 <text:span text:style-name="T168">Tbb</text:span>: для распараллеливания работы алгоритма и выполнения на нескольких ядрах.</text:p>
      <text:p text:style-name="P117"><text:span text:style-name="T308"><text:tab/></text:span><text:span text:style-name="T309">2 </text:span><text:span text:style-name="T172">Thread</text:span><text:span text:style-name="T309">: </text:span><text:span text:style-name="T311">для выполнения алгоритма на одном ядре.</text:span></text:p>
      <text:p text:style-name="P117"><text:tab/><text:span text:style-name="T313">3 </text:span><text:span text:style-name="T174">Chrono</text:span><text:span text:style-name="T313">: </text:span><text:span text:style-name="T314">для вычисления времени работы алгоритма.</text:span></text:p>
      <text:p text:style-name="P117"><text:tab/><text:span text:style-name="T315">4 </text:span><text:span text:style-name="T177">Random</text:span><text:span text:style-name="T315">: для генерации случайного набора входных данных.</text:span></text:p>
      <text:p text:style-name="P117"><text:tab/><text:span text:style-name="T316">5 </text:span><text:span text:style-name="T175">Cmath</text:span><text:span text:style-name="T316">: для использования математических операций</text:span></text:p>
      <text:p text:style-name="P117"><text:tab/><text:span text:style-name="T316">6 </text:span><text:span text:style-name="T175">Vector:</text:span><text:span text:style-name="T316"> для работы с вектором значений.</text:span></text:p>
      <text:p text:style-name="P117"><text:tab/><text:span text:style-name="T316">7 </text:span><text:span text:style-name="T175">Iostream</text:span><text:span text:style-name="T316">: для работы с вводом и выводом данных.</text:span></text:p>
      <text:p text:style-name="P117"><text:tab/><text:span text:style-name="T316">8 </text:span><text:span text:style-name="T175">Immintrin</text:span><text:span text:style-name="T316">: для работы с </text:span><text:span text:style-name="T175">AVX</text:span><text:span text:style-name="T316"> инструкциями.</text:span></text:p>
      <text:p text:style-name="P117"><text:tab/><text:span text:style-name="T317">9 </text:span><text:span text:style-name="T176">Arm_neon</text:span><text:span text:style-name="T317">: для работы с NEON инструкциями.</text:span></text:p>
      <text:p text:style-name="P119"><text:tab/><text:span text:style-name="T318">Д</text:span><text:span text:style-name="T312">ля оптимизации работы алгоритма под конкретные архитектуры использовались </text:span><text:span text:style-name="T173">SIMD </text:span><text:span text:style-name="T43">(</text:span><text:span text:style-name="T44">Single Instruction, Multiple Data</text:span><text:span text:style-name="T43">) инструкции. А именно </text:span><text:span text:style-name="T44">AVX</text:span><text:span text:style-name="T43"> и </text:span><text:span text:style-name="T44">NEON</text:span><text:span text:style-name="T43">.</text:span></text:p>
      <text:p text:style-name="P63"><text:tab/>Уделено внимание взаимодействию программы с аппаратными ресурсами. Это позволяет оптимизировать выполнение <text:span text:style-name="T205">алгоритмов</text:span> и повысить общую эффективность программы.</text:p>
      <text:p text:style-name="P138"><text:tab/>Также для тестирования был выбран алгоритм решения СЛАУ методом Гаусса. <text:span text:style-name="T307">Данный алгоритм</text:span> находит применение в различных областях, таких как физика, экономика, инженерия, и многие другие. Это обеспечивает актуальность результатов тестирования для широкого круга приложений.</text:p>
      <text:h text:style-name="P114" text:outline-level="2"><text:span text:style-name="T145"><text:tab/>Метод Гаусса имеет высокую сложность вычислений, что делает его отличным выбором для тестирования производительности процессоров различных архитектур, включая многозадачность и использование многопоточности.</text:span><text:span text:style-name="T266"> </text:span><text:span text:style-name="T95">Возможность разбиения и параллельного выполнения этапов метода Гаусса на нескольких ядрах процессора позволяет оценить эффективность многоядерной обработки. Реализация метода Гаусса на разных архитектурах (например, x86, ARM) позволяет изучить, как спецификации каждой архитектуры влияют на общую производительность алгоритма.</text:span><text:tab/></text:h>
      <text:h text:style-name="P115" text:outline-level="2"><text:tab/>Выбор данных технологий обеспечивает высокую производительность программы и её адаптацию к особенностям архитектур процессоров, что является ключевым аспектом при проведении сравнительного анализа.</text:h>
      <text:h text:style-name="P121" text:outline-level="2"><text:tab/><text:tab/><text:tab/> <text:s/></text:h>
      <text:h text:style-name="P52" text:outline-level="2"><text:bookmark-start text:name="__RefHeading___Toc7409_620409947 Copy 1 Copy 1"/><text:span text:style-name="T146"><text:s text:c="23"/><text:tab/>3</text:span><text:bookmark-start text:name="_Toc147397455 Copy 1 Copy 1"/><text:span text:style-name="T123">.</text:span><text:span text:style-name="T147">3</text:span><text:span text:style-name="T123"> </text:span><text:bookmark-end text:name="_Toc147397455 Copy 1 Copy 1"/><text:span text:style-name="T123"><text:s/></text:span><text:span text:style-name="Strong_20_Emphasis"><text:span text:style-name="T35">Связь архитектуры вычислительной системы с</text:span></text:span><text:bookmark-end text:name="__RefHeading___Toc7409_620409947 Copy 1 Copy 1"/></text:h>
      <text:h text:style-name="P81" text:outline-level="2"><text:span text:style-name="Strong_20_Emphasis"><text:span text:style-name="T35">разрабатываемым программным обеспечением</text:span></text:span></text:h>
      <text:p text:style-name="P78"><text:span text:style-name="Strong_20_Emphasis"><text:span text:style-name="T34"/></text:span></text:p>
      <text:p text:style-name="P99"><text:tab/><text:span text:style-name="T117">Архитектура вычислительной системы непосредственно влияет на производительность и эффективность работы разрабатываемого </text:span><text:soft-page-break/><text:span text:style-name="T117">программного обеспечения. В данном исследовании рассматриваются процессоры архитектуры </text:span><text:span text:style-name="T118">ARM</text:span><text:span text:style-name="T117"> и </text:span><text:span text:style-name="T118">x86-64</text:span><text:span text:style-name="T117">, имеющих различные характеристики и архитектурные особенности. Эти особенности оказывают влияние на способность процессора обрабатывать вычислительные задачи, в том числе на эффективную реализацию алгаритмов.</text:span></text:p>
      <text:p text:style-name="P84"><text:tab/>Процессор <text:span text:style-name="T168">Apple M1</text:span>, представляющий собой <text:span text:style-name="T168">ARM</text:span>-архитектуру (<text:span text:style-name="T168">Advanced RISC Machine</text:span>), характеризуется простым и оптимизированным набором инструкций. Этот набор включает в себя базовые операции, такие как загрузка, хранение, арифметика и логика. Такой простой набор инструкций делает код более компактным и производительным для базовых операций, но для выполнения сложных задач может потребоваться большее количество инструкций и, следовательно, дополнительные усилия при программировании.</text:p>
      <text:p text:style-name="P85"><text:tab/>Пример программы, написанной для процессора <text:span text:style-name="T168">Apple M1</text:span>, может быть более простым и компактным для базовых операций, но для выполнения сложных вычислений может потребоваться более длинный код. Разработчики программного обеспечения на <text:span text:style-name="T168">Apple M1</text:span> должны уделять внимание оптимизации и эффективной работе с базовыми инструкциями.</text:p>
      <text:p text:style-name="P85"><text:tab/>С другой стороны, процессор <text:span text:style-name="T168">Ryzen 7 4800H</text:span> использует архитектуру <text:span text:style-name="T168">x86-64</text:span>, что предполагает богатый набор инструкций. Этот набор инструкций позволяет <text:span text:style-name="T168">Ryzen 7 4800H</text:span> выполнять разнообразные задачи с использованием относительно небольшого количества инструкций, что может упростить создание программного кода. Однако, сложность архитектуры <text:span text:style-name="T168">x86-64</text:span> может привести к более высокой сложности программного обеспечения, и процесс оптимизации становится более трудоемким. Разработчики программного обеспечения, работающие на <text:span text:style-name="T168">Ryzen 7 4800H</text:span>, должны уделять внимание оптимизации кода, чтобы обеспечить максимальную производительность.</text:p>
      <text:p text:style-name="P86"><text:tab/>Например, разработчик, создающий программу для <text:span text:style-name="T168">Ryzen 7 4800H</text:span>, может использовать разнообразные инструкции для выполнения операций, таких как арифметические вычисления, операции с памятью, операции ввода-вывода и множество других. Это может увеличить размер и сложность кода, но при этом <text:span text:style-name="T168">Ryzen 7 4800H</text:span> способен обеспечить хорошую производительность при выполнении разнообразных задач. </text:p>
      <text:p text:style-name="P87"><text:tab/>Обе архитектуры поддерживают <text:span text:style-name="T168">SIMD</text:span> (<text:span text:style-name="T168">Single Instruction, Multiple Data</text:span>) инструкции, которые позволяют выполнять одну и ту же операцию над несколькими данными одновременно. Это особенно полезно для задач, требующих большого количества параллельных вычислений, таких как обработка изображений, аудио и видео, физические расчеты и многие другие.</text:p>
      <text:p text:style-name="P87"><text:soft-page-break/><text:tab/>Процессор <text:span text:style-name="T168">Apple M1</text:span> поддерживает <text:span text:style-name="T168">NEON</text:span>, набор <text:span text:style-name="T168">SIMD</text:span> инструкций для <text:span text:style-name="T168">ARM</text:span> архитектуры. <text:span text:style-name="T168">NEON</text:span> может обрабатывать до 16 операций за один цикл, что значительно увеличивает производительность при выполнении параллельных вычислений. Однако, использование <text:span text:style-name="T168">NEON</text:span> требует от разработчика более глубокого понимания архитектуры и специфики задачи, чтобы эффективно использовать эти инструкции.</text:p>
      <text:p text:style-name="P170"><text:span text:style-name="T48"><text:tab/>С другой стороны, процессоры семейства </text:span><text:span text:style-name="T61">Ryzen</text:span><text:span text:style-name="T48">, такие как </text:span><text:span text:style-name="T61">Ryzen 7 4800H,</text:span><text:span text:style-name="T48"> поддерживают </text:span><text:span text:style-name="T61">AVX</text:span><text:span text:style-name="T48"> (</text:span><text:span text:style-name="T61">Advanced Vector Extensions</text:span><text:span text:style-name="T48">), набор </text:span><text:span text:style-name="T61">SIMD</text:span><text:span text:style-name="T48"> инструкций для </text:span><text:span text:style-name="T61">x86</text:span><text:span text:style-name="T48"> архитектуры. Включая не только арифметические, логические и трансцендентные функции, но и расширенные возможности обработки векторных данных. </text:span><text:span text:style-name="T61">AVX</text:span><text:span text:style-name="T48"> обеспечивает улучшенную производительность благодаря поддержке 256-битных векторов данных, что позволяет параллельно выполнять более широкий спектр операций. Этот набор инструкций становится важным инструментом для оптимизации производительности в приложениях, требующих интенсивной обработки данных, таких как научные и графические приложения. Однако, как и в случае с </text:span><text:span text:style-name="T61">NEON</text:span><text:span text:style-name="T48">, эффективное использование </text:span><text:span text:style-name="T62">AVX</text:span><text:span text:style-name="T48"> требует от разработчика глубокого понимания архитектуры и задачи.</text:span></text:p>
      <text:p text:style-name="P170"><text:span text:style-name="T48"><text:tab/></text:span><text:span text:style-name="T49">Для </text:span><text:span text:style-name="T50">корректного сравнения</text:span><text:span text:style-name="T49"> следует сравнить как работу программы на одном ядре, так и на нескольких.</text:span></text:p>
      <text:p text:style-name="P171"><text:span text:style-name="T48"><text:tab/>Запуск программы на одном ядре позволяет осуществить библиотека thread через аффинити. </text:span><text:span text:style-name="T51">Аффинити процессора (</text:span><text:span text:style-name="T64">CPU affinity</text:span><text:span text:style-name="T51">) – это механизм в операционной системе, позволяющий контролировать на каком ядре процессора будет выполняться определенный процесс или поток. Этот механизм работает на уровне аппаратной архитектуры процессора и уровне операционной системы. На </text:span><text:span text:style-name="T70">Linux</text:span><text:span text:style-name="T51"> он устроен следующим образом:</text:span></text:p>
      <text:p text:style-name="P147"><text:span text:style-name="T208"><text:tab/>1 В многозадачных операционных системах, таких как </text:span><text:span text:style-name="T184">Linux</text:span><text:span text:style-name="T208">, существует компонент, называемый планировщиком задач (</text:span><text:span text:style-name="T184">Scheduler</text:span><text:span text:style-name="T208">). Он отвечает за распределение вычислительных ресурсов, таких как процессорное время, между различными задачами. Планировщик работает в реальном времени, выбирая, какая задача выполняется на процессоре в каждый момент времени. У планировщика есть таблицы и структуры данных, которые помогают ему принимать решения о распределении процессов и потоков по ядрам </text:span><text:span text:style-name="T184">CPU</text:span><text:span text:style-name="T208">. Одной из таких структур является таблица процессов (</text:span><text:span text:style-name="T184">Process Control Block</text:span><text:span text:style-name="T208">, </text:span><text:span text:style-name="T184">PCB</text:span><text:span text:style-name="T208">), которая содержит информацию о каждом процессе, включая его идентификатор (</text:span><text:span text:style-name="T184">PID</text:span><text:span text:style-name="T208">), приоритет, состояние и другие атрибуты.</text:span></text:p>
      <text:p text:style-name="P148"><text:soft-page-break/><text:span text:style-name="T208"><text:tab/>2 Когда приложение запускается, система по умолчанию может разрешить планировщику выполнять его на любом доступном ядре. Однако установить аффинити для процесса можно и явно в параметрах запуска процесса.</text:span></text:p>
      <text:p text:style-name="P148"><text:span text:style-name="T208"><text:tab/>3 Когда планировщик выбирает задачу для выполнения на ядре, он проверяет, свободно ли это ядро. Если аффинити установлено, и ядро, на которое запланирована задача, занято другим процессом или задачей, она ожидает своей очереди.</text:span></text:p>
      <text:p text:style-name="P147"><text:span text:style-name="T52"><text:tab/>4 Все задачи, которые нужно выполнить, добавляются в очередь, в которой процессы размещаются в соответствии с их приоритетом. Когда процесс становится готовым к выполнению, его </text:span><text:span text:style-name="T65">PCB</text:span><text:span text:style-name="T52"> помещается в очередь, и планировщик выбирает следующий процесс для выполнения на свободном ядре или одном из ядер. У планировщика есть алгоритмы и стратегии для выбора процессов для выполнения, в зависимости от их приоритетов, состояния (например, готов к выполнению или ожидает ввода-вывода), аффинити, и других факторов. [16]</text:span></text:p>
      <text:p text:style-name="P149"><text:span text:style-name="T52"><text:tab/></text:span><text:span text:style-name="T53">Запуск программы на всех ядрах процессора позволяет осуществить библиотека </text:span><text:span text:style-name="T66">tbb</text:span><text:span text:style-name="T53">. </text:span><text:span text:style-name="T54">Она позволяет распараллели</text:span><text:span text:style-name="T55">т</text:span><text:span text:style-name="T54">ь работу программы по разным ядрам.</text:span></text:p>
      <text:p text:style-name="P170"><text:span text:style-name="T48"><text:tab/>В заключение, выбор между </text:span><text:span text:style-name="T61">ARM</text:span><text:span text:style-name="T48"> и </text:span><text:span text:style-name="T61">x86-64</text:span><text:span text:style-name="T48"> архитектурами, а также между </text:span><text:span text:style-name="T61">NEON</text:span><text:span text:style-name="T48"> и </text:span><text:span text:style-name="T63">AVX</text:span><text:span text:style-name="T48">, в значительной степени зависит от конкретной задачи и требований к производительности. Разработчики должны учитывать эти факторы при выборе подходящей архитектуры и набора инструкций для своего программного обеспечения. Это поможет им создать эффективное и высокопроизводительное решение, которое будет отвечать требованиям пользователей и эффективно использовать ресурсы вычислительной системы. Это важно для обеспечения наилучшего опыта пользователя и эффективного использования ресурсов вычислительной системы.</text:span></text:p>
      <text:h text:style-name="P80" text:outline-level="1"><text:span text:style-name="T206"><text:tab/>4 </text:span><text:bookmark-start text:name="_Toc149107058 Copy 2 Copy 3"/><text:bookmark-start text:name="_Toc149107058 Copy 5"/><text:bookmark-start text:name="_Toc149107058 Copy 1 Copy 3"/><text:span text:style-name="T206">ПРОЕКТИРОВАНИЕ ФУНКЦИОНАЛЬНЫХ ВОЗМОЖНОСТЕЙ ПРОГРАММЫ</text:span><text:bookmark-end text:name="_Toc149107058 Copy 2 Copy 3"/><text:bookmark-end text:name="_Toc149107058 Copy 5"/><text:bookmark-end text:name="_Toc149107058 Copy 1 Copy 3"/></text:h>
      <text:p text:style-name="P79"><text:tab/></text:p>
      <text:h text:style-name="P100" text:outline-level="2"><text:tab/><text:bookmark-start text:name="_Toc151534127"/><text:span text:style-name="T17">4.1 Настройка запуска</text:span><text:bookmark-end text:name="_Toc151534127"/></text:h>
      <text:p text:style-name="P101"><text:tab/></text:p>
      <text:p text:style-name="P131"><text:tab/><text:bookmark-start text:name="_Toc151534127 Copy 1"/><text:span text:style-name="T21">Д</text:span><text:bookmark-end text:name="_Toc151534127 Copy 1"/><text:span text:style-name="T21">ля проведения сравнительного анализа важно проводить тесты производительности в разных режимах, а именно: на одном и на нескольких ядрах процессора.</text:span></text:p>
      <text:p text:style-name="P131"><text:span text:style-name="T21"><text:tab/>Для запуска программы на одном ядре использовалась библиотека </text:span><text:span text:style-name="T187">thread</text:span><text:span text:style-name="T21">, а также для выполнения на одном ядре была написана специальная функция, которая позволяет выполнять программу только на каком-то определенном ядре, </text:span><text:span text:style-name="T22">т. е. осуществляется привязка к ядру. </text:span><text:span text:style-name="T23">Для распараллеливания алгоритма использовалась библиотека </text:span><text:span text:style-name="T188">tbb.</text:span></text:p>
      <text:p text:style-name="P140"><text:span text:style-name="T24"><text:tab/></text:span><text:span text:style-name="T25">Также для того, чтобы убедиться, что алгоритм действительно эффективно реализован, </text:span><text:span text:style-name="T26">проводятся также сравнение с неэффективно реализованым под архитектуры алгоритмом. Также для одного и для нескольких ядер. </text:span><text:span text:style-name="T27">Это позволяет зафиксировать разницу в производительности с использованием </text:span><text:span text:style-name="T189">SIMD</text:span><text:span text:style-name="T27"> инструкций и без них.</text:span></text:p>
      <text:p text:style-name="P162"><text:span text:style-name="T291"><text:tab/></text:span><text:span text:style-name="T303">Д</text:span><text:span text:style-name="T291">ля работы многоядерной программы требуется в настройках конфигурационного файла компилятора добавить следующие </text:span><text:span text:style-name="T292">флаги</text:span><text:span text:style-name="T291"> </text:span><text:span text:style-name="T267">-ltbb</text:span><text:span text:style-name="T269">, </text:span><text:span text:style-name="T267">-I/path/to/tbb/include</text:span><text:span text:style-name="T269"> и </text:span><text:span text:style-name="T267">L/path/to/tbb/lib</text:span><text:span text:style-name="T268">. </text:span><text:span text:style-name="T292">Теперь подробнее по каждому флагу:</text:span></text:p>
      <text:p text:style-name="P128"><text:span text:style-name="T260"><text:tab/></text:span><text:span text:style-name="T261">1 </text:span><text:span text:style-name="T257">-ltbb</text:span><text:span text:style-name="T261">: </text:span><text:span text:style-name="T85">Этот флаг указывает компилятору линковаться с библиотекой </text:span><text:span text:style-name="T92">TBB</text:span><text:span text:style-name="T85"> (</text:span><text:span text:style-name="T92">Threading Building Blocks</text:span><text:span text:style-name="T85">).</text:span></text:p>
      <text:p text:style-name="P128"><text:span text:style-name="T85"><text:tab/></text:span><text:span text:style-name="T86">2 -</text:span><text:span text:style-name="T93">I/path/to/tbb/include</text:span><text:span text:style-name="T86">: </text:span><text:span text:style-name="T87">Этот флаг добавляет путь к заголовочным файлам библиотеки TBB. Когда вы включаете заголовочные файлы в свой исходный код с помощью </text:span><text:span text:style-name="T94">#include</text:span><text:span text:style-name="T87">, компилятор будет искать эти файлы в указанном каталоге.</text:span></text:p>
      <text:p text:style-name="P146"><text:span text:style-name="T96"><text:tab/></text:span><text:span text:style-name="T97">3 </text:span><text:span text:style-name="T100">-</text:span><text:span text:style-name="T101">L/path/to/tbb/lib</text:span><text:span text:style-name="T98">: </text:span><text:span text:style-name="T99">Этот флаг указывает компилятору искать библиотеку TBB при линковке в указанном каталоге. Он добавляет путь к каталогу с библиотеками для линкера.</text:span></text:p>
      <text:p text:style-name="P140"><text:span text:style-name="T27"/></text:p>
      <text:h text:style-name="P108" text:outline-level="2"><text:span text:style-name="T27"><text:tab/></text:span><text:bookmark-start text:name="_Toc151534127 Copy 2"/><text:span text:style-name="T27">4.</text:span><text:span text:style-name="T28">2</text:span><text:span text:style-name="T27"> </text:span><text:bookmark-end text:name="_Toc151534127 Copy 2"/><text:span text:style-name="T28">Инициализация </text:span><text:span text:style-name="T29">данных</text:span></text:h>
      <text:p text:style-name="P164"><text:span text:style-name="T29"/></text:p>
      <text:p text:style-name="P122"><text:span text:style-name="T29"><text:tab/></text:span><text:span text:style-name="T238">При запуске программы вводится размер </text:span><text:span text:style-name="T235">n</text:span><text:span text:style-name="T240"> </text:span><text:span text:style-name="T238">матрицы, </text:span><text:span text:style-name="T243">которая заполняется автоматически, </text:span><text:span text:style-name="T244">а также автоматически заполняется вектор правой части.</text:span><text:span text:style-name="T238"> </text:span><text:span text:style-name="T244">Также вводится зерно </text:span><text:span text:style-name="T235">seed</text:span><text:span text:style-name="T238"> для генерации одинакового набора </text:span><text:soft-page-break/><text:span text:style-name="T238">данных</text:span><text:span text:style-name="T239">. </text:span><text:span text:style-name="T241">От размера </text:span><text:span text:style-name="T236">n</text:span><text:span text:style-name="T241"> матрицы зависит время выполнения алгоритма, а также количество рандомно сгенерированных чисел. </text:span><text:span text:style-name="T242">От </text:span><text:span text:style-name="T237">seed</text:span><text:span text:style-name="T241"> </text:span><text:span text:style-name="T242">зависит набор данных, которыми будет заполнена матрица.</text:span></text:p>
      <text:p text:style-name="P122"><text:span text:style-name="T242"><text:tab/>Решение СЛАУ методом Гаусса имеет комплексную сложность O(n</text:span><text:span text:style-name="T319">3</text:span><text:span text:style-name="T320">).</text:span></text:p>
      <text:p text:style-name="P122"><text:span text:style-name="T320"/></text:p>
      <text:h text:style-name="P109" text:outline-level="2"><text:span text:style-name="T321"><text:tab/></text:span><text:bookmark-start text:name="_Toc151534127 Copy 2 Copy 1"/><text:span text:style-name="T321">4.</text:span><text:span text:style-name="T320">3</text:span><text:span text:style-name="T321"> </text:span><text:bookmark-end text:name="_Toc151534127 Copy 2 Copy 1"/><text:span text:style-name="T320">Реализация метода Гаусса</text:span></text:h>
      <text:p text:style-name="P165"><text:span text:style-name="T320"/></text:p>
      <text:p text:style-name="P166"><text:span text:style-name="T322"><text:tab/></text:span><text:span text:style-name="T323">Для сравнеия производительности процессоров </text:span><text:span text:style-name="T324">AMD Ryzen 7 4800h</text:span><text:span text:style-name="T323"> и </text:span><text:span text:style-name="T324">Apple M1 </text:span><text:span text:style-name="T325">в программе реализован алгоритм решения СЛАУ методом Гаусса.<text:line-break/><text:tab/></text:span><text:span text:style-name="T119">Метод Гаусса, также известный как метод исключения Гаусса или метод прямого хода, является широко используемым алгоритмом для решения систем линейных алгебраических уравнений (СЛАУ). Суть метода заключается в пошаговом преобразовании матрицы коэффициентов и вектора правой части системы уравнений с целью приведения ее к ступенчатому или треугольному виду. После этого применяется обратный ход для нахождения решения системы. </text:span><text:span text:style-name="T120">Метод Гаусса включает в себя следующие шаги:</text:span></text:p>
      <text:p text:style-name="P123"><text:span text:style-name="T102"><text:tab/>1 Инициализация: Задается размерность системы уравнений </text:span><text:span text:style-name="T109">n</text:span><text:span text:style-name="T103">(количество уравнений).</text:span></text:p>
      <text:p text:style-name="P124"><text:span text:style-name="T103"><text:tab/></text:span><text:span text:style-name="T104">2 </text:span><text:span text:style-name="T105">Прямой ход: Внешний цикл </text:span><text:span text:style-name="Source_20_Text"><text:span text:style-name="T114">for (int i = 0; i &lt; n; ++i)</text:span></text:span><text:span text:style-name="T105"> перебирает <text:s/>строки матрицы </text:span><text:span text:style-name="T110">A</text:span><text:span text:style-name="T105"> и внутренний цикл </text:span><text:span text:style-name="Source_20_Text"><text:span text:style-name="T114">for (int j = i + 1; j &lt; n; ++j)</text:span></text:span><text:span text:style-name="T105"> находит опорный элемент (максимальный по модулю) в столбце текущей строки. Переменная </text:span><text:span text:style-name="T111">pivot</text:span><text:span text:style-name="T105"> хранит индекс строки с опорным элементом. </text:span><text:span text:style-name="T136">Обмениваются строками матрицы </text:span><text:span text:style-name="T232">A</text:span><text:span text:style-name="T136"> и вектора </text:span><text:span text:style-name="T232">b</text:span><text:span text:style-name="T136"> для придания матрице ступенчатого вида. Это делается с использованием </text:span><text:span text:style-name="Source_20_Text"><text:span text:style-name="T231">swap(A[i], A[pivot])</text:span></text:span><text:span text:style-name="T136"> и </text:span><text:span text:style-name="Source_20_Text"><text:span text:style-name="T231">swap(b[i], b[pivot])</text:span></text:span><text:span text:style-name="T136">. Обнуление элементов ниже опорного: Внутренний цикл, начиная с </text:span><text:span text:style-name="Source_20_Text"><text:span text:style-name="T231">for (int j = i + 1; j &lt; n; ++j)</text:span></text:span><text:span text:style-name="T136">, вычисляет коэффициент </text:span><text:span text:style-name="T219">factor</text:span><text:span text:style-name="T136">, на который нужно умножить текущую строку, чтобы обнулить элемент под опорным элементом. Затем происходит вычитание, чтобы обнулить элементы ниже опорного в текущем столбце.</text:span></text:p>
      <text:p text:style-name="P125"><text:span text:style-name="T136"><text:tab/></text:span><text:span text:style-name="T220">3 Обратный ход: Внешний цикл </text:span><text:span text:style-name="Source_20_Text"><text:span text:style-name="T234">for (int i = n - 1; i &gt;= 0; --i)</text:span></text:span><text:span text:style-name="T233"> </text:span><text:span text:style-name="T220">начинается с последней строки и идет в обратном направлении. Этот цикл выполняет обратную подстановку.</text:span><text:span text:style-name="T221"> </text:span><text:span text:style-name="T136">Вычисляется значение переменной </text:span><text:span text:style-name="Source_20_Text"><text:span text:style-name="T231">b[i]</text:span></text:span><text:span text:style-name="T136"> как частное от деления элемента </text:span><text:span text:style-name="Source_20_Text"><text:span text:style-name="T231">b[i]</text:span></text:span><text:span text:style-name="T136"> на соответствующий элемент матрицы </text:span><text:span text:style-name="Source_20_Text"><text:span text:style-name="T231">A</text:span></text:span><text:span text:style-name="T136"> (элемент с тем же индексом). Далее, текущий элемент матрицы </text:span><text:span text:style-name="Source_20_Text"><text:span text:style-name="T231">A</text:span></text:span><text:span text:style-name="T136"> с индексами </text:span><text:span text:style-name="Source_20_Text"><text:span text:style-name="T231">[i][i]</text:span></text:span><text:span text:style-name="T136"> устанавливается в 1, а элементы выше (в столбце) обнуляются путем вычитания из предыдущих строк.</text:span></text:p>
      <text:p text:style-name="P125"><text:soft-page-break/><text:span text:style-name="T136"/></text:p>
      <text:h text:style-name="P110" text:outline-level="2" loext:marker-style-name="T17"><text:span text:style-name="T245"><text:tab/></text:span><text:bookmark-start text:name="_Toc151534130"/><text:span text:style-name="T245">4.4 Измерение времени выполнения</text:span><text:bookmark-end text:name="_Toc151534130"/></text:h>
      <text:p text:style-name="P150"><text:span text:style-name="T116"/></text:p>
      <text:p text:style-name="P151"><text:span text:style-name="T116"><text:tab/>В качестве одного из критериев оценки производительности процессоров используется время выполнения программы. Вычисление времени выполнения на разных процессорах позволяет непосредственно сравнить, как быстро каждый из них решает поставленные задачи. </text:span></text:p>
      <text:p text:style-name="P126"><text:span text:style-name="T105">Принцип измерения времени выполнения заключается в фиксации начального и конечного временных моментов выполнения алгоритма. </text:span><text:span text:style-name="T106">В языке </text:span><text:span text:style-name="T112">C++</text:span><text:span text:style-name="T113"> </text:span><text:span text:style-name="T107">для этого используется библиотека </text:span><text:span text:style-name="T108">chrono. Ее функции предоставляют точные механизмы для подсчета временного интервала между началом и окончанием работы алгоритма. Перед началом выполнения математического алгоритма в отдельную переменную </text:span><text:span text:style-name="T115">start</text:span><text:span text:style-name="T108"> сохраняется текущий момент времени. После получения ответа снова фиксируется текущий момент времени, и от него отнимается значение переменной </text:span><text:span text:style-name="T115">start</text:span><text:span text:style-name="T108">. Полученная величина является временем выполнения алгоритма.</text:span></text:p>
      <text:p text:style-name="P126"><text:span text:style-name="T108"/></text:p>
      <text:h text:style-name="Heading_20_2" text:outline-level="2"><text:tab/><text:bookmark-start text:name="_Toc151534131"/>4.5 Общая структура программы<text:bookmark-end text:name="_Toc151534131"/></text:h>
      <text:p text:style-name="P144"/>
      <text:p text:style-name="P154"><text:tab/>Для одноядерного и параллельного запуска вид программы немного отличается, так как параллельные вычисления всегда предполагают особой структуры кода.</text:p>
      <text:p text:style-name="P155"><text:tab/><text:span text:style-name="T326">В программе, запускаемой на одной ядре начинаются подключения библиотек. Таких как: </text:span><text:span text:style-name="T327">thread, chrono, random, cmath, vector, </text:span><text:span text:style-name="T328">iostream.</text:span></text:p>
      <text:p text:style-name="P156"><text:tab/><text:span text:style-name="T270">Генерируе</text:span><text:span text:style-name="T271">тся</text:span><text:span text:style-name="T270"> случайн</text:span><text:span text:style-name="T271">ая</text:span><text:span text:style-name="T270"> матриц</text:span><text:span text:style-name="T271">а</text:span><text:span text:style-name="T270"> A vector&lt;vector&lt;double&gt;&gt; A(n, vector&lt;double&gt;(n)) и вектор</text:span><text:span text:style-name="T271">ы</text:span><text:span text:style-name="T270"> b vector&lt;double&gt; b(n); с использованием указанного зерна.</text:span></text:p>
      <text:p text:style-name="P158"><text:span text:style-name="T272"><text:tab/></text:span><text:span text:style-name="T273">Далее создается поток, который привязывается к первому ядру. На нём и выполняется алгоритм решения СЛАУ методом Гаусса, </text:span><text:span text:style-name="T275">который реализован в</text:span><text:span text:style-name="T274"> функции </text:span><text:span text:style-name="T276">gaussianElimination</text:span><text:span text:style-name="T277">(). </text:span><text:span text:style-name="T285">На вход она принимает </text:span><text:span text:style-name="T287">матрицу </text:span><text:span text:style-name="T279">A</text:span><text:span text:style-name="T287"> и вектор </text:span><text:span text:style-name="T278">b</text:span><text:span text:style-name="T285">: </text:span><text:span text:style-name="T281">vector&lt;vector&lt;T&gt;&gt;&amp; A, vector&lt;T&gt;&amp; b</text:span><text:span text:style-name="T290">.</text:span></text:p>
      <text:h text:style-name="P111" text:outline-level="3"><text:span text:style-name="T259">Инициализация </text:span><text:span text:style-name="Source_20_Text"><text:span text:style-name="T133">const int n = A.size(); </text:span></text:span><text:span text:style-name="T125">Исходная система имеет размер </text:span><text:span text:style-name="T227">n×n</text:span><text:span text:style-name="T125">, где</text:span><text:span text:style-name="T223"> </text:span><text:span text:style-name="T228">A</text:span><text:span text:style-name="T125"> - матрица коэффициентов, а </text:span><text:span text:style-name="T229">b</text:span><text:span text:style-name="T125"> - вектор свободных членов.</text:span></text:h>
      <text:p text:style-name="P177"><text:span text:style-name="T125"><text:tab/></text:span><text:span text:style-name="T224">Далее следует прямой ход</text:span><text:span text:style-name="T225">, который состоит из:</text:span></text:p>
      <text:p text:style-name="P177"><text:span text:style-name="T225"><text:tab/>1 Выбор опорного элемента.</text:span><text:span text:style-name="T254"> </text:span><text:span text:style-name="T78">На каждом шаге метода выбирается опорный элемент, который максимизирует абсолютное значение. Это </text:span><text:soft-page-break/><text:span text:style-name="T78">помогает уменьшить ошибки округления и повысить численную устойчивость метода.</text:span></text:p>
      <text:p text:style-name="P177"><text:span text:style-name="T78"><text:tab/></text:span><text:span text:style-name="T79">2 Обмен строк. Выбранная строка с опорным элементом меняется с текущей строкой матрицы коэффициентов </text:span><text:span text:style-name="T89">A</text:span><text:span text:style-name="T79"> и вектора свободных членов </text:span><text:span text:style-name="T89">b</text:span><text:span text:style-name="T90">.</text:span><text:span text:style-name="T79"> Это обеспечивает, что опорный элемент становится первым элементом текущей строки.</text:span></text:p>
      <text:p text:style-name="P177"><text:span text:style-name="T79"><text:tab/></text:span><text:span text:style-name="T80">3 Обнуление элементов ниже опорного. </text:span><text:span text:style-name="T81">Производится преобразование остальных строк системы так, чтобы элементы ниже опорного стали равными нулю. Это достигается вычитанием соответствующего кратного опорного элемента.</text:span></text:p>
      <text:p text:style-name="P177"><text:span text:style-name="T81"><text:tab/></text:span><text:span text:style-name="T82">Далее следует обратный ход, который состоит из:</text:span></text:p>
      <text:p text:style-name="P177"><text:span text:style-name="T82"><text:tab/>1 Нормализация. На этом этапе происходит нормализация переменных, исключая влияние коэффициентов при переменных в предыдущих уравнениях.</text:span></text:p>
      <text:p text:style-name="P177"><text:span text:style-name="T82"><text:tab/></text:span><text:span text:style-name="T83">2 Обратная подстановкка. Для каждой переменной производится вычитание соответствующего кратного уже найденного значения, что позволяет поочередно находить значения переменных.</text:span></text:p>
      <text:p text:style-name="P177"><text:span text:style-name="T83"><text:tab/></text:span><text:span text:style-name="T84">По завершении этих шагов вектор </text:span><text:span text:style-name="T91">b</text:span><text:span text:style-name="T84"> содержит решения СЛАУ, и матрица </text:span><text:span text:style-name="T91">A</text:span><text:span text:style-name="T84"> принимает треугольный вид.</text:span></text:p>
      <text:p text:style-name="P127"><text:span text:style-name="T259"><text:tab/></text:span><text:span text:style-name="T262">В многоядерной программе используется </text:span><text:span text:style-name="T263">библиотека tbb в отличие от thread в одноядерной программе. И </text:span><text:span text:style-name="T262">функция </text:span><text:span text:style-name="T258">parallel_for</text:span><text:span text:style-name="T264"> из </text:span><text:span text:style-name="T263">неё</text:span><text:span text:style-name="T258">. </text:span><text:span text:style-name="T264">Данная функция распаралелливает </text:span><text:span text:style-name="T265">работу алгоритма. А именно на этапах обнуления элементов ниже опорного и обратной подстановки.</text:span></text:p>
      <text:p text:style-name="P159"><text:span text:style-name="T291"><text:tab/></text:span><text:span text:style-name="T293">В функции </text:span><text:span text:style-name="T282">main </text:span><text:span text:style-name="T293">пользователю предлагается ввести </text:span><text:span text:style-name="T294">число, являющееся размером матриц</text:span><text:span text:style-name="T295">ы, а также число, являющееся </text:span><text:span text:style-name="T283">seed </text:span><text:span text:style-name="T295">для заполнения </text:span><text:span text:style-name="T297">случайными</text:span><text:span text:style-name="T295"> </text:span><text:span text:style-name="T296">значениями</text:span><text:span text:style-name="T295">. После инициализации условий уравнения фиксируется текущий момент времени и сохраняется в переменную </text:span><text:span text:style-name="T304">start</text:span><text:span text:style-name="T295">. Далее непосредственно запускается функция, реализующая метод </text:span><text:span text:style-name="T298">Гаусса</text:span><text:span text:style-name="T295">. </text:span></text:p>
      <text:p text:style-name="P160"><text:span text:style-name="T295"><text:tab/>После получения решения фиксируется текущий момент времени и сохраняется в переменную </text:span><text:span text:style-name="T304">end</text:span><text:span text:style-name="T295">. После этого вычисляется </text:span><text:span text:style-name="T304">execution</text:span><text:span text:style-name="T295">_</text:span><text:span text:style-name="T304">time</text:span><text:span text:style-name="T295"> как разность </text:span><text:span text:style-name="T304">end</text:span><text:span text:style-name="T295"> и </text:span><text:span text:style-name="T304">start</text:span><text:span text:style-name="T295">. </text:span></text:p>
      <text:p text:style-name="P161"><text:span text:style-name="T295"><text:tab/>В конце программы в консоль выводятся полученные значения времени выполнения программы.</text:span></text:p>
      <text:p text:style-name="P139"><text:span text:style-name="T56"><text:tab/>Для реализации </text:span><text:span text:style-name="T57">оптимизированного</text:span><text:span text:style-name="T56"> </text:span><text:span text:style-name="T58">решения СЛАУ</text:span><text:span text:style-name="T56"> на языке C++ я использую </text:span><text:span text:style-name="T67">SIMD</text:span><text:span text:style-name="T59"> инструкции</text:span><text:span text:style-name="T56">. </text:span><text:span text:style-name="T68">AVX</text:span><text:span text:style-name="T56"> (</text:span><text:span text:style-name="T69">Advanced Vector Extensions</text:span><text:span text:style-name="T56">) используется для процессора </text:span><text:span text:style-name="T69">Ryzen 7 4800h</text:span><text:span text:style-name="T56">, в то время как </text:span><text:span text:style-name="T69">NEON</text:span><text:span text:style-name="T56"> используется для процессора </text:span><text:span text:style-name="T69">Apple M1.</text:span><text:span text:style-name="T56"> Эти технологии позволяют ускорить выполнение </text:span><text:soft-page-break/><text:span text:style-name="T56">алгоритма за счет одновременного выполнения одной и той же операции над несколькими данными.</text:span></text:p>
      <text:p text:style-name="P134"><text:span text:style-name="T209">Стабильность результатов можно гарантировать тем, что </text:span><text:span text:style-name="T210">выполнение </text:span><text:span text:style-name="T209">будет прои</text:span><text:span text:style-name="T212">c</text:span><text:span text:style-name="T209">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207">Linux.</text:span></text:p>
      <text:p text:style-name="P134"><text:span text:style-name="T209">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207">Ubuntu</text:span><text:span text:style-name="T209">, в которой количество фоновых процессов кратно меньше чем в </text:span><text:span text:style-name="T207">Windows</text:span><text:span text:style-name="T209">,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211">выполнения алгоритма </text:span><text:span text:style-name="T212">решения СЛАУ методом Гаусса</text:span><text:span text:style-name="T209">.</text:span></text:p>
      <text:p text:style-name="P132"><text:span text:style-name="T56">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text:span text:style-name="T60">с использованием нескольких ядер. Также это позволяет установить одинаковую оперативную память для создания максимально приближенных условий на двух разных системах.</text:span></text:p>
      <text:p text:style-name="P161"><text:span text:style-name="T295"/></text:p>
      <text:h text:style-name="Heading_20_2" text:outline-level="2"><text:tab/><text:bookmark-start text:name="_Toc151534132"/>4.6 <text:bookmark-start text:name="_Toc149107065"/>Описание функциональной схемы программы<text:bookmark-end text:name="_Toc151534132"/><text:bookmark-end text:name="_Toc149107065"/></text:h>
      <text:p text:style-name="Standard"/>
      <text:p text:style-name="P152"><text:tab/>На функциональной схеме (см. приложение Б) представлено описание основных компонентов и их взаимодействия в разрабатываемой программе, предназначенной для сравнительного анализа производительности процессоров <text:span text:style-name="T168">AMD Ryzen 7 4800H </text:span>и<text:span text:style-name="T168"> </text:span><text:span text:style-name="T178">Apple M1</text:span><text:span text:style-name="T168"> </text:span>при <text:span text:style-name="T329">решении СЛАУ методом Гаусса.</text:span></text:p>
      <text:p text:style-name="P152"><text:tab/><text:span text:style-name="T330">Инициализация </text:span><text:span text:style-name="T331">размера</text:span><text:span text:style-name="T330"> матрицы </text:span><text:span text:style-name="T179">A</text:span><text:span text:style-name="T330"> и вектора </text:span><text:span text:style-name="T179">b:</text:span><text:span text:style-name="T180"> </text:span><text:span text:style-name="T197">В начале программы инициализируется размер матрицы и вектора.</text:span></text:p>
      <text:p text:style-name="P157"><text:span text:style-name="T194"><text:tab/>Инициализация зерна: Просходит инициализация зерна для генерации случайных чисел.</text:span></text:p>
      <text:p text:style-name="P152"><text:span text:style-name="T196"><text:tab/></text:span><text:span text:style-name="T197">Заполнение матрицы и вектора: Матрица и вектор заполняются случайными значениями согласно заданной размерности и зерну.</text:span></text:p>
      <text:p text:style-name="P152"><text:span text:style-name="T197"><text:tab/></text:span><text:span text:style-name="T198">Начало отсчета времени: </text:span><text:span text:style-name="T199">Программа фиксирует момент начала выполнения алгоритма для последующего измерения времени.</text:span></text:p>
      <text:p text:style-name="P152"><text:soft-page-break/><text:span text:style-name="T199"><text:tab/></text:span><text:span text:style-name="T200">Решение СЛАУ методом Гаусса: Программа применяет алгоритм Гаусса к входным данным для решения СЛАУ.</text:span></text:p>
      <text:p text:style-name="P152"><text:span text:style-name="T200"><text:tab/></text:span><text:span text:style-name="T201">Конец отсчета времени: По завершении алгоритма Гаусса программа останавливает таймер для подсчета времени выполнения.</text:span></text:p>
      <text:p text:style-name="P129"><text:span text:style-name="T246"><text:tab/></text:span><text:span text:style-name="T247">Вывод затраченного времени: Программа выводит время, которое было затрачено на выполнение решение СЛАУ методом Гаусса. Этот вывод далее позволит сравнить производительность алгоритма на разным процессорах.</text:span></text:p>
      <text:p text:style-name="P153"/>
      <text:h text:style-name="Heading_20_2" text:outline-level="2"><text:tab/><text:bookmark-start text:name="_Toc151534132 Copy 1"/>4.6 <text:bookmark-start text:name="_Toc149107065 Copy 1"/>Описание функциональной схемы программы<text:bookmark-end text:name="_Toc151534132 Copy 1"/><text:bookmark-end text:name="_Toc149107065 Copy 1"/></text:h>
      <text:p text:style-name="P163"><text:span text:style-name="T286"><text:s/></text:span></text:p>
      <text:p text:style-name="P163"><text:span text:style-name="T286"><text:tab/></text:span><text:span text:style-name="T288">Программа для сравнения производительности процессоров </text:span><text:span text:style-name="T280">AMD Ryzen 7 4800H</text:span><text:span text:style-name="T289"> и </text:span><text:span text:style-name="T280">Apple M1 </text:span><text:span text:style-name="T299">при решении СЛАУ методом Гаусса имеет структуру, представленную на блок-схеме алгоритма программы (см. приложение В).</text:span></text:p>
      <text:p text:style-name="P158"><text:span text:style-name="T299"><text:tab/></text:span><text:span text:style-name="T300">Как видимо из блок-схемы, алгоритм реализуется через циклы, длительность которых задается размером матрицы и вектора, инициализированных в начале программы. </text:span><text:span text:style-name="T301">И на каждой итерации цикла происходят математические операции над начальной матрицей и вектором. </text:span><text:span text:style-name="T302">Это позволяет сделать вывод, что структура данного алгоритма подходит для нагрузки процессора и, соответственно, может быть использована для сравнения производительности </text:span><text:span text:style-name="T284">AMD Ryzen 7 4800H</text:span><text:span text:style-name="T302"> и </text:span><text:span text:style-name="T284">Apple M1</text:span><text:span text:style-name="T302">.</text:span></text:p>
      <text:h text:style-name="P106" text:outline-level="1"><text:span text:style-name="T8"><text:tab/></text:span><text:span text:style-name="T9">5</text:span><text:span text:style-name="T8"> </text:span><text:bookmark-start text:name="_Toc149107058 Copy 1 Copy 3 Copy 1"/><text:bookmark-start text:name="_Toc149107058 Copy 5 Copy 1"/><text:bookmark-start text:name="_Toc149107058 Copy 2 Copy 3 Copy 1"/><text:span text:style-name="T9">Р</text:span><text:bookmark-end text:name="_Toc149107058 Copy 1 Copy 3 Copy 1"/><text:bookmark-end text:name="_Toc149107058 Copy 5 Copy 1"/><text:bookmark-end text:name="_Toc149107058 Copy 2 Copy 3 Copy 1"/><text:span text:style-name="T9">ЕЗУЛЬТАТЫ ВЫПОЛНЕНИЯ ПРОГРАММЫ </text:span></text:h>
      <text:h text:style-name="P28" text:outline-level="1"><text:bookmark-start text:name="__RefHeading___Toc7423_620409947"/><text:bookmark-start text:name="_Toc147397460"/>ЗАКЛЮЧЕНИЕ<text:bookmark-end text:name="__RefHeading___Toc7423_620409947"/><text:bookmark-end text:name="_Toc147397460"/></text:h>
      <text:p text:style-name="P15"/>
      <text:p text:style-name="P6">Тут будет заключение</text:p>
      <text:p text:style-name="P24"/>
      <text:h text:style-name="P107" text:outline-level="1"><text:bookmark-start text:name="__RefHeading___Toc7425_620409947"/><text:bookmark-start text:name="_Toc147397461"/><text:span text:style-name="T18">С</text:span><text:span text:style-name="T17">ПИСОК ИСПОЛЬЗОВАННЫХ ИСТОЧНИКОВ</text:span><text:bookmark-end text:name="__RefHeading___Toc7425_620409947"/><text:bookmark-end text:name="_Toc147397461"/></text:h>
      <text:p text:style-name="P143"/>
      <text:p text:style-name="P7">[<text:span text:style-name="T333">1</text:span>] Поколения процессоров AMD Ryzen [Электронный ресурс]. – Режим доступа: https://te4h.ru/pokoleniya-protsessorov-amd-ryzen – Дата доступа: 01.10.2023.</text:p>
      <text:p text:style-name="P7">[<text:span text:style-name="T333">2</text:span>] AMD "Zen" Core Architecture | AMD [Электронный ресурс]. – Режим доступа: https://www.amd.com/en/technologies/zen-core – Дата доступа: 03.10.2023.</text:p>
      <text:p text:style-name="P7">[<text:span text:style-name="T333">3</text:span>] Подробнее об особенностях микроархитектуры AMD Zen [Электронный ресурс]. – Режим доступа: https://overclockers.ru/hardnews/show/78513/podrobnee-ob-osobennostyah-mikroarhitektury-amd-zen – Дата доступа: 03.10.2023.</text:p>
      <text:p text:style-name="P7">[<text:span text:style-name="T333">4</text:span>] Hot Chips 28: новые подробности архитектуры AMD Zen [Электронный ресурс]. – Режим доступа: https://www.hardwareluxx.ru/index.php/news/hardware/prozessoren/39257-hot-chips-28-amd.html – Дата доступа: 03.10.2023.</text:p>
      <text:p text:style-name="P141"><text:span text:style-name="T2">[</text:span><text:span text:style-name="T4">5</text:span><text:span text:style-name="T2">] AMD Ryzen™ 7 4800H | AMD [Электронный ресурс]. – Режим доступа: https://www.amd.com/en/product/9081 – Дата доступа: 04.10.2023.</text:span></text:p>
      <text:p text:style-name="P142"><text:span text:style-name="T2"/></text:p>
      <text:h text:style-name="P26" text:outline-level="1"><text:bookmark-start text:name="__RefHeading___Toc7427_620409947"/><text:bookmark-start text:name="_Toc147397462"/>ПРИЛОЖЕНИЕ А<text:bookmark-end text:name="__RefHeading___Toc7427_620409947"/><text:bookmark-end text:name="_Toc147397462"/></text:h>
      <text:h text:style-name="P31" text:outline-level="1"><text:bookmark-start text:name="__RefHeading___Toc7429_620409947"/><text:bookmark-start text:name="_Toc147397463"/>(обязательное)<text:bookmark-end text:name="__RefHeading___Toc7429_620409947"/><text:bookmark-end text:name="_Toc147397463"/></text:h>
      <text:h text:style-name="P31" text:outline-level="1"><text:bookmark-start text:name="__RefHeading___Toc7431_620409947"/><text:bookmark-start text:name="_Toc147397464"/>Исходный код<text:bookmark-end text:name="__RefHeading___Toc7431_620409947"/><text:bookmark-end text:name="_Toc147397464"/></text:h>
      <text:p text:style-name="P1"/>
      <text:p text:style-name="P16">#include &lt;iostream&gt;</text:p>
      <text:p text:style-name="P16">#include &lt;fstream&gt;</text:p>
      <text:p text:style-name="P16">#include &lt;vector&gt;</text:p>
      <text:p text:style-name="P16">#include &lt;cmath&gt;</text:p>
      <text:p text:style-name="P16">#include &lt;chrono&gt;</text:p>
      <text:p text:style-name="P16">#include &lt;boost/math/constants/constants.hpp&gt;</text:p>
      <text:p text:style-name="P16">#include &lt;omp.h&gt;</text:p>
      <text:p text:style-name="P16"/>
      <text:p text:style-name="P16">using namespace std;</text:p>
      <text:p text:style-name="P16"/>
      <text:p text:style-name="P16">const double pi = boost::math::constants::pi&lt;double&gt;();</text:p>
      <text:p text:style-name="P16"/>
      <text:p text:style-name="P16">double f(double t) {</text:p>
      <text:p text:style-name="P16"><text:s text:c="4"/>if (t &gt;= 0 &amp;&amp; t &lt; pi)</text:p>
      <text:p text:style-name="P16"><text:s text:c="8"/>return t;</text:p>
      <text:p text:style-name="P16"><text:s text:c="4"/>else if (t &gt;= pi &amp;&amp; t &lt; 2 * pi)</text:p>
      <text:p text:style-name="P16"><text:s text:c="8"/>return -t;</text:p>
      <text:p text:style-name="P16"><text:s text:c="4"/>return 0;</text:p>
      <text:p text:style-name="P16">}</text:p>
      <text:p text:style-name="P16"/>
      <text:p text:style-name="P16">void calculate_coefficients(int n, double &amp;a0, double &amp;an, double &amp;bn) {</text:p>
      <text:p text:style-name="P16"><text:s text:c="4"/>double T = 2 * pi;</text:p>
      <text:p text:style-name="P16"><text:s text:c="4"/>a0 = (1 / T) * pi;</text:p>
      <text:p text:style-name="P16"><text:s text:c="4"/>double sum_cos = 0;</text:p>
      <text:p text:style-name="P16"><text:s text:c="4"/>double sum_sin = 0;</text:p>
      <text:p text:style-name="P16"/>
      <text:p text:style-name="P16"><text:s text:c="4"/>#pragma omp parallel for reduction(+:sum_cos, sum_sin)</text:p>
      <text:p text:style-name="P16"><text:s text:c="4"/>for (int k = 1; k &lt;= 1000; k++) {</text:p>
      <text:p text:style-name="P16"><text:s text:c="8"/>double t = k * T / 1000;</text:p>
      <text:p text:style-name="P16"><text:s text:c="8"/>sum_cos += f(t) * cos(k * 2 * pi * t / T);</text:p>
      <text:p text:style-name="P16"><text:s text:c="8"/>sum_sin += f(t) * sin(k * 2 * pi * t / T);</text:p>
      <text:p text:style-name="P16"><text:s text:c="4"/>}</text:p>
      <text:p text:style-name="P16"/>
      <text:p text:style-name="P16"><text:s text:c="4"/>an = (1 / (T / 2)) * sum_cos;</text:p>
      <text:p text:style-name="P16"><text:s text:c="4"/>bn = (1 / (T / 2)) * sum_sin;</text:p>
      <text:p text:style-name="P16">}</text:p>
      <text:p text:style-name="P16"/>
      <text:p text:style-name="P16">int main() {</text:p>
      <text:p text:style-name="P16"><text:s text:c="4"/>int N = 100; // Number of terms in the series</text:p>
      <text:p text:style-name="P16"><text:s text:c="4"/>double a0, an, bn;</text:p>
      <text:p text:style-name="P16"/>
      <text:p text:style-name="P16"><text:s text:c="4"/>ofstream file;</text:p>
      <text:p text:style-name="P16"><text:s text:c="4"/>file.open("c++100.txt");</text:p>
      <text:p text:style-name="P16"/>
      <text:p text:style-name="P16"><text:s text:c="4"/>for (int z = 0; z &lt; 10; z++) {</text:p>
      <text:p text:style-name="P16"><text:s text:c="8"/>auto start_time = chrono::high_resolution_clock::now();</text:p>
      <text:p text:style-name="P16"/>
      <text:p text:style-name="P16"><text:s text:c="8"/>calculate_coefficients(N, a0, an, bn);</text:p>
      <text:p text:style-name="P16"><text:soft-page-break/></text:p>
      <text:p text:style-name="P16"><text:s text:c="8"/>auto end_time = chrono::high_resolution_clock::now();</text:p>
      <text:p text:style-name="P16"><text:s text:c="8"/>double elapsed_time = chrono::duration_cast&lt;chrono::microseconds&gt;(end_time - start_time).count() / 1e6;</text:p>
      <text:p text:style-name="P16"/>
      <text:p text:style-name="P16"><text:s text:c="8"/>file &lt;&lt; "Elapsed Time: " &lt;&lt; elapsed_time &lt;&lt; " seconds" &lt;&lt; endl;</text:p>
      <text:p text:style-name="P16"><text:s text:c="4"/>}</text:p>
      <text:p text:style-name="P16"/>
      <text:p text:style-name="P16"><text:s text:c="4"/>file.close();</text:p>
      <text:p text:style-name="P16"/>
      <text:p text:style-name="P16"><text:s text:c="4"/>return 0;</text:p>
      <text:p text:style-name="P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Timmana" svg:font-family="Timman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15%" fo:keep-together="always" fo:keep-with-next="always"/>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6.489in" style:type="right" style:leader-style="dotted" style:leader-text="."/>
        </style:tab-stops>
      </style:paragraph-properties>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2" style:family="paragraph" style:parent-style-name="Text_20_body">
      <style:paragraph-properties fo:margin-left="0in" fo:margin-right="0in" fo:margin-top="0.1252in" fo:margin-bottom="0in" style:contextual-spacing="false" fo:line-height="115%" fo:orphans="2" fo:widows="2" fo:text-indent="0in" style:auto-text-indent="false" fo:padding="0in" fo:border="none"/>
      <style:text-properties fo:font-variant="normal" fo:text-transform="none" style:use-window-font-color="true" loext:opacity="0%" style:font-name="Times New Roman" fo:font-family="'Times New Roman'" style:font-family-generic="roman" fo:font-size="14pt" fo:letter-spacing="normal" fo:font-style="normal" fo:font-weight="normal" style:font-size-asian="14pt" style:font-size-complex="1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73" style:display-name="ListLabel 73" style:family="text"/>
    <style:style style:name="ListLabel_20_74" style:display-name="ListLabel 74" style:family="text">
      <style:text-properties fo:font-size="14pt" style:font-size-asian="14pt" text:display="tru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space" fo:text-indent="-0.2992in" fo:margin-left="0.594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space" fo:text-indent="-0.402in" fo:margin-left="0.598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2992in" fo:margin-left="0.3972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2992in" fo:margin-left="0.2984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2992in" fo:margin-left="0.2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2992in" fo:margin-left="0.1016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2992in" fo:margin-left="0.0028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0.2992in" fo:margin-left="-0.0957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0.2992in" fo:margin-left="-0.19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Таблица1" style:family="table">
      <style:table-properties style:width="6.4965in" fo:margin-left="-0.075in" fo:margin-top="0in" fo:margin-bottom="0in" table:align="left" style:writing-mode="page"/>
    </style:style>
    <style:style style:name="Таблица1.A" style:family="table-column">
      <style:table-column-properties style:column-width="2.1632in"/>
    </style:style>
    <style:style style:name="Таблица1.C" style:family="table-column">
      <style:table-column-properties style:column-width="2.1701in"/>
    </style:style>
    <style:style style:name="Таблица1.1" style:family="table-row">
      <style:table-row-properties style:min-row-height="0.2188in" fo:keep-together="auto"/>
    </style:style>
    <style:style style:name="Таблица1.A1" style:family="table-cell">
      <style:table-cell-properties fo:padding-left="0.075in" fo:padding-right="0.075in" fo:padding-top="0in" fo:padding-bottom="0in" fo:border="none"/>
    </style:style>
    <style:style style:name="Таблица2" style:family="table">
      <style:table-properties style:width="6.4896in" fo:margin-left="-0.075in" fo:margin-top="0in" fo:margin-bottom="0in" table:align="left" style:writing-mode="page"/>
    </style:style>
    <style:style style:name="Таблица2.A" style:family="table-column">
      <style:table-column-properties style:column-width="2.1632in"/>
    </style:style>
    <style:style style:name="Таблица2.1" style:family="table-row">
      <style:table-row-properties style:min-row-height="0.2083in" fo:keep-together="auto"/>
    </style:style>
    <style:style style:name="Таблица2.A1" style:family="table-cell">
      <style:table-cell-properties fo:padding-left="0.075in" fo:padding-right="0.075in" fo:padding-top="0in" fo:padding-bottom="0in" fo:border="none"/>
    </style:style>
    <style:style style:name="Таблица3" style:family="table">
      <style:table-properties style:width="6.4896in" fo:margin-left="-0.075in" fo:margin-top="0in" fo:margin-bottom="0in" table:align="left" style:writing-mode="page"/>
    </style:style>
    <style:style style:name="Таблица3.A" style:family="table-column">
      <style:table-column-properties style:column-width="2.1632in"/>
    </style:style>
    <style:style style:name="Таблица3.1" style:family="table-row">
      <style:table-row-properties style:min-row-height="0.2083in" fo:keep-together="auto"/>
    </style:style>
    <style:style style:name="Таблица3.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MP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MP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MP4"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MP5" style:family="paragraph" style:parent-style-name="Header">
      <style:paragraph-properties fo:margin-left="-0.0799in" fo:margin-right="0in" fo:orphans="0" fo:widows="0" fo:text-indent="0in" style:auto-text-indent="false"/>
    </style:style>
    <style:style style:name="MP6" style:family="paragraph" style:parent-style-name="Header">
      <style:paragraph-properties fo:text-align="center" style:justify-single-word="false" fo:orphans="0" fo:widows="0"/>
    </style:style>
    <style:style style:name="MP7" style:family="paragraph" style:parent-style-name="Header">
      <style:paragraph-properties fo:margin-left="0in" fo:margin-right="-0.0799in" fo:text-align="end" style:justify-single-word="false" fo:orphans="0" fo:widows="0" fo:text-indent="0in" style:auto-text-indent="false"/>
    </style:style>
    <style:style style:name="MT1" style:family="text">
      <style:text-properties fo:color="#000000" loext:opacity="100%" style:font-name="Times New Roman1" fo:font-size="14pt" style:font-name-asian="Times New Roman2" style:font-size-asian="14pt" style:font-name-complex="Times New Roman2" style:font-size-complex="14pt"/>
    </style:style>
    <style:style style:name="MT2" style:family="text">
      <style:text-properties fo:text-transform="uppercase" fo:color="#000000" loext:opacity="100%" style:font-name="Times New Roman1" fo:font-size="14pt" style:font-name-asian="Times New Roman2" style:font-size-asian="14pt" style:font-name-complex="Times New Roman2" style:font-size-complex="14pt"/>
    </style:style>
    <style:page-layout style:name="Mpm1">
      <style:page-layout-properties fo:page-width="8.2701in" fo:page-height="11.6902in" style:num-format="1" style:print-orientation="portrait" fo:margin-top="0.7874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937in" fo:margin-left="0in" fo:margin-right="0in" fo:margin-top="0.3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MP1" loext:marker-style-name="MT1"/>
            </table:table-cell>
            <table:table-cell table:style-name="Таблица1.A1" office:value-type="string">
              <text:p text:style-name="MP2" loext:marker-style-name="MT1"/>
            </table:table-cell>
            <table:table-cell table:style-name="Таблица1.A1" office:value-type="string">
              <text:p text:style-name="MP3" loext:marker-style-name="MT2"><text:page-number text:select-page="current">36</text:page-number></text:p>
            </table:table-cell>
          </table:table-row>
        </table:table>
        <text:p text:style-name="MP4" loext:marker-style-name="MT1"/>
      </style:footer>
    </style:master-page>
    <style:master-page style:name="First_20_Page" style:display-name="First Page" style:page-layout-name="Mpm2" draw:style-name="Mdp1" style:next-style-name="Standard">
      <style:header>
        <table:table table:name="Таблица2" table:style-name="Таблица2">
          <table:table-column table:style-name="Таблица2.A" table:number-columns-repeated="3"/>
          <table:table-row table:style-name="Таблица2.1">
            <table:table-cell table:style-name="Таблица2.A1" office:value-type="string">
              <text:p text:style-name="MP5"/>
            </table:table-cell>
            <table:table-cell table:style-name="Таблица2.A1" office:value-type="string">
              <text:p text:style-name="MP6"/>
            </table:table-cell>
            <table:table-cell table:style-name="Таблица2.A1" office:value-type="string">
              <text:p text:style-name="MP7"/>
            </table:table-cell>
          </table:table-row>
        </table:table>
        <text:p text:style-name="Header"/>
      </style:header>
      <style:foot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5"/>
            </table:table-cell>
            <table:table-cell table:style-name="Таблица3.A1" office:value-type="string">
              <text:p text:style-name="MP6"/>
            </table:table-cell>
            <table:table-cell table:style-name="Таблица3.A1" office:value-type="string">
              <text:p text:style-name="MP7"/>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мидова Дарья Алексеевна</meta:initial-creator>
    <meta:editing-cycles>431</meta:editing-cycles>
    <meta:print-date>2023-10-05T09:04:00</meta:print-date>
    <meta:creation-date>2023-10-05T09:04:00</meta:creation-date>
    <dc:date>2023-12-02T11:45:54.404798749</dc:date>
    <meta:editing-duration>P1DT21H41M29S</meta:editing-duration>
    <meta:generator>LibreOffice/7.5.8.2$Linux_X86_64 LibreOffice_project/50$Build-2</meta:generator>
    <meta:document-statistic meta:table-count="3" meta:image-count="0" meta:object-count="0" meta:page-count="36" meta:paragraph-count="350" meta:word-count="7537" meta:character-count="60324" meta:non-whitespace-character-count="52591"/>
    <meta:user-defined meta:name="AppVersion">16.0000</meta:user-defined>
    <meta:template xlink:type="simple" xlink:actuate="onRequest" xlink:title="Normal.dotm" xlink:href=""/>
  </office:meta>
</office:document-meta>
</file>